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co21" style:family="table-column">
      <style:table-column-properties fo:break-before="auto" style:column-width="3.5228in"/>
    </style:style>
    <style:style style:name="co22" style:family="table-column">
      <style:table-column-properties fo:break-before="auto" style:column-width="2.6756in"/>
    </style:style>
    <style:style style:name="co23" style:family="table-column">
      <style:table-column-properties fo:break-before="auto" style:column-width="2.7638in"/>
    </style:style>
    <style:style style:name="co8" style:family="table-column">
      <style:table-column-properties fo:break-before="auto" style:column-width="0.8807in"/>
    </style:style>
    <style:style style:name="co24" style:family="table-column">
      <style:table-column-properties fo:break-before="auto" style:column-width="2.0591in"/>
    </style:style>
    <style:style style:name="co25" style:family="table-column">
      <style:table-column-properties fo:break-before="auto" style:column-width="2.072in"/>
    </style:style>
    <style:style style:name="co7" style:family="table-column">
      <style:table-column-properties fo:break-before="auto" style:column-width="2.3453in"/>
    </style:style>
    <style:style style:name="co9" style:family="table-column">
      <style:table-column-properties fo:break-before="auto" style:column-width="3.2701in"/>
    </style:style>
    <style:style style:name="co10" style:family="table-column">
      <style:table-column-properties fo:break-before="auto" style:column-width="3.3146in"/>
    </style:style>
    <style:style style:name="co11" style:family="table-column">
      <style:table-column-properties fo:break-before="auto" style:column-width="3.3693in"/>
    </style:style>
    <style:style style:name="co12" style:family="table-column">
      <style:table-column-properties fo:break-before="auto" style:column-width="2.7862in"/>
    </style:style>
    <style:style style:name="co13" style:family="table-column">
      <style:table-column-properties fo:break-before="auto" style:column-width="2.5764in"/>
    </style:style>
    <style:style style:name="co14" style:family="table-column">
      <style:table-column-properties fo:break-before="auto" style:column-width="2.5937in"/>
    </style:style>
    <style:style style:name="co15" style:family="table-column">
      <style:table-column-properties fo:break-before="auto" style:column-width="3.0866in"/>
    </style:style>
    <style:style style:name="co16" style:family="table-column">
      <style:table-column-properties fo:break-before="auto" style:column-width="3.1161in"/>
    </style:style>
    <style:style style:name="co17" style:family="table-column">
      <style:table-column-properties fo:break-before="auto" style:column-width="2.6319in"/>
    </style:style>
    <style:style style:name="co18" style:family="table-column">
      <style:table-column-properties fo:break-before="auto" style:column-width="2.4555in"/>
    </style:style>
    <style:style style:name="co19" style:family="table-column">
      <style:table-column-properties fo:break-before="auto" style:column-width="2.0811in"/>
    </style:style>
    <style:style style:name="co20" style:family="table-column">
      <style:table-column-properties fo:break-before="auto" style:column-width="2.1445in"/>
    </style:style>
    <style:style style:name="co26" style:family="table-column">
      <style:table-column-properties fo:break-before="auto" style:column-width="1.5854in"/>
    </style:style>
    <style:style style:name="co27" style:family="table-column">
      <style:table-column-properties fo:break-before="auto" style:column-width="1.6299in"/>
    </style:style>
    <style:style style:name="co28" style:family="table-column">
      <style:table-column-properties fo:break-before="auto" style:column-width="1.7618in"/>
    </style:style>
    <style:style style:name="co29" style:family="table-column">
      <style:table-column-properties fo:break-before="auto" style:column-width="1.6075in"/>
    </style:style>
    <style:style style:name="co30" style:family="table-column">
      <style:table-column-properties fo:break-before="auto" style:column-width="1.6957in"/>
    </style:style>
    <style:style style:name="co31" style:family="table-column">
      <style:table-column-properties fo:break-before="auto" style:column-width="2.6209in"/>
    </style:style>
    <style:style style:name="ro1" style:family="table-row">
      <style:table-row-properties style:row-height="0.2728in" fo:break-before="auto" style:use-optimal-row-height="true"/>
    </style:style>
    <style:style style:name="ro20" style:family="table-row">
      <style:table-row-properties style:row-height="1.8654in" fo:break-before="auto" style:use-optimal-row-height="true"/>
    </style:style>
    <style:style style:name="ro21" style:family="table-row">
      <style:table-row-properties style:row-height="1.5335in" fo:break-before="auto" style:use-optimal-row-height="true"/>
    </style:style>
    <style:style style:name="ro22" style:family="table-row">
      <style:table-row-properties style:row-height="3.0264in" fo:break-before="auto" style:use-optimal-row-height="true"/>
    </style:style>
    <style:style style:name="ro3" style:family="table-row">
      <style:table-row-properties style:row-height="0.2071in" fo:break-before="auto" style:use-optimal-row-height="true"/>
    </style:style>
    <style:style style:name="ro16" style:family="table-row">
      <style:table-row-properties style:row-height="1.202in" fo:break-before="auto" style:use-optimal-row-height="true"/>
    </style:style>
    <style:style style:name="ro12" style:family="table-row">
      <style:table-row-properties style:row-height="1.0362in" fo:break-before="auto" style:use-optimal-row-height="true"/>
    </style:style>
    <style:style style:name="ro23" style:family="table-row">
      <style:table-row-properties style:row-height="5.0161in" fo:break-before="auto" style:use-optimal-row-height="true"/>
    </style:style>
    <style:style style:name="ro24" style:family="table-row">
      <style:table-row-properties style:row-height="3.1925in" fo:break-before="auto" style:use-optimal-row-height="true"/>
    </style:style>
    <style:style style:name="ro25" style:family="table-row">
      <style:table-row-properties style:row-height="2.5283in" fo:break-before="auto" style:use-optimal-row-height="true"/>
    </style:style>
    <style:style style:name="ro8" style:family="table-row">
      <style:table-row-properties style:row-height="0.8701in" fo:break-before="auto" style:use-optimal-row-height="true"/>
    </style:style>
    <style:style style:name="ro19" style:family="table-row">
      <style:table-row-properties style:row-height="1.6992in" fo:break-before="auto" style:use-optimal-row-height="true"/>
    </style:style>
    <style:style style:name="ro26" style:family="table-row">
      <style:table-row-properties style:row-height="3.6898in" fo:break-before="auto" style:use-optimal-row-height="true"/>
    </style:style>
    <style:style style:name="ro14" style:family="table-row">
      <style:table-row-properties style:row-height="0.7043in" fo:break-before="auto" style:use-optimal-row-height="true"/>
    </style:style>
    <style:style style:name="ro27" style:family="table-row">
      <style:table-row-properties style:row-height="2.6945in" fo:break-before="auto" style:use-optimal-row-height="true"/>
    </style:style>
    <style:style style:name="ro18" style:family="table-row">
      <style:table-row-properties style:row-height="1.3681in" fo:break-before="auto" style:use-optimal-row-height="true"/>
    </style:style>
    <style:style style:name="ro4" style:family="table-row">
      <style:table-row-properties style:row-height="0.539in" fo:break-before="auto" style:use-optimal-row-height="true"/>
    </style:style>
    <style:style style:name="ro28" style:family="table-row">
      <style:table-row-properties style:row-height="3.3575in" fo:break-before="auto" style:use-optimal-row-height="true"/>
    </style:style>
    <style:style style:name="ro29" style:family="table-row">
      <style:table-row-properties style:row-height="2.3626in" fo:break-before="auto" style:use-optimal-row-height="true"/>
    </style:style>
    <style:style style:name="ro5" style:family="table-row">
      <style:table-row-properties style:row-height="0.2063in" fo:break-before="auto" style:use-optimal-row-height="true"/>
    </style:style>
    <style:style style:name="ro32" style:family="table-row">
      <style:table-row-properties style:row-height="0.2756in" fo:break-before="auto" style:use-optimal-row-height="true"/>
    </style:style>
    <style:style style:name="ro33" style:family="table-row">
      <style:table-row-properties style:row-height="0.3728in" fo:break-before="auto" style:use-optimal-row-height="true"/>
    </style:style>
    <style:style style:name="ro34" style:family="table-row">
      <style:table-row-properties style:row-height="0.3555in" fo:break-before="auto" style:use-optimal-row-height="true"/>
    </style:style>
    <style:style style:name="ro35" style:family="table-row">
      <style:table-row-properties style:row-height="0.8098in" fo:break-before="auto" style:use-optimal-row-height="true"/>
    </style:style>
    <style:style style:name="ro36" style:family="table-row">
      <style:table-row-properties style:row-height="1.4154in" fo:break-before="auto" style:use-optimal-row-height="true"/>
    </style:style>
    <style:style style:name="ro37" style:family="table-row">
      <style:table-row-properties style:row-height="1.1126in" fo:break-before="auto" style:use-optimal-row-height="true"/>
    </style:style>
    <style:style style:name="ro38" style:family="table-row">
      <style:table-row-properties style:row-height="0.961in" fo:break-before="auto" style:use-optimal-row-height="true"/>
    </style:style>
    <style:style style:name="ro39" style:family="table-row">
      <style:table-row-properties style:row-height="0.5071in" fo:break-before="auto" style:use-optimal-row-height="true"/>
    </style:style>
    <style:style style:name="ro40" style:family="table-row">
      <style:table-row-properties style:row-height="0.2043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5665in" fo:break-before="auto" style:use-optimal-row-height="true"/>
    </style:style>
    <style:style style:name="ro43" style:family="table-row">
      <style:table-row-properties style:row-height="1.7181in" fo:break-before="auto" style:use-optimal-row-height="true"/>
    </style:style>
    <style:style style:name="ro44" style:family="table-row">
      <style:table-row-properties style:row-height="0.6583in" fo:break-before="auto" style:use-optimal-row-height="true"/>
    </style:style>
    <style:style style:name="ro45" style:family="table-row">
      <style:table-row-properties style:row-height="0.1957in" fo:break-before="auto" style:use-optimal-row-height="true"/>
    </style:style>
    <style:style style:name="ta3" style:family="table" style:master-page-name="PageStyle_5f_SUGGESTIONS">
      <style:table-properties table:display="true" style:writing-mode="lr-tb"/>
    </style:style>
    <style:style style:name="ta2" style:family="table" style:master-page-name="PageStyle_5f_NAMES">
      <style:table-properties table:display="true" style:writing-mode="lr-tb"/>
    </style:style>
    <style:style style:name="ta4" style:family="table" style:master-page-name="PageStyle_5f_DESCRIPTIONS">
      <style:table-properties table:display="true" style:writing-mode="lr-tb"/>
    </style:style>
    <style:style style:name="ce53"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54"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automatic" style:vertical-justify="auto"/>
      <style:paragraph-properties css3t:text-justify="auto" fo:margin-left="0in" style:writing-mode="page"/>
      <style:text-properties style:text-position=""/>
      <style:map style:condition="cell-content()=&quot;&quot;" style:apply-style-name="Excel_5f_CondFormat_5f_3_5f_1_5f_1" style:base-cell-address="SUGGESTIONS.A1"/>
    </style:style>
    <style:style style:name="ce55"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automatic" style:vertical-justify="auto"/>
      <style:paragraph-properties css3t:text-justify="auto" fo:margin-left="0in" style:writing-mode="page"/>
      <style:text-properties style:text-position=""/>
      <style:map style:condition="cell-content()=&quot;&quot;" style:apply-style-name="Excel_5f_CondFormat_5f_3_5f_1_5f_1" style:base-cell-address="SUGGESTIONS.A1"/>
    </style:style>
    <style:style style:name="ce5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automatic" style:vertical-justify="auto"/>
      <style:paragraph-properties css3t:text-justify="auto" fo:margin-left="0in" style:writing-mode="page"/>
      <style:text-properties style:text-position=""/>
    </style:style>
    <style:style style:name="ce57"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58" style:family="table-cell" style:parent-style-name="Default"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text-position=""/>
      <style:map style:condition="cell-content()=&quot;&quot;" style:apply-style-name="Excel_5f_CondFormat_5f_3_5f_1_5f_1" style:base-cell-address="SUGGESTIONS.A1"/>
    </style:style>
    <style:style style:name="ce5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text-position=""/>
      <style:map style:condition="cell-content()=&quot;&quot;" style:apply-style-name="Excel_5f_CondFormat_5f_3_5f_1_5f_1" style:base-cell-address="SUGGESTIONS.A1"/>
    </style:style>
    <style:style style:name="ce60"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61" style:family="table-cell" style:parent-style-name="Default"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62"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63"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text-position=""/>
    </style:style>
    <style:style style:name="ce64"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text-position=""/>
      <style:map style:condition="cell-content()=&quot;&quot;" style:apply-style-name="Excel_5f_CondFormat_5f_3_5f_1_5f_1" style:base-cell-address="SUGGESTIONS.A1"/>
    </style:style>
    <style:style style:name="ce65"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339966"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66"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text-position=""/>
      <style:map style:condition="cell-content()=&quot;&quot;" style:apply-style-name="Excel_5f_CondFormat_5f_3_5f_2_5f_1" style:base-cell-address="SUGGESTIONS.G2"/>
    </style:style>
    <style:style style:name="ce67"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text-position=""/>
      <style:map style:condition="cell-content()=&quot;&quot;" style:apply-style-name="Excel_5f_CondFormat_5f_3_5f_1_5f_1" style:base-cell-address="SUGGESTIONS.A1"/>
    </style:style>
    <style:style style:name="ce68"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text-position=""/>
      <style:map style:condition="cell-content()=&quot;&quot;" style:apply-style-name="Excel_5f_CondFormat_5f_3_5f_2_5f_1" style:base-cell-address="SUGGESTIONS.G2"/>
    </style:style>
    <style:style style:name="ce69"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0"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text-position=""/>
    </style:style>
    <style:style style:name="ce19"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2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automatic" style:vertical-justify="auto"/>
      <style:paragraph-properties css3t:text-justify="auto" fo:margin-left="0in" style:writing-mode="page"/>
      <style:map style:condition="cell-content()=&quot;&quot;" style:apply-style-name="Excel_5f_CondFormat_5f_1_5f_1_5f_1" style:base-cell-address="NAMES.A1"/>
    </style:style>
    <style:style style:name="ce21"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automatic" style:vertical-justify="auto"/>
      <style:paragraph-properties css3t:text-justify="auto" fo:margin-left="0in" style:writing-mode="page"/>
      <style:map style:condition="cell-content()=&quot;&quot;" style:apply-style-name="Excel_5f_CondFormat_5f_1_5f_1_5f_1" style:base-cell-address="NAMES.A1"/>
    </style:style>
    <style:style style:name="ce22" style:family="table-cell" style:parent-style-name="Default">
      <style:table-cell-properties fo:border-bottom="none" style:diagonal-bl-tr="none" style:diagonal-tl-br="none" fo:background-color="transparent" fo:border-left="none" fo:padding="0.028in" fo:border-right="0.31pt solid #000000" style:rotation-align="none" fo:border-top="none"/>
      <style:map style:condition="cell-content()=&quot;&quot;" style:apply-style-name="Excel_5f_CondFormat_5f_1_5f_1_5f_1" style:base-cell-address="NAMES.A1"/>
    </style:style>
    <style:style style:name="ce23" style:family="table-cell" style:parent-style-name="Default">
      <style:table-cell-properties fo:border-bottom="none" style:diagonal-bl-tr="none" style:diagonal-tl-br="none" fo:background-color="transparent" fo:border-left="none" fo:padding="0.028in" fo:border-right="0.31pt solid #000000" style:rotation-align="none" fo:border-top="none"/>
    </style:style>
    <style:style style:name="ce24"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25"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map style:condition="cell-content()=&quot;&quot;" style:apply-style-name="Excel_5f_CondFormat_5f_1_5f_1_5f_1" style:base-cell-address="NAMES.A1"/>
    </style:style>
    <style:style style:name="ce26" style:family="table-cell" style:parent-style-name="Default">
      <style:table-cell-properties fo:background-color="transparent" fo:padding="0.028in"/>
      <style:map style:condition="cell-content()=&quot;&quot;" style:apply-style-name="Excel_5f_CondFormat_5f_1_5f_1_5f_1" style:base-cell-address="NAMES.A1"/>
    </style:style>
    <style:style style:name="ce27"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28"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29" style:family="table-cell" style:parent-style-name="Default">
      <style:table-cell-properties style:diagonal-bl-tr="none" style:diagonal-tl-br="none" fo:background-color="transparent" fo:border="none" fo:padding="0.028in" style:rotation-align="none"/>
      <style:map style:condition="cell-content()=&quot;&quot;" style:apply-style-name="Excel_5f_CondFormat_5f_1_5f_1_5f_1" style:base-cell-address="NAMES.A1"/>
    </style:style>
    <style:style style:name="ce30" style:family="table-cell" style:parent-style-name="Default">
      <style:table-cell-properties fo:border-bottom="none" style:diagonal-bl-tr="none" style:diagonal-tl-br="none" fo:background-color="transparent" fo:border-left="0.91pt solid #000000" fo:padding="0.028in" fo:border-right="none" style:rotation-align="none" fo:border-top="none"/>
      <style:map style:condition="cell-content()=&quot;&quot;" style:apply-style-name="Excel_5f_CondFormat_5f_1_5f_1_5f_1" style:base-cell-address="NAMES.A1"/>
    </style:style>
    <style:style style:name="ce31" style:family="table-cell" style:parent-style-name="Default">
      <style:table-cell-properties fo:background-color="transparent" fo:padding="0.028in"/>
    </style:style>
    <style:style style:name="ce32"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map style:condition="cell-content()=&quot;&quot;" style:apply-style-name="Excel_5f_CondFormat_5f_1_5f_1_5f_1" style:base-cell-address="NAMES.A1"/>
    </style:style>
    <style:style style:name="ce33"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34"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dd0806"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35"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1fb714"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36"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3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map style:condition="cell-content()=&quot;&quot;" style:apply-style-name="Excel_5f_CondFormat_5f_1_5f_1_5f_1" style:base-cell-address="NAMES.A1"/>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40" style:family="table-cell" style:parent-style-name="Default">
      <style:table-cell-properties fo:background-color="#ffff00" fo:padding="0.028in"/>
      <style:map style:condition="cell-content()=&quot;&quot;" style:apply-style-name="Excel_5f_CondFormat_5f_1_5f_1_5f_1" style:base-cell-address="NAMES.A1"/>
    </style:style>
    <style:style style:name="ce41" style:family="table-cell" style:parent-style-name="Default">
      <style:table-cell-properties fo:border-bottom="0.91pt solid #000000" fo:background-color="#ffff00" style:diagonal-bl-tr="none" style:diagonal-tl-br="none" fo:border-left="none" fo:padding="0.028in" fo:border-right="none" style:rotation-align="none" fo:border-top="none"/>
      <style:map style:condition="cell-content()=&quot;&quot;" style:apply-style-name="Excel_5f_CondFormat_5f_1_5f_1_5f_1" style:base-cell-address="NAMES.A1"/>
    </style:style>
    <style:style style:name="ce42"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2_5f_1" style:base-cell-address="NAMES.G2"/>
    </style:style>
    <style:style style:name="ce43" style:family="table-cell" style:parent-style-name="Default">
      <style:table-cell-properties fo:background-color="transparent" fo:padding="0.028in"/>
      <style:map style:condition="cell-content()=&quot;&quot;" style:apply-style-name="Excel_5f_CondFormat_5f_1_5f_2_5f_1" style:base-cell-address="NAMES.G2"/>
    </style:style>
    <style:style style:name="ce44"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2_5f_1" style:base-cell-address="NAMES.G2"/>
    </style:style>
    <style:style style:name="ce45" style:family="table-cell" style:parent-style-name="Default">
      <style:table-cell-properties fo:border-bottom="0.91pt solid #000000" style:diagonal-bl-tr="none" style:diagonal-tl-br="none" fo:background-color="transparent" fo:border-left="none" fo:padding="0.028in" fo:border-right="none" style:rotation-align="none" fo:border-top="none"/>
      <style:map style:condition="cell-content()=&quot;&quot;" style:apply-style-name="Excel_5f_CondFormat_5f_1_5f_1_5f_1" style:base-cell-address="NAMES.A1"/>
    </style:style>
    <style:style style:name="ce46"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7" style:family="table-cell" style:parent-style-name="Default">
      <style:table-cell-properties fo:border-bottom="0.91pt solid #000000" style:diagonal-bl-tr="none" style:diagonal-tl-br="none" fo:background-color="transparent" fo:border-left="none" fo:padding="0.028in" fo:border-right="none" style:rotation-align="none" fo:border-top="none"/>
    </style:style>
    <style:style style:name="ce48"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4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automatic" style:vertical-justify="auto"/>
      <style:paragraph-properties css3t:text-justify="auto" fo:margin-left="0in" style:writing-mode="page"/>
      <style:map style:condition="cell-content()=&quot;&quot;" style:apply-style-name="Excel_5f_CondFormat_5f_2_5f_1_5f_1" style:base-cell-address="DESCRIPTIONS.A1"/>
    </style:style>
    <style:style style:name="ce50"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automatic" style:vertical-justify="auto"/>
      <style:paragraph-properties css3t:text-justify="auto" fo:margin-left="0in" style:writing-mode="page"/>
      <style:map style:condition="cell-content()=&quot;&quot;" style:apply-style-name="Excel_5f_CondFormat_5f_2_5f_1_5f_1" style:base-cell-address="DESCRIPTIONS.A1"/>
    </style:style>
    <style:style style:name="ce51" style:family="table-cell" style:parent-style-name="Default">
      <style:table-cell-properties fo:border-bottom="none" style:diagonal-bl-tr="none" style:diagonal-tl-br="none" fo:background-color="transparent" fo:border-left="none" fo:padding="0.028in" fo:border-right="0.31pt solid #000000" style:rotation-align="none" fo:border-top="none"/>
      <style:map style:condition="cell-content()=&quot;&quot;" style:apply-style-name="Excel_5f_CondFormat_5f_2_5f_1_5f_1" style:base-cell-address="DESCRIPTIONS.A1"/>
    </style:style>
    <style:style style:name="ce52"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71"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map style:condition="cell-content()=&quot;&quot;" style:apply-style-name="Excel_5f_CondFormat_5f_2_5f_1_5f_1" style:base-cell-address="DESCRIPTIONS.A1"/>
    </style:style>
    <style:style style:name="ce72"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73"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2_5f_1_5f_1" style:base-cell-address="DESCRIPTIONS.A1"/>
    </style:style>
    <style:style style:name="ce74"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75" style:family="table-cell" style:parent-style-name="Default">
      <style:table-cell-properties fo:background-color="transparent" fo:padding="0.028in"/>
      <style:map style:condition="cell-content()=&quot;&quot;" style:apply-style-name="Excel_5f_CondFormat_5f_2_5f_1_5f_1" style:base-cell-address="DESCRIPTIONS.A1"/>
    </style:style>
    <style:style style:name="ce76"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map style:condition="cell-content()=&quot;&quot;" style:apply-style-name="Excel_5f_CondFormat_5f_2_5f_1_5f_1" style:base-cell-address="DESCRIPTIONS.A1"/>
    </style:style>
    <style:style style:name="ce77"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1fb714"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2_5f_1_5f_1" style:base-cell-address="DESCRIPTIONS.A1"/>
    </style:style>
    <style:style style:name="ce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map style:condition="cell-content()=&quot;&quot;" style:apply-style-name="Excel_5f_CondFormat_5f_2_5f_1_5f_1" style:base-cell-address="DESCRIPTIONS.A1"/>
    </style:style>
    <style:style style:name="ce79"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none" style:rotation-angle="0" style:rotation-align="none" style:shrink-to-fit="false" fo:border-top="0.91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80" style:family="table-cell" style:parent-style-name="Default">
      <style:table-cell-properties style:glyph-orientation-vertical="0" fo:background-color="#ffff0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map style:condition="cell-content()=&quot;&quot;" style:apply-style-name="Excel_5f_CondFormat_5f_2_5f_1_5f_1" style:base-cell-address="DESCRIPTIONS.A1"/>
    </style:style>
    <style:style style:name="ce81"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map style:condition="cell-content()=&quot;&quot;" style:apply-style-name="Excel_5f_CondFormat_5f_2_5f_2_5f_1" style:base-cell-address="DESCRIPTIONS.G2"/>
    </style:style>
    <style:style style:name="ce82"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28in" fo:border-right="none" style:rotation-angle="0" style:rotation-align="none" style:shrink-to-fit="false" fo:border-top="0.91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84"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28in" fo:border-right="none" style:rotation-angle="0" style:rotation-align="none" style:shrink-to-fit="false" fo:border-top="0.91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85" style:family="table-cell" style:parent-style-name="Default">
      <style:table-cell-properties fo:border-bottom="0.91pt solid #000000" style:diagonal-bl-tr="none" style:diagonal-tl-br="none" fo:background-color="transparent" fo:border-left="none" fo:padding="0.028in" fo:border-right="none" style:rotation-align="none" fo:border-top="none"/>
      <style:map style:condition="cell-content()=&quot;&quot;" style:apply-style-name="Excel_5f_CondFormat_5f_2_5f_1_5f_1" style:base-cell-address="DESCRIPTIONS.A1"/>
    </style:style>
    <style:style style:name="ce86"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87"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fo:text-align="start" style:text-autospace="none" style:line-break="normal" style:writing-mode="page"/>
      <style:text-properties style:text-outline="false" style:text-line-through-style="none" style:font-name="Arial1" fo:font-size="10pt" fo:language="nl" fo:country="BE"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fo:color="#33996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fo:color="#dd080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5" style:family="text">
      <style:text-properties style:text-outline="false" style:text-line-through-style="none" style:font-name="Arial1" fo:font-size="10pt" fo:language="nl" fo:country="BE"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NAMES" table:style-name="ta2">
        <office:forms form:automatic-focus="false" form:apply-design-mode="false"/>
        <table:table-column table:style-name="co7" table:default-cell-style-name="ce23"/>
        <table:table-column table:style-name="co9" table:default-cell-style-name="ce31"/>
        <table:table-column table:style-name="co10" table:default-cell-style-name="ce31"/>
        <table:table-column table:style-name="co11" table:default-cell-style-name="ce31"/>
        <table:table-column table:style-name="co12" table:default-cell-style-name="ce31"/>
        <table:table-column table:style-name="co13" table:default-cell-style-name="ce31"/>
        <table:table-column table:style-name="co14" table:default-cell-style-name="ce31"/>
        <table:table-column table:style-name="co8" table:number-columns-repeated="250" table:default-cell-style-name="ce31"/>
        <table:table-column table:style-name="co8" table:number-columns-repeated="767" table:default-cell-style-name="Default"/>
        <table:table-row table:style-name="ro32">
          <table:table-cell table:style-name="ce19" office:value-type="string">
            <text:p>id</text:p>
          </table:table-cell>
          <table:table-cell table:style-name="ce24" office:value-type="string">
            <text:p>en</text:p>
          </table:table-cell>
          <table:table-cell table:style-name="ce24" office:value-type="string">
            <text:p>es</text:p>
          </table:table-cell>
          <table:table-cell table:style-name="ce24" office:value-type="string">
            <text:p>nl</text:p>
          </table:table-cell>
          <table:table-cell table:style-name="ce36" office:value-type="string">
            <text:p>fr</text:p>
          </table:table-cell>
          <table:table-cell table:style-name="ce36" office:value-type="string">
            <text:p>el</text:p>
          </table:table-cell>
          <table:table-cell table:style-name="ce36" office:value-type="string">
            <text:p>gl</text:p>
          </table:table-cell>
          <table:table-cell table:style-name="ce36" office:value-type="string">
            <text:p>de</text:p>
          </table:table-cell>
          <table:table-cell table:style-name="ce36" table:number-columns-repeated="248"/>
          <table:table-cell table:style-name="ce46" table:number-columns-repeated="768"/>
        </table:table-row>
        <table:table-row table:style-name="ro33">
          <table:table-cell table:style-name="ce20" office:value-type="string">
            <text:p>name_E_ManyTitles</text:p>
          </table:table-cell>
          <table:table-cell table:style-name="ce25" office:value-type="string">
            <text:p>Multiple Title styles</text:p>
          </table:table-cell>
          <table:table-cell table:style-name="ce25" office:value-type="string">
            <text:p>Estilos múltiples de Título </text:p>
          </table:table-cell>
          <table:table-cell table:style-name="ce33" office:value-type="string">
            <text:p>Meerdere alinea's met opmaakprofiel "Titel"</text:p>
          </table:table-cell>
          <table:table-cell table:style-name="ce37" office:value-type="string">
            <text:p>Plusieurs paragraphes avec le style "Titre principal"</text:p>
          </table:table-cell>
          <table:table-cell table:style-name="ce38" office:value-type="string">
            <text:p>Πολλαπλά στυλ τίτλου</text:p>
          </table:table-cell>
          <table:table-cell table:style-name="ce42" office:value-type="string">
            <text:p>Múltiples estilos de título</text:p>
          </table:table-cell>
          <table:table-cell table:style-name="ce26" table:number-columns-repeated="249"/>
          <table:table-cell table:number-columns-repeated="768"/>
        </table:table-row>
        <table:table-row table:style-name="ro33">
          <table:table-cell table:style-name="ce20" office:value-type="string">
            <text:p>name_E_EmptyTitle</text:p>
          </table:table-cell>
          <table:table-cell table:style-name="ce25" office:value-type="string">
            <text:p>Empty Title style</text:p>
          </table:table-cell>
          <table:table-cell table:style-name="ce25" office:value-type="string">
            <text:p>Estilo vacío de Título</text:p>
          </table:table-cell>
          <table:table-cell table:style-name="ce34" office:value-type="string">
            <text:p>Lege alinea met opmaakprofiel "Titel"</text:p>
          </table:table-cell>
          <table:table-cell table:style-name="ce38" office:value-type="string">
            <text:p>Paragraphe vide avec le style "Titre principal"</text:p>
          </table:table-cell>
          <table:table-cell table:style-name="ce38" office:value-type="string">
            <text:p>Κενός τίτλος</text:p>
          </table:table-cell>
          <table:table-cell table:style-name="ce42" office:value-type="string">
            <text:p>Estilo de título baleiro</text:p>
          </table:table-cell>
          <table:table-cell table:style-name="ce26" table:number-columns-repeated="249"/>
          <table:table-cell table:number-columns-repeated="768"/>
        </table:table-row>
        <table:table-row table:style-name="ro3">
          <table:table-cell table:style-name="ce20" office:value-type="string">
            <text:p>name_E_EmptyHeading</text:p>
          </table:table-cell>
          <table:table-cell table:style-name="ce25" office:value-type="string">
            <text:p>Empty heading</text:p>
          </table:table-cell>
          <table:table-cell table:style-name="ce25" office:value-type="string">
            <text:p>Encabezado vacío</text:p>
          </table:table-cell>
          <table:table-cell table:style-name="ce25" office:value-type="string">
            <text:p>Lege kop</text:p>
          </table:table-cell>
          <table:table-cell table:style-name="ce38" office:value-type="string">
            <text:p>Titre vide</text:p>
          </table:table-cell>
          <table:table-cell table:style-name="ce38" office:value-type="string">
            <text:p>Κενή επικεφαλίδα</text:p>
          </table:table-cell>
          <table:table-cell table:style-name="ce42" office:value-type="string">
            <text:p>Cabeceira baleira</text:p>
          </table:table-cell>
          <table:table-cell table:style-name="ce26" table:number-columns-repeated="249"/>
          <table:table-cell table:number-columns-repeated="768"/>
        </table:table-row>
        <table:table-row table:style-name="ro3">
          <table:table-cell table:style-name="ce20" office:value-type="string">
            <text:p>name_E_HeadingSkip</text:p>
          </table:table-cell>
          <table:table-cell table:style-name="ce25" office:value-type="string">
            <text:p>Incorrectly ordered headings</text:p>
          </table:table-cell>
          <table:table-cell table:style-name="ce25" office:value-type="string">
            <text:p>Encabezados ordenados de forma incorrecta</text:p>
          </table:table-cell>
          <table:table-cell table:style-name="ce25" office:value-type="string">
            <text:p>Koppen in onjuiste volgorde</text:p>
          </table:table-cell>
          <table:table-cell table:style-name="ce26"/>
          <table:table-cell table:style-name="ce38" office:value-type="string">
            <text:p>Λανθασμένη σειρά επικεφαλίδων</text:p>
          </table:table-cell>
          <table:table-cell table:style-name="ce42" office:value-type="string">
            <text:p>Cabeceiras incorrectamente ordenadas</text:p>
          </table:table-cell>
          <table:table-cell table:style-name="ce26" table:number-columns-repeated="249"/>
          <table:table-cell table:number-columns-repeated="768"/>
        </table:table-row>
        <table:table-row table:style-name="ro3">
          <table:table-cell table:style-name="ce20" office:value-type="string">
            <text:p>name_E_HeadingInFrame</text:p>
          </table:table-cell>
          <table:table-cell table:style-name="ce25" office:value-type="string">
            <text:p>Heading inside a frame</text:p>
          </table:table-cell>
          <table:table-cell table:style-name="ce25" office:value-type="string">
            <text:p>Encabezado dentro de un marco</text:p>
          </table:table-cell>
          <table:table-cell table:style-name="ce25" office:value-type="string">
            <text:p>Kop in een frame</text:p>
          </table:table-cell>
          <table:table-cell table:style-name="ce38" office:value-type="string">
            <text:p>Titre dans un cadre de texte</text:p>
          </table:table-cell>
          <table:table-cell table:style-name="ce38" office:value-type="string">
            <text:p>Επικεφαλίδα μέσα σε πλαίσιο</text:p>
          </table:table-cell>
          <table:table-cell table:style-name="ce42" office:value-type="string">
            <text:p>Cabeceira dentro dun marco</text:p>
          </table:table-cell>
          <table:table-cell table:style-name="ce26" table:number-columns-repeated="249"/>
          <table:table-cell table:number-columns-repeated="768"/>
        </table:table-row>
        <table:table-row table:style-name="ro3">
          <table:table-cell table:style-name="ce20" office:value-type="string">
            <text:p>name_E_HeadingInSection</text:p>
          </table:table-cell>
          <table:table-cell table:style-name="ce25" office:value-type="string">
            <text:p>Heading inside a section</text:p>
          </table:table-cell>
          <table:table-cell table:style-name="ce25" office:value-type="string">
            <text:p>Encabezado dentro de una sección</text:p>
          </table:table-cell>
          <table:table-cell table:style-name="ce25" office:value-type="string">
            <text:p>Kop in een sectie</text:p>
          </table:table-cell>
          <table:table-cell table:style-name="ce38" office:value-type="string">
            <text:p>Titre dans une section</text:p>
          </table:table-cell>
          <table:table-cell table:style-name="ce26" office:value-type="string">
            <text:p>Επικεφαλίδα μέσα σε περιοχή</text:p>
          </table:table-cell>
          <table:table-cell table:style-name="ce42" office:value-type="string">
            <text:p>Cabeceira dentro dunha sección</text:p>
          </table:table-cell>
          <table:table-cell table:style-name="ce26" table:number-columns-repeated="249"/>
          <table:table-cell table:number-columns-repeated="768"/>
        </table:table-row>
        <table:table-row table:style-name="ro3">
          <table:table-cell table:style-name="ce20" office:value-type="string">
            <text:p>name_E_NoLanguage</text:p>
          </table:table-cell>
          <table:table-cell table:style-name="ce26" office:value-type="string">
            <text:p>Language of words = None</text:p>
          </table:table-cell>
          <table:table-cell table:style-name="ce27" office:value-type="string">
            <text:p>Lenguaje de texto = Ninguno</text:p>
          </table:table-cell>
          <table:table-cell table:style-name="ce26" office:value-type="string">
            <text:p>Taal van woorden = Geen</text:p>
          </table:table-cell>
          <table:table-cell table:style-name="ce39" office:value-type="string">
            <text:p>Langue du texte = Aucun(e)</text:p>
          </table:table-cell>
          <table:table-cell table:style-name="ce38" office:value-type="string">
            <text:p>Γλώσσα λέξεων = Καμία</text:p>
          </table:table-cell>
          <table:table-cell table:style-name="ce43" office:value-type="string">
            <text:p>Idioma de palabras = Ningún</text:p>
          </table:table-cell>
          <table:table-cell table:style-name="ce26" table:number-columns-repeated="249"/>
          <table:table-cell table:number-columns-repeated="768"/>
        </table:table-row>
        <table:table-row table:style-name="ro33">
          <table:table-cell table:style-name="ce20" office:value-type="string">
            <text:p>name_E_NoDefaultLanguage</text:p>
          </table:table-cell>
          <table:table-cell table:style-name="ce25" office:value-type="string">
            <text:p>Document has no default language</text:p>
          </table:table-cell>
          <table:table-cell table:style-name="ce25" office:value-type="string">
            <text:p>El documento no tiene lenguaje por defecto</text:p>
          </table:table-cell>
          <table:table-cell table:style-name="ce25" office:value-type="string">
            <text:p>Document heeft geen standaardtaal</text:p>
          </table:table-cell>
          <table:table-cell table:style-name="ce38" office:value-type="string">
            <text:p>Langue du document pas indiqué</text:p>
          </table:table-cell>
          <table:table-cell table:style-name="ce38" office:value-type="string">
            <text:p>Το κείμενο δεν έχει επιλεγμένη γλώσσα</text:p>
          </table:table-cell>
          <table:table-cell table:style-name="ce42" office:value-type="string">
            <text:p>O documento non ten idioma predeterminado</text:p>
          </table:table-cell>
          <table:table-cell table:style-name="ce26" table:number-columns-repeated="249"/>
          <table:table-cell table:number-columns-repeated="768"/>
        </table:table-row>
        <table:table-row table:style-name="ro3">
          <table:table-cell table:style-name="ce20" office:value-type="string">
            <text:p>name_E_NoHyperlinkLanguage</text:p>
          </table:table-cell>
          <table:table-cell table:style-name="ce26" office:value-type="string">
            <text:p>Hyperlink language = None</text:p>
          </table:table-cell>
          <table:table-cell table:style-name="ce26" office:value-type="string">
            <text:p>Lenguaje de un hiperenlace = Ninguno</text:p>
          </table:table-cell>
          <table:table-cell table:style-name="ce26" office:value-type="string">
            <text:p>Taal van hyperlink = Geen</text:p>
          </table:table-cell>
          <table:table-cell table:style-name="ce26" office:value-type="string">
            <text:p>Langue d'un hyperlien = Aucun(e)</text:p>
          </table:table-cell>
          <table:table-cell table:style-name="ce38" office:value-type="string">
            <text:p>Γλώσσα διασύνδεσης = Καμία</text:p>
          </table:table-cell>
          <table:table-cell table:style-name="ce43" office:value-type="string">
            <text:p>Idioma da ligazón = Ningún</text:p>
          </table:table-cell>
          <table:table-cell table:style-name="ce26" table:number-columns-repeated="249"/>
          <table:table-cell table:number-columns-repeated="768"/>
        </table:table-row>
        <table:table-row table:style-name="ro33">
          <table:table-cell table:style-name="ce20" office:value-type="string">
            <text:p>name_E_UnsupportedImageFormat</text:p>
          </table:table-cell>
          <table:table-cell table:style-name="ce25" office:value-type="string">
            <text:p>Image format not supported by DAISY</text:p>
          </table:table-cell>
          <table:table-cell table:style-name="ce25" office:value-type="string">
            <text:p>El formato de imagen no es compatible con DAISY</text:p>
          </table:table-cell>
          <table:table-cell table:style-name="ce25" office:value-type="string">
            <text:p>Afbeeldingsformaat niet ondersteund door DAISY</text:p>
          </table:table-cell>
          <table:table-cell table:style-name="ce38" office:value-type="string">
            <text:p>Format d'image pas supporté par DAISY</text:p>
          </table:table-cell>
          <table:table-cell table:style-name="ce38" office:value-type="string">
            <text:p>Η μορφοποίηση της εικόνας δεν υποστηρίζεται απο DAISY.</text:p>
          </table:table-cell>
          <table:table-cell table:style-name="ce42" office:value-type="string">
            <text:p>O formato da imaxe non é compatíbel con DAISY</text:p>
          </table:table-cell>
          <table:table-cell table:style-name="ce26" table:number-columns-repeated="249"/>
          <table:table-cell table:number-columns-repeated="768"/>
        </table:table-row>
        <table:table-row table:style-name="ro33">
          <table:table-cell table:style-name="ce20" office:value-type="string">
            <text:p>name_E_ImageAnchorFloat</text:p>
          </table:table-cell>
          <table:table-cell table:style-name="ce25" office:value-type="string">
            <text:p>Image is not anchored “As character”</text:p>
          </table:table-cell>
          <table:table-cell table:style-name="ce25" office:value-type="string">
            <text:p>La imagen no está anclada "Como carácter"</text:p>
          </table:table-cell>
          <table:table-cell table:style-name="ce25" office:value-type="string">
            <text:p>Afbeelding niet verankerd "Als teken"</text:p>
          </table:table-cell>
          <table:table-cell table:style-name="ce39" office:value-type="string">
            <text:p>Image n'est pas ancrée "Comme caractère"</text:p>
          </table:table-cell>
          <table:table-cell table:style-name="ce38" office:value-type="string">
            <text:p>Η εικόνα δεν ενσωματώνεται στο κείμενο σαν ένας ακόμα χαρακτήρας</text:p>
          </table:table-cell>
          <table:table-cell table:style-name="ce42" office:value-type="string">
            <text:p>A imaxe non está acorada “Como carácter”</text:p>
          </table:table-cell>
          <table:table-cell table:style-name="ce26" table:number-columns-repeated="249"/>
          <table:table-cell table:number-columns-repeated="768"/>
        </table:table-row>
        <table:table-row table:style-name="ro33">
          <table:table-cell table:style-name="ce20" office:value-type="string">
            <text:p>name_A_NoTitle</text:p>
          </table:table-cell>
          <table:table-cell table:style-name="ce25" office:value-type="string">
            <text:p>Missing title</text:p>
          </table:table-cell>
          <table:table-cell table:style-name="ce25" office:value-type="string">
            <text:p>Ningún título</text:p>
          </table:table-cell>
          <table:table-cell table:style-name="ce33" office:value-type="string">
            <text:p>Geen alinea met opmaakprofiel "Titel"</text:p>
          </table:table-cell>
          <table:table-cell table:style-name="ce38" office:value-type="string">
            <text:p>Pas de paragraphe avec le style "Titre principal"</text:p>
          </table:table-cell>
          <table:table-cell table:style-name="ce38" office:value-type="string">
            <text:p>Απουσία τίτλου</text:p>
          </table:table-cell>
          <table:table-cell table:style-name="ce42" office:value-type="string">
            <text:p>Título desaparecido</text:p>
          </table:table-cell>
          <table:table-cell table:style-name="ce26" table:number-columns-repeated="249"/>
          <table:table-cell table:number-columns-repeated="768"/>
        </table:table-row>
        <table:table-row table:style-name="ro3">
          <table:table-cell table:style-name="ce20" office:value-type="string">
            <text:p>name_A_NoHeadings</text:p>
          </table:table-cell>
          <table:table-cell table:style-name="ce25" office:value-type="string">
            <text:p>No headings</text:p>
          </table:table-cell>
          <table:table-cell table:style-name="ce25" office:value-type="string">
            <text:p>Ningún encabezado</text:p>
          </table:table-cell>
          <table:table-cell table:style-name="ce25" office:value-type="string">
            <text:p>Geen koppen</text:p>
          </table:table-cell>
          <table:table-cell table:style-name="ce38" office:value-type="string">
            <text:p>Pas de titres</text:p>
          </table:table-cell>
          <table:table-cell table:style-name="ce38" office:value-type="string">
            <text:p>Καμία επικεφαλίδα</text:p>
          </table:table-cell>
          <table:table-cell table:style-name="ce42" office:value-type="string">
            <text:p>Sen cabeceiras</text:p>
          </table:table-cell>
          <table:table-cell table:style-name="ce26" table:number-columns-repeated="249"/>
          <table:table-cell table:number-columns-repeated="768"/>
        </table:table-row>
        <table:table-row table:style-name="ro3">
          <table:table-cell table:style-name="ce20" office:value-type="string">
            <text:p>name_A_NoSubtitle</text:p>
          </table:table-cell>
          <table:table-cell table:style-name="ce25" office:value-type="string">
            <text:p>No subtitle</text:p>
          </table:table-cell>
          <table:table-cell table:style-name="ce25" office:value-type="string">
            <text:p>Ningún subtítulo</text:p>
          </table:table-cell>
          <table:table-cell table:style-name="ce25" office:value-type="string">
            <text:p>Geen ondertitel</text:p>
          </table:table-cell>
          <table:table-cell table:style-name="ce38" office:value-type="string">
            <text:p>Pas de "Sous-titre"</text:p>
          </table:table-cell>
          <table:table-cell table:style-name="ce38" office:value-type="string">
            <text:p>Κανένας υπότιτλος</text:p>
          </table:table-cell>
          <table:table-cell table:style-name="ce42" office:value-type="string">
            <text:p>Sen subtítulo</text:p>
          </table:table-cell>
          <table:table-cell table:style-name="ce26" table:number-columns-repeated="249"/>
          <table:table-cell table:number-columns-repeated="768"/>
        </table:table-row>
        <table:table-row table:style-name="ro33">
          <table:table-cell table:style-name="ce20" office:value-type="string">
            <text:p>name_A_AlternateLevel</text:p>
          </table:table-cell>
          <table:table-cell table:style-name="ce25" office:value-type="string">
            <text:p>More than 6 levels of headings</text:p>
          </table:table-cell>
          <table:table-cell table:style-name="ce25" office:value-type="string">
            <text:p>Más de 6 niveles de encabezado</text:p>
          </table:table-cell>
          <table:table-cell table:style-name="ce25" office:value-type="string">
            <text:p>Meer dan 6 niveaus van koppen</text:p>
          </table:table-cell>
          <table:table-cell table:style-name="ce38" office:value-type="string">
            <text:p>Plus de 6 niveaux de titres</text:p>
          </table:table-cell>
          <table:table-cell table:style-name="ce38" office:value-type="string">
            <text:p>Περισσότερα από 6 επίπεδα επικεφαλίδων</text:p>
          </table:table-cell>
          <table:table-cell table:style-name="ce42" office:value-type="string">
            <text:p>Máis de 6 niveis de cabeceiras</text:p>
          </table:table-cell>
          <table:table-cell table:style-name="ce26" table:number-columns-repeated="249"/>
          <table:table-cell table:number-columns-repeated="768"/>
        </table:table-row>
        <table:table-row table:style-name="ro3">
          <table:table-cell table:style-name="ce20" office:value-type="string">
            <text:p>name_A_FakeUnorderedList</text:p>
          </table:table-cell>
          <table:table-cell table:style-name="ce25" office:value-type="string">
            <text:p>Faked unordered list</text:p>
          </table:table-cell>
          <table:table-cell table:style-name="ce25" office:value-type="string">
            <text:p>Lista desordenada falsa</text:p>
          </table:table-cell>
          <table:table-cell table:style-name="ce35" office:value-type="string">
            <text:p>Valse opsomminglijst</text:p>
          </table:table-cell>
          <table:table-cell table:style-name="ce26"/>
          <table:table-cell table:style-name="ce38" office:value-type="string">
            <text:p>Ψεύτικη μη διατεταγμένη λίστα</text:p>
          </table:table-cell>
          <table:table-cell table:style-name="ce42" office:value-type="string">
            <text:p>Falsa lista desordenada</text:p>
          </table:table-cell>
          <table:table-cell table:style-name="ce26" table:number-columns-repeated="249"/>
          <table:table-cell table:number-columns-repeated="768"/>
        </table:table-row>
        <table:table-row table:style-name="ro3">
          <table:table-cell table:style-name="ce20" office:value-type="string">
            <text:p>name_A_FakeOrderedList</text:p>
          </table:table-cell>
          <table:table-cell table:style-name="ce25" office:value-type="string">
            <text:p>Faked ordered list</text:p>
          </table:table-cell>
          <table:table-cell table:style-name="ce25" office:value-type="string">
            <text:p>Lista ordenada falsa</text:p>
          </table:table-cell>
          <table:table-cell table:style-name="ce35" office:value-type="string">
            <text:p>Valse genummerde lijst</text:p>
          </table:table-cell>
          <table:table-cell table:style-name="ce26"/>
          <table:table-cell table:style-name="ce38" office:value-type="string">
            <text:p>Ψεύτικη διατεταγμένη λίστα</text:p>
          </table:table-cell>
          <table:table-cell table:style-name="ce42" office:value-type="string">
            <text:p>Falsa lista ordenada</text:p>
          </table:table-cell>
          <table:table-cell table:style-name="ce26" table:number-columns-repeated="249"/>
          <table:table-cell table:number-columns-repeated="768"/>
        </table:table-row>
        <table:table-row table:style-name="ro3">
          <table:table-cell table:style-name="ce20" office:value-type="string">
            <text:p>name_A_EmptyList</text:p>
          </table:table-cell>
          <table:table-cell table:style-name="ce25" office:value-type="string">
            <text:p>Empty list</text:p>
          </table:table-cell>
          <table:table-cell table:style-name="ce25" office:value-type="string">
            <text:p>Lista vacía</text:p>
          </table:table-cell>
          <table:table-cell table:style-name="ce25" office:value-type="string">
            <text:p>Lege lijst</text:p>
          </table:table-cell>
          <table:table-cell table:style-name="ce38" office:value-type="string">
            <text:p>Liste vide</text:p>
          </table:table-cell>
          <table:table-cell table:style-name="ce38" office:value-type="string">
            <text:p>Κενή λίστα</text:p>
          </table:table-cell>
          <table:table-cell table:style-name="ce42" office:value-type="string">
            <text:p>Lista baleira</text:p>
          </table:table-cell>
          <table:table-cell table:style-name="ce26" table:number-columns-repeated="249"/>
          <table:table-cell table:number-columns-repeated="768"/>
        </table:table-row>
        <table:table-row table:style-name="ro3">
          <table:table-cell table:style-name="ce20" office:value-type="string">
            <text:p>name_A_LinkedImage</text:p>
          </table:table-cell>
          <table:table-cell table:style-name="ce25" office:value-type="string">
            <text:p>Linked image</text:p>
          </table:table-cell>
          <table:table-cell table:style-name="ce25" office:value-type="string">
            <text:p>Imagen enlazada</text:p>
          </table:table-cell>
          <table:table-cell table:style-name="ce25" office:value-type="string">
            <text:p>Gekoppelde afbeelding</text:p>
          </table:table-cell>
          <table:table-cell table:style-name="ce37" office:value-type="string">
            <text:p>Image liée</text:p>
          </table:table-cell>
          <table:table-cell table:style-name="ce38" office:value-type="string">
            <text:p>Συνδεδεμένη εικόνα</text:p>
          </table:table-cell>
          <table:table-cell table:style-name="ce42" office:value-type="string">
            <text:p>Imaxe ligada</text:p>
          </table:table-cell>
          <table:table-cell table:style-name="ce26" table:number-columns-repeated="249"/>
          <table:table-cell table:number-columns-repeated="768"/>
        </table:table-row>
        <table:table-row table:style-name="ro3">
          <table:table-cell table:style-name="ce20" office:value-type="string">
            <text:p>name_A_ImageWithoutAlt</text:p>
          </table:table-cell>
          <table:table-cell table:style-name="ce25" office:value-type="string">
            <text:p>Image without text alternative</text:p>
          </table:table-cell>
          <table:table-cell table:style-name="ce25" office:value-type="string">
            <text:p>Imagen sin texto alternativo</text:p>
          </table:table-cell>
          <table:table-cell table:style-name="ce25" office:value-type="string">
            <text:p>Afbeelding zonder tekstalternatief</text:p>
          </table:table-cell>
          <table:table-cell table:style-name="ce38" office:value-type="string">
            <text:p>Image sans alternative textuelle</text:p>
          </table:table-cell>
          <table:table-cell table:style-name="ce38" office:value-type="string">
            <text:p>Εικόνα χωρίς εναλλακτικό κείμενο</text:p>
          </table:table-cell>
          <table:table-cell table:style-name="ce42" office:value-type="string">
            <text:p>Imaxe sen texto alternativo</text:p>
          </table:table-cell>
          <table:table-cell table:style-name="ce26" table:number-columns-repeated="249"/>
          <table:table-cell table:number-columns-repeated="768"/>
        </table:table-row>
        <table:table-row table:style-name="ro3">
          <table:table-cell table:style-name="ce20" office:value-type="string">
            <text:p>name_A_ObjectWithoutAlt</text:p>
          </table:table-cell>
          <table:table-cell table:style-name="ce25" office:value-type="string">
            <text:p>Object without text alternative </text:p>
          </table:table-cell>
          <table:table-cell table:style-name="ce25" office:value-type="string">
            <text:p>Objeto sin texto alternativo</text:p>
          </table:table-cell>
          <table:table-cell table:style-name="ce25" office:value-type="string">
            <text:p>Object zonder tekstalternatief</text:p>
          </table:table-cell>
          <table:table-cell table:style-name="ce38" office:value-type="string">
            <text:p>Objet sans alternative textuelle</text:p>
          </table:table-cell>
          <table:table-cell table:style-name="ce38" office:value-type="string">
            <text:p>Αντικείμενο χωρίς εναλλακτικό κείμενο</text:p>
          </table:table-cell>
          <table:table-cell table:style-name="ce42" office:value-type="string">
            <text:p>Obxecto sen texto alternativo</text:p>
          </table:table-cell>
          <table:table-cell table:style-name="ce26" table:number-columns-repeated="249"/>
          <table:table-cell table:number-columns-repeated="768"/>
        </table:table-row>
        <table:table-row table:style-name="ro33">
          <table:table-cell table:style-name="ce20" office:value-type="string">
            <text:p>name_A_FormulaWithoutAlt</text:p>
          </table:table-cell>
          <table:table-cell table:style-name="ce25" office:value-type="string">
            <text:p>Formula without an alternative description</text:p>
          </table:table-cell>
          <table:table-cell table:style-name="ce25" office:value-type="string">
            <text:p>Fórmula sin una descripción alternativa</text:p>
          </table:table-cell>
          <table:table-cell table:style-name="ce25" office:value-type="string">
            <text:p>Formule zonder tekstalternatief</text:p>
          </table:table-cell>
          <table:table-cell table:style-name="ce38" office:value-type="string">
            <text:p>Formule sans alternative textuelle</text:p>
          </table:table-cell>
          <table:table-cell table:style-name="ce38" office:value-type="string">
            <text:p>Φόρμουλα χωρίς εναλλακτική περιγραφή</text:p>
          </table:table-cell>
          <table:table-cell table:style-name="ce42" office:value-type="string">
            <text:p>Fórmula sen descrición alternativa</text:p>
          </table:table-cell>
          <table:table-cell table:style-name="ce26" table:number-columns-repeated="249"/>
          <table:table-cell table:number-columns-repeated="768"/>
        </table:table-row>
        <table:table-row table:style-name="ro3">
          <table:table-cell table:style-name="ce20" office:value-type="string">
            <text:p>name_A_FakeTable</text:p>
          </table:table-cell>
          <table:table-cell table:style-name="ce25" office:value-type="string">
            <text:p>Faked table</text:p>
          </table:table-cell>
          <table:table-cell table:style-name="ce25" office:value-type="string">
            <text:p>Tabla falsa</text:p>
          </table:table-cell>
          <table:table-cell table:style-name="ce35" office:value-type="string">
            <text:p>Valse tabel</text:p>
          </table:table-cell>
          <table:table-cell table:style-name="ce40" office:value-type="string">
            <text:p>Tableau formaté avec caractères blancs</text:p>
          </table:table-cell>
          <table:table-cell table:style-name="ce38" office:value-type="string">
            <text:p>Ψεύτικος πίνακας</text:p>
          </table:table-cell>
          <table:table-cell table:style-name="ce42" office:value-type="string">
            <text:p>Falsa táboa</text:p>
          </table:table-cell>
          <table:table-cell table:style-name="ce26" table:number-columns-repeated="249"/>
          <table:table-cell table:number-columns-repeated="768"/>
        </table:table-row>
        <table:table-row table:style-name="ro33">
          <table:table-cell table:style-name="ce20" office:value-type="string">
            <text:p>name_A_MergedCells</text:p>
          </table:table-cell>
          <table:table-cell table:style-name="ce25" office:value-type="string">
            <text:p>Table contains merged cells</text:p>
          </table:table-cell>
          <table:table-cell table:style-name="ce25" office:value-type="string">
            <text:p>La tabla contiene celdas combinadas</text:p>
          </table:table-cell>
          <table:table-cell table:style-name="ce25" office:value-type="string">
            <text:p>Tabel met samengevoegde cellen</text:p>
          </table:table-cell>
          <table:table-cell table:style-name="ce38" office:value-type="string">
            <text:p>Tableau avec cellules fusionnées</text:p>
          </table:table-cell>
          <table:table-cell table:style-name="ce38" office:value-type="string">
            <text:p>Ο πίνακας περιέχει συγχωνευμένα κελιά</text:p>
          </table:table-cell>
          <table:table-cell table:style-name="ce42" office:value-type="string">
            <text:p>A táboa contén celas fusionadas</text:p>
          </table:table-cell>
          <table:table-cell table:style-name="ce26" table:number-columns-repeated="249"/>
          <table:table-cell table:number-columns-repeated="768"/>
        </table:table-row>
        <table:table-row table:style-name="ro3">
          <table:table-cell table:style-name="ce20" office:value-type="string">
            <text:p>name_A_NestedTable</text:p>
          </table:table-cell>
          <table:table-cell table:style-name="ce25" office:value-type="string">
            <text:p>Nested table</text:p>
          </table:table-cell>
          <table:table-cell table:style-name="ce25" office:value-type="string">
            <text:p>Tabla anidada</text:p>
          </table:table-cell>
          <table:table-cell table:style-name="ce25" office:value-type="string">
            <text:p>Tabel in een andere tabel</text:p>
          </table:table-cell>
          <table:table-cell table:style-name="ce37" office:value-type="string">
            <text:p>Tableau dans un tableau</text:p>
          </table:table-cell>
          <table:table-cell table:style-name="ce38" office:value-type="string">
            <text:p>Συγχωνευμένος πίνακας</text:p>
          </table:table-cell>
          <table:table-cell table:style-name="ce42" office:value-type="string">
            <text:p>Táboa aniñada</text:p>
          </table:table-cell>
          <table:table-cell table:style-name="ce26" table:number-columns-repeated="249"/>
          <table:table-cell table:number-columns-repeated="768"/>
        </table:table-row>
        <table:table-row table:style-name="ro3">
          <table:table-cell table:style-name="ce20" office:value-type="string">
            <text:p>name_A_NoTableHeading</text:p>
          </table:table-cell>
          <table:table-cell table:style-name="ce25" office:value-type="string">
            <text:p>No table heading</text:p>
          </table:table-cell>
          <table:table-cell table:style-name="ce25" office:value-type="string">
            <text:p>Ningún encabezado de tabla</text:p>
          </table:table-cell>
          <table:table-cell table:style-name="ce25" office:value-type="string">
            <text:p>Tabel zonder kolomkoppen</text:p>
          </table:table-cell>
          <table:table-cell table:style-name="ce38" office:value-type="string">
            <text:p>Tableau sans en-tête de colonnes</text:p>
          </table:table-cell>
          <table:table-cell table:style-name="ce38" office:value-type="string">
            <text:p>Καμιά επικεφαλίδα πίνακα</text:p>
          </table:table-cell>
          <table:table-cell table:style-name="ce42" office:value-type="string">
            <text:p>Sen cabeceira de táboa</text:p>
          </table:table-cell>
          <table:table-cell table:style-name="ce26" table:number-columns-repeated="249"/>
          <table:table-cell table:number-columns-repeated="768"/>
        </table:table-row>
        <table:table-row table:style-name="ro33">
          <table:table-cell table:style-name="ce20" office:value-type="string">
            <text:p>name_A_BreakRows</text:p>
          </table:table-cell>
          <table:table-cell table:style-name="ce25" office:value-type="string">
            <text:p>Table rows break across pages and columns</text:p>
          </table:table-cell>
          <table:table-cell table:style-name="ce25" office:value-type="string">
            <text:p>Las filas de tabla se rompen a través de las páginas y columnas</text:p>
          </table:table-cell>
          <table:table-cell table:style-name="ce25" office:value-type="string">
            <text:p>Tabelrijen worden afgebroken over pagina's en kolommen</text:p>
          </table:table-cell>
          <table:table-cell table:style-name="ce38" office:value-type="string">
            <text:p>Fractionnement de lignes sur plusieurs pages et colonnes</text:p>
          </table:table-cell>
          <table:table-cell table:style-name="ce38" office:value-type="string">
            <text:p>Οι γραμμές του πίνακα διαιρούνται στην αλλαγή σελίδας</text:p>
          </table:table-cell>
          <table:table-cell table:style-name="ce42" office:value-type="string">
            <text:p>Hai filas de táboas que rompen a través de páxinas e columnas</text:p>
          </table:table-cell>
          <table:table-cell table:style-name="ce26" table:number-columns-repeated="249"/>
          <table:table-cell table:number-columns-repeated="768"/>
        </table:table-row>
        <table:table-row table:style-name="ro3">
          <table:table-cell table:style-name="ce20" office:value-type="string">
            <text:p>name_A_BigTable</text:p>
          </table:table-cell>
          <table:table-cell table:style-name="ce25" office:value-type="string">
            <text:p>Very long table</text:p>
          </table:table-cell>
          <table:table-cell table:style-name="ce25" office:value-type="string">
            <text:p>Tabla muy larga</text:p>
          </table:table-cell>
          <table:table-cell table:style-name="ce25" office:value-type="string">
            <text:p>Zeer lange tabel</text:p>
          </table:table-cell>
          <table:table-cell table:style-name="ce38" office:value-type="string">
            <text:p>Tableau très long</text:p>
          </table:table-cell>
          <table:table-cell table:style-name="ce38" office:value-type="string">
            <text:p>Πολύ μεγάλος πίνακας</text:p>
          </table:table-cell>
          <table:table-cell table:style-name="ce42" office:value-type="string">
            <text:p>Táboa moi longa</text:p>
          </table:table-cell>
          <table:table-cell table:style-name="ce26" table:number-columns-repeated="249"/>
          <table:table-cell table:number-columns-repeated="768"/>
        </table:table-row>
        <table:table-row table:style-name="ro3">
          <table:table-cell table:style-name="ce20" office:value-type="string">
            <text:p>name_A_CaptionBelowBigTable</text:p>
          </table:table-cell>
          <table:table-cell table:style-name="ce25" office:value-type="string">
            <text:p>Caption below a very long table</text:p>
          </table:table-cell>
          <table:table-cell table:style-name="ce25" office:value-type="string">
            <text:p>Leyenda debajo de una tabla muy larga</text:p>
          </table:table-cell>
          <table:table-cell table:style-name="ce25" office:value-type="string">
            <text:p>Bijsch<text:span text:style-name="T1">r</text:span><text:span text:style-name="T2">ift onder een zeer lange tabel</text:span></text:p>
          </table:table-cell>
          <table:table-cell table:style-name="ce38" office:value-type="string">
            <text:p>Légende sous tableau très long</text:p>
          </table:table-cell>
          <table:table-cell table:style-name="ce38" office:value-type="string">
            <text:p>Τίτλος κάτω από πολύ μεγάλο πίνακα</text:p>
          </table:table-cell>
          <table:table-cell table:style-name="ce42" office:value-type="string">
            <text:p>Lenda de pé de táboa moi longa</text:p>
          </table:table-cell>
          <table:table-cell table:style-name="ce26" table:number-columns-repeated="249"/>
          <table:table-cell table:number-columns-repeated="768"/>
        </table:table-row>
        <table:table-row table:style-name="ro3">
          <table:table-cell table:style-name="ce20" office:value-type="string">
            <text:p>name_A_UnidentifiedLanguage</text:p>
          </table:table-cell>
          <table:table-cell table:style-name="ce25" office:value-type="string">
            <text:p>Language change is not identified</text:p>
          </table:table-cell>
          <table:table-cell table:style-name="ce25" office:value-type="string">
            <text:p>El cambio de idioma no está identificado</text:p>
          </table:table-cell>
          <table:table-cell table:style-name="ce25" office:value-type="string">
            <text:p>Taalwijziging is niet aangeduid</text:p>
          </table:table-cell>
          <table:table-cell table:style-name="ce38" office:value-type="string">
            <text:p>Changement de langue pas indiqué</text:p>
          </table:table-cell>
          <table:table-cell table:style-name="ce38" office:value-type="string">
            <text:p>Η αλλαγή γλώσσας δεν αναγνωρίζεται</text:p>
          </table:table-cell>
          <table:table-cell table:style-name="ce42" office:value-type="string">
            <text:p>Cambio de idioma non identificado</text:p>
          </table:table-cell>
          <table:table-cell table:style-name="ce26" table:number-columns-repeated="249"/>
          <table:table-cell table:number-columns-repeated="768"/>
        </table:table-row>
        <table:table-row table:style-name="ro3">
          <table:table-cell table:style-name="ce20" office:value-type="string">
            <text:p>name_A_LowContrast</text:p>
          </table:table-cell>
          <table:table-cell table:style-name="ce25" office:value-type="string">
            <text:p>Low colour contrast</text:p>
          </table:table-cell>
          <table:table-cell table:style-name="ce25" office:value-type="string">
            <text:p>Contraste bajo de color</text:p>
          </table:table-cell>
          <table:table-cell table:style-name="ce25" office:value-type="string">
            <text:p>Laag kleurcontrast</text:p>
          </table:table-cell>
          <table:table-cell table:style-name="ce38" office:value-type="string">
            <text:p>Contraste faible</text:p>
          </table:table-cell>
          <table:table-cell table:style-name="ce26" office:value-type="string">
            <text:p>Χαμηλή αντίθεση χρωμάτων</text:p>
          </table:table-cell>
          <table:table-cell table:style-name="ce42" office:value-type="string">
            <text:p>Baixo contraste de cor</text:p>
          </table:table-cell>
          <table:table-cell table:style-name="ce26" table:number-columns-repeated="249"/>
          <table:table-cell table:number-columns-repeated="768"/>
        </table:table-row>
        <table:table-row table:style-name="ro3">
          <table:table-cell table:style-name="ce20" office:value-type="string">
            <text:p>name_A_FakeText</text:p>
          </table:table-cell>
          <table:table-cell table:style-name="ce25" office:value-type="string">
            <text:p>Faked special characters</text:p>
          </table:table-cell>
          <table:table-cell table:style-name="ce25" office:value-type="string">
            <text:p>Caracteres especiales falsos</text:p>
          </table:table-cell>
          <table:table-cell table:style-name="ce35" office:value-type="string">
            <text:p>Valse speciale tekens</text:p>
          </table:table-cell>
          <table:table-cell table:style-name="ce26"/>
          <table:table-cell table:style-name="ce38" office:value-type="string">
            <text:p>Ψεύτικοι ειδικοί χαρακτήρες</text:p>
          </table:table-cell>
          <table:table-cell table:style-name="ce42" office:value-type="string">
            <text:p>Caracteres especiais falsos</text:p>
          </table:table-cell>
          <table:table-cell table:style-name="ce26" table:number-columns-repeated="249"/>
          <table:table-cell table:number-columns-repeated="768"/>
        </table:table-row>
        <table:table-row table:style-name="ro3">
          <table:table-cell table:style-name="ce20" office:value-type="string">
            <text:p>name_A_JustifiedText</text:p>
          </table:table-cell>
          <table:table-cell table:style-name="ce25" office:value-type="string">
            <text:p>Justified text</text:p>
          </table:table-cell>
          <table:table-cell table:style-name="ce25" office:value-type="string">
            <text:p>Texto justificado</text:p>
          </table:table-cell>
          <table:table-cell table:style-name="ce25" office:value-type="string">
            <text:p>Uitgevulde tekst</text:p>
          </table:table-cell>
          <table:table-cell table:style-name="ce38" office:value-type="string">
            <text:p>Texte justifié</text:p>
          </table:table-cell>
          <table:table-cell table:style-name="ce38" office:value-type="string">
            <text:p>Κείμενο πλήρως στοιχισμένο</text:p>
          </table:table-cell>
          <table:table-cell table:style-name="ce42" office:value-type="string">
            <text:p>Texto xustificado</text:p>
          </table:table-cell>
          <table:table-cell table:style-name="ce26" table:number-columns-repeated="249"/>
          <table:table-cell table:number-columns-repeated="768"/>
        </table:table-row>
        <table:table-row table:style-name="ro3">
          <table:table-cell table:style-name="ce20" office:value-type="string">
            <text:p>name_A_SmallText</text:p>
          </table:table-cell>
          <table:table-cell table:style-name="ce25" office:value-type="string">
            <text:p>Text is too small</text:p>
          </table:table-cell>
          <table:table-cell table:style-name="ce25" office:value-type="string">
            <text:p>El texto es demasiado pequeño</text:p>
          </table:table-cell>
          <table:table-cell table:style-name="ce25" office:value-type="string">
            <text:p>Tekst is te klein</text:p>
          </table:table-cell>
          <table:table-cell table:style-name="ce38" office:value-type="string">
            <text:p>Taille de texte trop petite</text:p>
          </table:table-cell>
          <table:table-cell table:style-name="ce38" office:value-type="string">
            <text:p>Το κείμενο είναι πολύ μικρό</text:p>
          </table:table-cell>
          <table:table-cell table:style-name="ce42" office:value-type="string">
            <text:p>O texto é demasiado pequeno</text:p>
          </table:table-cell>
          <table:table-cell table:style-name="ce26" table:number-columns-repeated="249"/>
          <table:table-cell table:number-columns-repeated="768"/>
        </table:table-row>
        <table:table-row table:style-name="ro3">
          <table:table-cell table:style-name="ce20" office:value-type="string">
            <text:p>name_A_FlashText</text:p>
          </table:table-cell>
          <table:table-cell table:style-name="ce27" office:value-type="string">
            <text:p>Blinking text</text:p>
          </table:table-cell>
          <table:table-cell table:style-name="ce27" office:value-type="string">
            <text:p>Texto parpadeando</text:p>
          </table:table-cell>
          <table:table-cell table:style-name="ce27" office:value-type="string">
            <text:p>Knipperende tekst</text:p>
          </table:table-cell>
          <table:table-cell table:style-name="ce39" office:value-type="string">
            <text:p>Texte clignotant</text:p>
          </table:table-cell>
          <table:table-cell table:style-name="ce38" office:value-type="string">
            <text:p>Κείμενο που αναβοσβήνει</text:p>
          </table:table-cell>
          <table:table-cell table:style-name="ce42" office:value-type="string">
            <text:p>Texto intermitente</text:p>
          </table:table-cell>
          <table:table-cell table:style-name="ce26" table:number-columns-repeated="249"/>
          <table:table-cell table:number-columns-repeated="768"/>
        </table:table-row>
        <table:table-row table:style-name="ro3">
          <table:table-cell table:style-name="ce20" office:value-type="string">
            <text:p>name_A_AllCaps</text:p>
          </table:table-cell>
          <table:table-cell table:style-name="ce25" office:value-type="string">
            <text:p>Text in all caps</text:p>
          </table:table-cell>
          <table:table-cell table:style-name="ce25" office:value-type="string">
            <text:p>Todo el texto está en mayúsculas</text:p>
          </table:table-cell>
          <table:table-cell table:style-name="ce25" office:value-type="string">
            <text:p>Tekst in hoofdletters</text:p>
          </table:table-cell>
          <table:table-cell table:style-name="ce38" office:value-type="string">
            <text:p>Texte en majuscules</text:p>
          </table:table-cell>
          <table:table-cell table:style-name="ce38" office:value-type="string">
            <text:p>Κείμενο με κεφαλαία</text:p>
          </table:table-cell>
          <table:table-cell table:style-name="ce42" office:value-type="string">
            <text:p>Texto en maiúsculas</text:p>
          </table:table-cell>
          <table:table-cell table:style-name="ce26" table:number-columns-repeated="249"/>
          <table:table-cell table:number-columns-repeated="768"/>
        </table:table-row>
        <table:table-row table:style-name="ro3">
          <table:table-cell table:style-name="ce20" office:value-type="string">
            <text:p>name_A_LongUnderline</text:p>
          </table:table-cell>
          <table:table-cell table:style-name="ce25" office:value-type="string">
            <text:p>Long span of underlined text</text:p>
          </table:table-cell>
          <table:table-cell table:style-name="ce25" office:value-type="string">
            <text:p>Fragmento largo de texto subrayado</text:p>
          </table:table-cell>
          <table:table-cell table:style-name="ce25" office:value-type="string">
            <text:p>Lang stuk onderlijnde tekst</text:p>
          </table:table-cell>
          <table:table-cell table:style-name="ce40" office:value-type="string">
            <text:p>Longue portion de texte souligné</text:p>
          </table:table-cell>
          <table:table-cell table:style-name="ce26"/>
          <table:table-cell table:style-name="ce42" office:value-type="string">
            <text:p>Anaco longo de texto subliñado</text:p>
          </table:table-cell>
          <table:table-cell table:style-name="ce26" table:number-columns-repeated="249"/>
          <table:table-cell table:number-columns-repeated="768"/>
        </table:table-row>
        <table:table-row table:style-name="ro3">
          <table:table-cell table:style-name="ce20" office:value-type="string">
            <text:p>name_A_LongItalic</text:p>
          </table:table-cell>
          <table:table-cell table:style-name="ce25" office:value-type="string">
            <text:p>Long span of italicized text</text:p>
          </table:table-cell>
          <table:table-cell table:style-name="ce25" office:value-type="string">
            <text:p>Fragmento largo de texto en cursiva</text:p>
          </table:table-cell>
          <table:table-cell table:style-name="ce25" office:value-type="string">
            <text:p>Lang stuk cursief gedrukte tekst</text:p>
          </table:table-cell>
          <table:table-cell table:style-name="ce40" office:value-type="string">
            <text:p>Longue portion de texte en italique</text:p>
          </table:table-cell>
          <table:table-cell table:style-name="ce26"/>
          <table:table-cell table:style-name="ce42" office:value-type="string">
            <text:p>Anaco longo de texto en cursiva</text:p>
          </table:table-cell>
          <table:table-cell table:style-name="ce26" table:number-columns-repeated="249"/>
          <table:table-cell table:number-columns-repeated="768"/>
        </table:table-row>
        <table:table-row table:style-name="ro3">
          <table:table-cell table:style-name="ce20" office:value-type="string">
            <text:p>name_A_EmptyTitleField</text:p>
          </table:table-cell>
          <table:table-cell table:style-name="ce25" office:value-type="string">
            <text:p>Empty title field</text:p>
          </table:table-cell>
          <table:table-cell table:style-name="ce25" office:value-type="string">
            <text:p>Campo de título vacío</text:p>
          </table:table-cell>
          <table:table-cell table:style-name="ce25" office:value-type="string">
            <text:p>Leeg titelveld</text:p>
          </table:table-cell>
          <table:table-cell table:style-name="ce38" office:value-type="string">
            <text:p>Propriété "Titre" vide</text:p>
          </table:table-cell>
          <table:table-cell table:style-name="ce38" office:value-type="string">
            <text:p>Κενό πεδίου κειμένου</text:p>
          </table:table-cell>
          <table:table-cell table:style-name="ce42" office:value-type="string">
            <text:p>Campo de título baleiro</text:p>
          </table:table-cell>
          <table:table-cell table:style-name="ce26" table:number-columns-repeated="249"/>
          <table:table-cell table:number-columns-repeated="768"/>
        </table:table-row>
        <table:table-row table:style-name="ro4">
          <table:table-cell table:style-name="ce20" office:value-type="string">
            <text:p>name_A_FakeHeading</text:p>
          </table:table-cell>
          <table:table-cell table:style-name="ce25" office:value-type="string">
            <text:p>Text formatting suggests that content may be a heading</text:p>
          </table:table-cell>
          <table:table-cell table:style-name="ce25" office:value-type="string">
            <text:p>El formato de texto sugiere que el contenido puede ser un encabezado</text:p>
          </table:table-cell>
          <table:table-cell table:style-name="ce25" office:value-type="string">
            <text:p>Tekstopmaak doet vermoeden dat het om een kop gaat</text:p>
          </table:table-cell>
          <table:table-cell table:style-name="ce26"/>
          <table:table-cell table:style-name="ce38" office:value-type="string">
            <text:p>Από τη μορφοποίηση κειμένου συμπαιρένεται πως το περιεχόμενο μπορεί να είναι επικεφαλίδα</text:p>
          </table:table-cell>
          <table:table-cell table:style-name="ce42" office:value-type="string">
            <text:p>O formatado de texto suxire que o contido pode ser unha cabeceira</text:p>
          </table:table-cell>
          <table:table-cell table:style-name="ce26" table:number-columns-repeated="249"/>
          <table:table-cell table:number-columns-repeated="768"/>
        </table:table-row>
        <table:table-row table:style-name="ro4">
          <table:table-cell table:style-name="ce20" office:value-type="string">
            <text:p>name_A_FakeQuote</text:p>
          </table:table-cell>
          <table:table-cell table:style-name="ce25" office:value-type="string">
            <text:p>Text formatting suggests that content may be a quote</text:p>
          </table:table-cell>
          <table:table-cell table:style-name="ce25" office:value-type="string">
            <text:p>El formato de texto sugiere que el contenido puede ser una cita</text:p>
          </table:table-cell>
          <table:table-cell table:style-name="ce25" office:value-type="string">
            <text:p>Tekstopmaak doet vermoeden dat het om een citaat gaat</text:p>
          </table:table-cell>
          <table:table-cell table:style-name="ce26"/>
          <table:table-cell table:style-name="ce25" office:value-type="string">
            <text:p>Η μορφοποίηση κειμένου υποδεικνύει πως το περιεχόμενο μπορεί να είναι φράση. </text:p>
          </table:table-cell>
          <table:table-cell table:style-name="ce42" office:value-type="string">
            <text:p>O formatado de texto suxire que o contido pode ser unha cita</text:p>
          </table:table-cell>
          <table:table-cell table:style-name="ce26" table:number-columns-repeated="249"/>
          <table:table-cell table:number-columns-repeated="768"/>
        </table:table-row>
        <table:table-row table:style-name="ro33">
          <table:table-cell table:style-name="ce21" office:value-type="string">
            <text:p>name_A_NoHyperlinkText</text:p>
          </table:table-cell>
          <table:table-cell table:style-name="ce28" office:value-type="string">
            <text:p>Hyperlink has no meaningful link text</text:p>
          </table:table-cell>
          <table:table-cell table:style-name="ce32"/>
          <table:table-cell table:style-name="ce28" office:value-type="string">
            <text:p>Hyperlink heeft geen zinvolle linktekst</text:p>
          </table:table-cell>
          <table:table-cell table:style-name="ce41" office:value-type="string">
            <text:p>Hyperlien sans texte de lien significatif</text:p>
          </table:table-cell>
          <table:table-cell table:style-name="ce32" office:value-type="string">
            <text:p>Το κείμενο διασύνδεσης δεν έχει κείμενο με νόημα.</text:p>
          </table:table-cell>
          <table:table-cell table:style-name="ce44" office:value-type="string">
            <text:p>A ligazón non ten un texto aclaratorio</text:p>
          </table:table-cell>
          <table:table-cell table:style-name="ce45" table:number-columns-repeated="249"/>
          <table:table-cell table:style-name="ce47" table:number-columns-repeated="768"/>
        </table:table-row>
        <table:table-row table:style-name="ro5" table:number-rows-repeated="2">
          <table:table-cell table:style-name="ce22"/>
          <table:table-cell table:style-name="ce26" table:number-columns-repeated="255"/>
          <table:table-cell table:number-columns-repeated="768"/>
        </table:table-row>
        <table:table-row table:style-name="ro5" table:number-rows-repeated="10">
          <table:table-cell table:style-name="ce22"/>
          <table:table-cell table:style-name="ce29" table:number-columns-repeated="2"/>
          <table:table-cell table:style-name="ce26" table:number-columns-repeated="253"/>
          <table:table-cell table:number-columns-repeated="768"/>
        </table:table-row>
        <table:table-row table:style-name="ro5">
          <table:table-cell table:style-name="ce22"/>
          <table:table-cell table:style-name="ce30"/>
          <table:table-cell table:style-name="ce29"/>
          <table:table-cell table:style-name="ce26" table:number-columns-repeated="253"/>
          <table:table-cell table:number-columns-repeated="768"/>
        </table:table-row>
        <table:table-row table:style-name="ro5" table:number-rows-repeated="65462">
          <table:table-cell table:style-name="ce22"/>
          <table:table-cell table:style-name="ce26" table:number-columns-repeated="255"/>
          <table:table-cell table:number-columns-repeated="768"/>
        </table:table-row>
        <table:table-row table:style-name="ro5" table:number-rows-repeated="983057">
          <table:table-cell table:number-columns-repeated="1024"/>
        </table:table-row>
        <table:table-row table:style-name="ro5">
          <table:table-cell table:number-columns-repeated="1024"/>
        </table:table-row>
        <calcext:conditional-formats>
          <calcext:conditional-format calcext:target-range-address="NAMES.A1:NAMES.A65518 NAMES.A43:NAMES.F43 NAMES.B17:NAMES.D23 NAMES.B1:NAMES.IV1 NAMES.E2:NAMES.F6 NAMES.E7:NAMES.E8 NAMES.E8:NAMES.F9 NAMES.B10:NAMES.F16 NAMES.E17:NAMES.F18 NAMES.B19:NAMES.F42 NAMES.H2:NAMES.IV43 NAMES.B2:NAMES.D9 NAMES.F7:NAMES.F7 NAMES.B44:NAMES.IV65518">
            <calcext:condition calcext:apply-style-name="Excel_CondFormat_1_1_1" calcext:value="=&quot;&quot;" calcext:base-cell-address="NAMES.A1"/>
          </calcext:conditional-format>
          <calcext:conditional-format calcext:target-range-address="NAMES.G2:NAMES.G43">
            <calcext:condition calcext:apply-style-name="Excel_CondFormat_1_2_1" calcext:value="=&quot;&quot;" calcext:base-cell-address="NAMES.G2"/>
          </calcext:conditional-format>
        </calcext:conditional-formats>
      </table:table>
      <table:table table:name="DESCRIPTIONS" table:style-name="ta4">
        <office:forms form:automatic-focus="false" form:apply-design-mode="false"/>
        <table:table-column table:style-name="co15" table:default-cell-style-name="ce23"/>
        <table:table-column table:style-name="co16" table:default-cell-style-name="ce31"/>
        <table:table-column table:style-name="co17" table:default-cell-style-name="ce31"/>
        <table:table-column table:style-name="co18" table:default-cell-style-name="ce31"/>
        <table:table-column table:style-name="co19" table:number-columns-repeated="2" table:default-cell-style-name="ce31"/>
        <table:table-column table:style-name="co20" table:default-cell-style-name="ce31"/>
        <table:table-column table:style-name="co26" table:default-cell-style-name="ce31"/>
        <table:table-column table:style-name="co27" table:default-cell-style-name="ce31"/>
        <table:table-column table:style-name="co28" table:default-cell-style-name="ce31"/>
        <table:table-column table:style-name="co26" table:number-columns-repeated="5" table:default-cell-style-name="ce31"/>
        <table:table-column table:style-name="co29" table:default-cell-style-name="ce31"/>
        <table:table-column table:style-name="co30" table:default-cell-style-name="ce31"/>
        <table:table-column table:style-name="co31" table:default-cell-style-name="ce31"/>
        <table:table-column table:style-name="co8" table:number-columns-repeated="240" table:default-cell-style-name="ce31"/>
        <table:table-column table:style-name="co8" table:number-columns-repeated="766" table:default-cell-style-name="Default"/>
        <table:table-row table:style-name="ro32">
          <table:table-cell table:style-name="ce48" office:value-type="string">
            <text:p>id</text:p>
          </table:table-cell>
          <table:table-cell table:style-name="ce52" office:value-type="string">
            <text:p>en</text:p>
          </table:table-cell>
          <table:table-cell table:style-name="ce52" office:value-type="string">
            <text:p>es</text:p>
          </table:table-cell>
          <table:table-cell table:style-name="ce52" office:value-type="string">
            <text:p>nl</text:p>
          </table:table-cell>
          <table:table-cell table:style-name="ce79" office:value-type="string">
            <text:p>fr</text:p>
          </table:table-cell>
          <table:table-cell table:style-name="ce79" office:value-type="string">
            <text:p>el</text:p>
          </table:table-cell>
          <table:table-cell table:style-name="ce79" office:value-type="string">
            <text:p>gl</text:p>
          </table:table-cell>
          <table:table-cell table:style-name="ce82" office:value-type="string">
            <text:p>de</text:p>
          </table:table-cell>
          <table:table-cell table:style-name="ce79" office:value-type="string">
            <text:p>nb</text:p>
          </table:table-cell>
          <table:table-cell table:style-name="ce79" office:value-type="string">
            <text:p>pt</text:p>
          </table:table-cell>
          <table:table-cell table:style-name="ce79" office:value-type="string">
            <text:p>pt-BR</text:p>
          </table:table-cell>
          <table:table-cell table:style-name="ce79" office:value-type="string">
            <text:p>sl</text:p>
          </table:table-cell>
          <table:table-cell table:style-name="ce52" office:value-type="string">
            <text:p>it</text:p>
          </table:table-cell>
          <table:table-cell table:style-name="ce79" office:value-type="string">
            <text:p>sv</text:p>
          </table:table-cell>
          <table:table-cell table:style-name="ce79" office:value-type="string">
            <text:p>ca</text:p>
          </table:table-cell>
          <table:table-cell table:style-name="ce84" office:value-type="string">
            <text:p>pl</text:p>
          </table:table-cell>
          <table:table-cell table:style-name="ce84" office:value-type="string">
            <text:p>ar</text:p>
          </table:table-cell>
          <table:table-cell table:style-name="ce84" table:number-columns-repeated="3"/>
          <table:table-cell table:style-name="ce86" table:number-columns-repeated="237"/>
          <table:table-cell table:style-name="ce87" table:number-columns-repeated="766"/>
          <table:table-cell/>
        </table:table-row>
        <table:table-row table:style-name="ro34">
          <table:table-cell table:style-name="ce49" office:value-type="string">
            <text:p>description_E_ManyTitles</text:p>
          </table:table-cell>
          <table:table-cell table:style-name="ce71" office:value-type="string">
            <text:p>The document has more than one title.</text:p>
          </table:table-cell>
          <table:table-cell table:style-name="ce73" office:value-type="string">
            <text:p>El documento tiene más de un título.</text:p>
          </table:table-cell>
          <table:table-cell table:style-name="ce71" office:value-type="string">
            <text:p>Het document bevat meerdere alinea's met opmaakprofiel "Titel".</text:p>
          </table:table-cell>
          <table:table-cell table:style-name="ce71" office:value-type="string">
            <text:p>Le document contient plus d'un titre principal</text:p>
          </table:table-cell>
          <table:table-cell table:style-name="ce71" office:value-type="string">
            <text:p>Το κείμενο έχει περισσότερο από έναν τίτλους.</text:p>
          </table:table-cell>
          <table:table-cell table:style-name="ce81" office:value-type="string">
            <text:p>O documento ten máis dun titulo.</text:p>
          </table:table-cell>
          <table:table-cell table:style-name="ce71" office:value-type="string">
            <text:p>Das Dokument hat mehr als einen Titel.</text:p>
          </table:table-cell>
          <table:table-cell table:style-name="ce71" table:number-columns-repeated="7"/>
          <table:table-cell table:style-name="ce75" table:number-columns-repeated="242"/>
          <table:table-cell table:number-columns-repeated="767"/>
        </table:table-row>
        <table:table-row table:style-name="ro34">
          <table:table-cell table:style-name="ce49" office:value-type="string">
            <text:p>description_E_EmptyTitle</text:p>
          </table:table-cell>
          <table:table-cell table:style-name="ce71" office:value-type="string">
            <text:p>The document has an empty title. </text:p>
          </table:table-cell>
          <table:table-cell table:style-name="ce73" office:value-type="string">
            <text:p>El documento tiene un título vacío.</text:p>
          </table:table-cell>
          <table:table-cell table:style-name="ce71" office:value-type="string">
            <text:p>Het document bevat een lege alinea met opmaakprofiel "Titel".</text:p>
          </table:table-cell>
          <table:table-cell table:style-name="ce71" office:value-type="string">
            <text:p>Le document contient un titre principal vide.</text:p>
          </table:table-cell>
          <table:table-cell table:style-name="ce71" office:value-type="string">
            <text:p>Το κέιμενο έχει κενό τίτλο.</text:p>
          </table:table-cell>
          <table:table-cell table:style-name="ce81" office:value-type="string">
            <text:p>O documento ten un título baleiro.</text:p>
          </table:table-cell>
          <table:table-cell table:style-name="ce71" office:value-type="string">
            <text:p>Der Titel des Dokuments ist leer.</text:p>
          </table:table-cell>
          <table:table-cell table:style-name="ce71" table:number-columns-repeated="7"/>
          <table:table-cell table:style-name="ce75" table:number-columns-repeated="242"/>
          <table:table-cell table:number-columns-repeated="767"/>
        </table:table-row>
        <table:table-row table:style-name="ro34">
          <table:table-cell table:style-name="ce49" office:value-type="string">
            <text:p>description_E_EmptyHeading</text:p>
          </table:table-cell>
          <table:table-cell table:style-name="ce71" office:value-type="string">
            <text:p>The heading contains no text.</text:p>
          </table:table-cell>
          <table:table-cell table:style-name="ce73" office:value-type="string">
            <text:p>El encabezado no contiene texto.</text:p>
          </table:table-cell>
          <table:table-cell table:style-name="ce71" office:value-type="string">
            <text:p>Deze kop bevat geen tekst.</text:p>
          </table:table-cell>
          <table:table-cell table:style-name="ce71" office:value-type="string">
            <text:p>Le titre ne contient pas de texte.</text:p>
          </table:table-cell>
          <table:table-cell table:style-name="ce71" office:value-type="string">
            <text:p>Η επικεφαλίδα δεν περιέχει κείμενο.</text:p>
          </table:table-cell>
          <table:table-cell table:style-name="ce81" office:value-type="string">
            <text:p>A cabeceira non contén texto.</text:p>
          </table:table-cell>
          <table:table-cell table:style-name="ce71" office:value-type="string">
            <text:p>Die Überschrift ist leer.</text:p>
          </table:table-cell>
          <table:table-cell table:style-name="ce71" table:number-columns-repeated="7"/>
          <table:table-cell table:style-name="ce75" table:number-columns-repeated="242"/>
          <table:table-cell table:number-columns-repeated="767"/>
        </table:table-row>
        <table:table-row table:style-name="ro35">
          <table:table-cell table:style-name="ce49" office:value-type="string">
            <text:p>description_E_HeadingSkip</text:p>
          </table:table-cell>
          <table:table-cell table:style-name="ce71" office:value-type="string">
            <text:p>The heading skips a level compared to the previous heading, or the headings in this document are not in a logical order.</text:p>
          </table:table-cell>
          <table:table-cell table:style-name="ce73" office:value-type="string">
            <text:p>El encabezado salta un nivel con respecto al encabezado anterior o los encabezados no siguen un orden lógico en este documento.</text:p>
          </table:table-cell>
          <table:table-cell table:style-name="ce77" office:value-type="string">
            <text:p>Deze kop slaat een niveau over ten opzichte van de vorige kop, of de koppen in dit document staan niet in een logische volgorde.</text:p>
          </table:table-cell>
          <table:table-cell table:style-name="ce80" office:value-type="string">
            <text:p>Ce titre passe un niveau par rapport au titre précédent, ou les titres dans ce document ne se suivent pas de façon logique.</text:p>
          </table:table-cell>
          <table:table-cell table:style-name="ce71" office:value-type="string">
            <text:p>Η επικεφαλίδα παρακάμπτει ένα επίπεδο συγκρινόμενη με την προηγούμενη ή το κείμενο δεν έχει λογική σειρά επικεφαλίδων.</text:p>
          </table:table-cell>
          <table:table-cell table:style-name="ce81" office:value-type="string">
            <text:p>A cabeceira salta un nivel respecto da cabeceira anterior, ou as cabeceiras deste documento non están en orde lóxica</text:p>
          </table:table-cell>
          <table:table-cell table:style-name="ce71" table:number-columns-repeated="8"/>
          <table:table-cell table:style-name="ce75" table:number-columns-repeated="242"/>
          <table:table-cell table:number-columns-repeated="767"/>
        </table:table-row>
        <table:table-row table:style-name="ro34">
          <table:table-cell table:style-name="ce49" office:value-type="string">
            <text:p>description_E_HeadingInFrame</text:p>
          </table:table-cell>
          <table:table-cell table:style-name="ce71" office:value-type="string">
            <text:p>The heading is placed inside a frame.</text:p>
          </table:table-cell>
          <table:table-cell table:style-name="ce73" office:value-type="string">
            <text:p>El encabezado está dentro de un marco.</text:p>
          </table:table-cell>
          <table:table-cell table:style-name="ce71" office:value-type="string">
            <text:p>Deze kop <text:span text:style-name="T1">staat</text:span><text:span text:style-name="T2"> in een frame.</text:span></text:p>
          </table:table-cell>
          <table:table-cell table:style-name="ce80" office:value-type="string">
            <text:p>Ce tittre se trouve dans un cadre.</text:p>
          </table:table-cell>
          <table:table-cell table:style-name="ce71" office:value-type="string">
            <text:p>Η επικεφαλίδα βρίσκεται μέσα σε πλαίσιο.</text:p>
          </table:table-cell>
          <table:table-cell table:style-name="ce81" office:value-type="string">
            <text:p>A cabeceira está dentro dun marco.</text:p>
          </table:table-cell>
          <table:table-cell table:style-name="ce71" office:value-type="string">
            <text:p>Die Überschrift befindet sich in einem Frame.</text:p>
          </table:table-cell>
          <table:table-cell table:style-name="ce71" table:number-columns-repeated="7"/>
          <table:table-cell table:style-name="ce75" table:number-columns-repeated="242"/>
          <table:table-cell table:number-columns-repeated="767"/>
        </table:table-row>
        <table:table-row table:style-name="ro34">
          <table:table-cell table:style-name="ce49" office:value-type="string">
            <text:p>description_E_HeadingInSection</text:p>
          </table:table-cell>
          <table:table-cell table:style-name="ce71" office:value-type="string">
            <text:p>A heading is placed inside a section</text:p>
          </table:table-cell>
          <table:table-cell table:style-name="ce73" office:value-type="string">
            <text:p>Un encabezado está dentro de una sección.</text:p>
          </table:table-cell>
          <table:table-cell table:style-name="ce71" office:value-type="string">
            <text:p>Deze kop <text:span text:style-name="T1">staat</text:span><text:span text:style-name="T2"> in een sectie.</text:span></text:p>
          </table:table-cell>
          <table:table-cell table:style-name="ce80" office:value-type="string">
            <text:p>Ce titre se trouve dans une section.</text:p>
          </table:table-cell>
          <table:table-cell table:style-name="ce71" office:value-type="string">
            <text:p>Η επικεφαλίδα βρίσκεται μέσα σε περιοχή.</text:p>
          </table:table-cell>
          <table:table-cell table:style-name="ce81" office:value-type="string">
            <text:p>A cabeceira está dentro dunha sección.</text:p>
          </table:table-cell>
          <table:table-cell table:style-name="ce71" table:number-columns-repeated="8"/>
          <table:table-cell table:style-name="ce75" table:number-columns-repeated="242"/>
          <table:table-cell table:number-columns-repeated="767"/>
        </table:table-row>
        <table:table-row table:style-name="ro36">
          <table:table-cell table:style-name="ce49" office:value-type="string">
            <text:p>description_E_NoLanguage</text:p>
          </table:table-cell>
          <table:table-cell table:style-name="ce72" office:value-type="string">
            <text:p>The language of a span of text is set to "None". Screen readers and text-to-speech software need to know the language in order to convert the text to speech.</text:p>
          </table:table-cell>
          <table:table-cell table:style-name="ce73"/>
          <table:table-cell table:style-name="ce72" office:value-type="string">
            <text:p>De taal van dit stuk tekst staat ingesteld op "Geen". Schermlezers en andere spraaksynthesesoftware hebben taalinformatie nodig.</text:p>
          </table:table-cell>
          <table:table-cell table:style-name="ce71"/>
          <table:table-cell table:style-name="ce71" office:value-type="string">
            <text:p>Η γλώσσα κειμένου δεν έχει καθοριστεί. Οι αναγνώστες οθόνης και το λογισμικό για μετατροπή φωνής σε κείμενο πρέπει να γνωρίζουν τη γλώσσα προκειμένου να μετατρέψουν το κείμενο σε φωνή.</text:p>
          </table:table-cell>
          <table:table-cell table:style-name="ce81" office:value-type="string">
            <text:p>O idioma dunha cela de texto está como “Ningún”. Os lectores de pantalla e o software de texto-a-fala necesita saber o <text:s/>idioma para converter o texto en fala.</text:p>
          </table:table-cell>
          <table:table-cell table:style-name="ce71" office:value-type="string">
            <text:p>Die Sprache eines Textbereichs ist als “Keine” definiert. Bildschirmleseprogramme und andere Sprachsyntheseprogramme brauchen die Angabe der Sprache für die Sprachausgabe.</text:p>
          </table:table-cell>
          <table:table-cell table:style-name="ce71" table:number-columns-repeated="7"/>
          <table:table-cell table:style-name="ce75" table:number-columns-repeated="242"/>
          <table:table-cell table:number-columns-repeated="767"/>
        </table:table-row>
        <table:table-row table:style-name="ro37">
          <table:table-cell table:style-name="ce49" office:value-type="string">
            <text:p>description_E_NoDefaultLanguage</text:p>
          </table:table-cell>
          <table:table-cell table:style-name="ce71" office:value-type="string">
            <text:p>The document has no default language. Screen readers and other text-to-speech systems need to know the default language of the document. </text:p>
          </table:table-cell>
          <table:table-cell table:style-name="ce73" office:value-type="string">
            <text:p>El documento no tiene idioma por defecto. Los lectores de pantalla y otros sistemas de texto a voz necesitan saber el lenguaje por defecto del documento.</text:p>
          </table:table-cell>
          <table:table-cell table:style-name="ce71" office:value-type="string">
            <text:p>Het document heeft geen standaardtaal. <text:span text:style-name="T1">Schermlezers</text:span><text:span text:style-name="T2"> en andere spraaksynthesesoftware hebben deze informatie nodig.</text:span></text:p>
          </table:table-cell>
          <table:table-cell table:style-name="ce71"/>
          <table:table-cell table:style-name="ce71" office:value-type="string">
            <text:p>Το κείμενο δεν έχει προκαθορισμένη γλώσσα. Οι αναγνώστες οθόνης και το λογισμικό για μετατροπή φωνής σε κείμενο πρέπει να γνωρίζουν την προκαθορισμένη γλώσσα.</text:p>
          </table:table-cell>
          <table:table-cell table:style-name="ce81" office:value-type="string">
            <text:p>O documento non ten idioma predeterminado. Os lectores de pantalla e outros sistema texto-a-fala necesitan saber o idioma predeterminado do documento.</text:p>
          </table:table-cell>
          <table:table-cell table:style-name="ce71" office:value-type="string">
            <text:p>Das Dokument hat keine Standardsprache. Bildschirmleseprogramme und andere Sprachsyntheseprogramme brauchen die Angabe der Sprache.</text:p>
          </table:table-cell>
          <table:table-cell table:style-name="ce71" table:number-columns-repeated="7"/>
          <table:table-cell table:style-name="ce75" table:number-columns-repeated="242"/>
          <table:table-cell table:number-columns-repeated="767"/>
        </table:table-row>
        <table:table-row table:style-name="ro36">
          <table:table-cell table:style-name="ce49" office:value-type="string">
            <text:p>description_E_NoHyperlinkLanguage</text:p>
          </table:table-cell>
          <table:table-cell table:style-name="ce72" office:value-type="string">
            <text:p>The language of a hyperlink is set to "None". Screen readers and text-to-speech software need to know the language in order to convert the text to speech.</text:p>
          </table:table-cell>
          <table:table-cell table:style-name="ce73"/>
          <table:table-cell table:style-name="ce72" office:value-type="string">
            <text:p>De taal van deze link staat ingesteld op "Geen". Schermlezers en andere spraaksynthesesoftware hebben taalinformatie nodig.</text:p>
          </table:table-cell>
          <table:table-cell table:style-name="ce71"/>
          <table:table-cell table:style-name="ce71" office:value-type="string">
            <text:p>Η γλώσσα διασύνδεσης δεν έχει καθοριστεί. Οι αναγνώστες οθόνης και το λογισμικό για μετατροπή φωνής σε κείμενο πρέπει να γνωρίζουν τη γλώσσα προκειμένου να μετατρέψουν το κείμενο σε φωνή.</text:p>
          </table:table-cell>
          <table:table-cell table:style-name="ce81" office:value-type="string">
            <text:p>O idioma dunha ligazón está como “Ningún”. Os lectores de pantalla e o software de texto-a-fala necesitan determinar o idioma para converter o texto en fala.</text:p>
          </table:table-cell>
          <table:table-cell table:style-name="ce71" office:value-type="string">
            <text:p>Die Sprache eines Hyperlinks ist als “Keine” definiert. Bildschirmleseprogramme und andere Sprachsyntheseprogramme brauchen die Angabe der Sprache für die Sprachausgabe.</text:p>
          </table:table-cell>
          <table:table-cell table:style-name="ce71" table:number-columns-repeated="7"/>
          <table:table-cell table:style-name="ce75" table:number-columns-repeated="242"/>
          <table:table-cell table:number-columns-repeated="767"/>
        </table:table-row>
        <table:table-row table:style-name="ro38">
          <table:table-cell table:style-name="ce49" office:value-type="string">
            <text:p>description_E_UnsupportedImageFormat</text:p>
          </table:table-cell>
          <table:table-cell table:style-name="ce73" office:value-type="string">
            <text:p>The image is not in a format supported by DAISY. Only PNG and JPG images are excepted.</text:p>
          </table:table-cell>
          <table:table-cell table:style-name="ce73" office:value-type="string">
            <text:p>Una imagen no está en un formato compatible con DAISY. Únicamente se exceptúan las imágenes PNG y JPG.</text:p>
          </table:table-cell>
          <table:table-cell table:style-name="ce71" office:value-type="string">
            <text:p>De afbeelding is niet opgeslagen in een formaat ondersteund door DAISY. Enkel PNG- en JPG-afbeeldingen worden aanvaard.</text:p>
          </table:table-cell>
          <table:table-cell table:style-name="ce71"/>
          <table:table-cell table:style-name="ce71" office:value-type="string">
            <text:p>Η εικόνα δεν είναι σε μορφή που υποστηρίζεται από DAISY. <text:s/>Μόνο οι μορφές png και jpg γίνονται δεκτές.</text:p>
          </table:table-cell>
          <table:table-cell table:style-name="ce81" office:value-type="string">
            <text:p>A imaxe non está nun formato admitido por DAISY. Soamente PNG e JPG son excepcionais.</text:p>
          </table:table-cell>
          <table:table-cell table:style-name="ce71" office:value-type="string">
            <text:p>Das Bild liegt in einem Format vor, das von DAISY nicht unterstützt wird. DAISY unterstützt nur Bilder PNG und JPG-Bilder.</text:p>
          </table:table-cell>
          <table:table-cell table:style-name="ce71" table:number-columns-repeated="7"/>
          <table:table-cell table:style-name="ce75" table:number-columns-repeated="242"/>
          <table:table-cell table:number-columns-repeated="767"/>
        </table:table-row>
        <table:table-row table:style-name="ro39">
          <table:table-cell table:style-name="ce49" office:value-type="string">
            <text:p>description_E_ImageAnchorFloat</text:p>
          </table:table-cell>
          <table:table-cell table:style-name="ce71" office:value-type="string">
            <text:p>The image anchor is not set to "As Character".</text:p>
          </table:table-cell>
          <table:table-cell table:style-name="ce73" office:value-type="string">
            <text:p>El ancla de una imagen no está configurada "Como Carácter".</text:p>
          </table:table-cell>
          <table:table-cell table:style-name="ce71" office:value-type="string">
            <text:p>De verankering van de afbeelding staat niet op "Als teken".</text:p>
          </table:table-cell>
          <table:table-cell table:style-name="ce71"/>
          <table:table-cell table:style-name="ce71" office:value-type="string">
            <text:p>Η αγκύρωση της εικόνας δεν έχει οριστεί σαν ένας ακόμα χαρακτήρας.</text:p>
          </table:table-cell>
          <table:table-cell table:style-name="ce81" office:value-type="string">
            <text:p>A largura da imaxe non está “Como carácter”.</text:p>
          </table:table-cell>
          <table:table-cell table:style-name="ce71" office:value-type="string">
            <text:p>Die Verankerung des Bildes ist nicht “Als Zeichen”.</text:p>
          </table:table-cell>
          <table:table-cell table:style-name="ce71" table:number-columns-repeated="7"/>
          <table:table-cell table:style-name="ce75" table:number-columns-repeated="242"/>
          <table:table-cell table:number-columns-repeated="767"/>
        </table:table-row>
        <table:table-row table:style-name="ro39">
          <table:table-cell table:style-name="ce49" office:value-type="string">
            <text:p>description_A_NoTitle</text:p>
          </table:table-cell>
          <table:table-cell table:style-name="ce71" office:value-type="string">
            <text:p>The document has no title.</text:p>
          </table:table-cell>
          <table:table-cell table:style-name="ce73" office:value-type="string">
            <text:p>El documento no tiene título.</text:p>
          </table:table-cell>
          <table:table-cell table:style-name="ce71" office:value-type="string">
            <text:p>Het document bevat geen alinea met opmaakprofiel "Titel".</text:p>
          </table:table-cell>
          <table:table-cell table:style-name="ce72" office:value-type="string">
            <text:p>Le document ne contient aucun paragraphe avec le style "Titre principal".</text:p>
          </table:table-cell>
          <table:table-cell table:style-name="ce71" office:value-type="string">
            <text:p>Το κείμενο δεν έχει τίτλο.</text:p>
          </table:table-cell>
          <table:table-cell table:style-name="ce81" office:value-type="string">
            <text:p>O documento non ten título.</text:p>
          </table:table-cell>
          <table:table-cell table:style-name="ce71" office:value-type="string">
            <text:p>Das Dokument hat keinen Titel.</text:p>
          </table:table-cell>
          <table:table-cell table:style-name="ce71" table:number-columns-repeated="7"/>
          <table:table-cell table:style-name="ce75" table:number-columns-repeated="242"/>
          <table:table-cell table:number-columns-repeated="767"/>
        </table:table-row>
        <table:table-row table:style-name="ro38">
          <table:table-cell table:style-name="ce49" office:value-type="string">
            <text:p>description_A_NoHeadings</text:p>
          </table:table-cell>
          <table:table-cell table:style-name="ce71" office:value-type="string">
            <text:p>The document contains no headings. Headings help readers navigate the parts, chapters and/or sections in a document.</text:p>
          </table:table-cell>
          <table:table-cell table:style-name="ce73" office:value-type="string">
            <text:p>El documento no contiene encabezados. Los encabezados ayudan a los lectores a navegar por las partes, capítulos y/o secciones en un documento.</text:p>
          </table:table-cell>
          <table:table-cell table:style-name="ce78" office:value-type="string">
            <text:p>Het document bevat geen koppen. De aanwezigheid van koppen maakt het de lezer gemakkelijker om te navigeren door delen, hoofdstukken en secties. </text:p>
          </table:table-cell>
          <table:table-cell table:style-name="ce78" office:value-type="string">
            <text:p>Aucun titre n'a été défini.</text:p>
          </table:table-cell>
          <table:table-cell table:style-name="ce71" office:value-type="string">
            <text:p>Το κείμενο δνε περιέχει επικεφαλίδες. Οι επικεφαλίδες βοηθούν τους αναγνώστες να περιηγούνται σε τμήματα, κεφάλαια, και περιοχές του κειμένου.</text:p>
          </table:table-cell>
          <table:table-cell table:style-name="ce81" office:value-type="string">
            <text:p>O documento non contén cabeceiras. As cabeceiras axudan os lectores a navegar entre as partes, capítulo e/ou seccións do documento.</text:p>
          </table:table-cell>
          <table:table-cell table:style-name="ce78" office:value-type="string">
            <text:p>Es wurden keine Überschriften definiert.</text:p>
          </table:table-cell>
          <table:table-cell table:style-name="ce78" office:value-type="string">
            <text:p>Ingen overskrifter er definert.</text:p>
          </table:table-cell>
          <table:table-cell table:style-name="ce78" office:value-type="string">
            <text:p>Não foram definidos cabeçalhos.</text:p>
          </table:table-cell>
          <table:table-cell table:style-name="ce78" office:value-type="string">
            <text:p>Não foram definidos cabeçalhos.</text:p>
          </table:table-cell>
          <table:table-cell table:style-name="ce83" office:value-type="string">
            <text:p>Naslovi niso določeni.</text:p>
          </table:table-cell>
          <table:table-cell table:style-name="ce78" office:value-type="string">
            <text:p>Non sono state definite intestazioni.</text:p>
          </table:table-cell>
          <table:table-cell table:style-name="ce71" office:value-type="string">
            <text:p>Inga rubriker är definierade.</text:p>
          </table:table-cell>
          <table:table-cell table:style-name="ce78" office:value-type="string">
            <text:p>No s'han definit encapçalaments.</text:p>
          </table:table-cell>
          <table:table-cell table:style-name="ce78" office:value-type="string">
            <text:p>Nie zdefiniowano nagłówków.</text:p>
          </table:table-cell>
          <table:table-cell table:style-name="ce75" office:value-type="string">
            <text:p>لم يتم تحديد عنوان</text:p>
          </table:table-cell>
          <table:table-cell table:style-name="ce75" table:number-columns-repeated="240"/>
          <table:table-cell table:number-columns-repeated="767"/>
        </table:table-row>
        <table:table-row table:style-name="ro39">
          <table:table-cell table:style-name="ce49" office:value-type="string">
            <text:p>description_A_NoSubtitle</text:p>
          </table:table-cell>
          <table:table-cell table:style-name="ce71" office:value-type="string">
            <text:p>The document may need a subtitle.</text:p>
          </table:table-cell>
          <table:table-cell table:style-name="ce73" office:value-type="string">
            <text:p>El documento puede necesitar un subtítulo.</text:p>
          </table:table-cell>
          <table:table-cell table:style-name="ce71" office:value-type="string">
            <text:p>Het document heeft mogelijk een ondertitel nodig.</text:p>
          </table:table-cell>
          <table:table-cell table:style-name="ce80" office:value-type="string">
            <text:p>Ce document pourrait avoir besoin d’un sous-titre.</text:p>
          </table:table-cell>
          <table:table-cell table:style-name="ce71" office:value-type="string">
            <text:p>Το κέιμενο ίσως χρειάζεται υπότιτλο.</text:p>
          </table:table-cell>
          <table:table-cell table:style-name="ce81" office:value-type="string">
            <text:p>O documento pode necesitar un subtítulo.</text:p>
          </table:table-cell>
          <table:table-cell table:style-name="ce71" office:value-type="string">
            <text:p>Das Dokument braucht vielleicht einen Untertitel.</text:p>
          </table:table-cell>
          <table:table-cell table:style-name="ce71" table:number-columns-repeated="7"/>
          <table:table-cell table:style-name="ce75" table:number-columns-repeated="242"/>
          <table:table-cell table:number-columns-repeated="767"/>
        </table:table-row>
        <table:table-row table:style-name="ro37">
          <table:table-cell table:style-name="ce49" office:value-type="string">
            <text:p>description_A_AlternateLevel</text:p>
          </table:table-cell>
          <table:table-cell table:style-name="ce71" office:value-type="string">
            <text:p>The document uses more than 6 levels of headings. The heading structure will not be adopted completely in HTML and DAISY if no special precautions are taken.</text:p>
          </table:table-cell>
          <table:table-cell table:style-name="ce73" office:value-type="string">
            <text:p>El documento utiliza más de 6 niveles de encabezados. La estructura de encabezados no se adoptará de forma completa en HTML ni DAISY si no se toman precauciones.</text:p>
          </table:table-cell>
          <table:table-cell table:style-name="ce71" office:value-type="string">
            <text:p>Het document bevat meer dan 6 niveaus van koppen. Indien geen speciale maatregelen worden genomen, zal de structuur van het document niet volledig worden overgenomen bij het omzetten naar HTML of DAISY.</text:p>
          </table:table-cell>
          <table:table-cell table:style-name="ce71"/>
          <table:table-cell table:style-name="ce71" office:value-type="string">
            <text:p>Το κέιμενο χρησιμοποιεί περισσότερα από 6 επίπεδα επικεφαλίδων. Η δομή των επικεφαλίδων δε θα υιοθετηθεί πλήρως από HTML και DAISY αν δε ληφθούν τα κατάλληλα μέτρα.</text:p>
          </table:table-cell>
          <table:table-cell table:style-name="ce81" office:value-type="string">
            <text:p>O documento usa máis de 6 niveis de cabeceiras. A estrutura de cabeceiras non poderá ser adaptada completamente a HTML nin a DAISY se non se toman precaucións.</text:p>
          </table:table-cell>
          <table:table-cell table:style-name="ce71" office:value-type="string">
            <text:p>Das Dokument enthält mehr als 6 Überschriftsebenen. Diese Gliedrung kann in HTML und DAISY nicht ohne Weiteres übernommen werden.</text:p>
          </table:table-cell>
          <table:table-cell table:style-name="ce71" table:number-columns-repeated="7"/>
          <table:table-cell table:style-name="ce75" table:number-columns-repeated="242"/>
          <table:table-cell table:number-columns-repeated="767"/>
        </table:table-row>
        <table:table-row table:style-name="ro37">
          <table:table-cell table:style-name="ce49" office:value-type="string">
            <text:p>description_A_FakeUnorderedList</text:p>
          </table:table-cell>
          <table:table-cell table:style-name="ce71" office:value-type="string">
            <text:p>The document contains content that visually looks like a list but that does not use proper lists styles.</text:p>
          </table:table-cell>
          <table:table-cell table:style-name="ce73" office:value-type="string">
            <text:p>El documento contiene contenido que visualmente parece una lista pero no utiliza estilos apropiados de lista.</text:p>
          </table:table-cell>
          <table:table-cell table:style-name="ce71" office:value-type="string">
            <text:p>Het document bevat tekst die er uitziet als een lijst, maar die geen echte lijst is (die dus geen gebruik maakt van een speciale lijstopmaak).</text:p>
          </table:table-cell>
          <table:table-cell table:style-name="ce71"/>
          <table:table-cell table:style-name="ce71" office:value-type="string">
            <text:p>Το κείμενο περιλαμβάνει περιεχόμενο που μοιάζει με λίστα αλλά δε χρησιμοποιεί σωστό στυλ λίστας.</text:p>
          </table:table-cell>
          <table:table-cell table:style-name="ce81" office:value-type="string">
            <text:p>O documento ten contido que visualmente parece unha lista pero que non usa auténticos estilos de lista.</text:p>
          </table:table-cell>
          <table:table-cell table:style-name="ce71" office:value-type="string">
            <text:p>Das Dokument enthält Zeilen die formatiert sinds um wie eine Aufzählung/Liste auszusehen aber keine Listenvorlagen verwenden.</text:p>
          </table:table-cell>
          <table:table-cell table:style-name="ce71" table:number-columns-repeated="7"/>
          <table:table-cell table:style-name="ce75" table:number-columns-repeated="242"/>
          <table:table-cell table:number-columns-repeated="767"/>
        </table:table-row>
        <table:table-row table:style-name="ro38">
          <table:table-cell table:style-name="ce49" office:value-type="string">
            <text:p>description_A_FakeOrderedList</text:p>
          </table:table-cell>
          <table:table-cell table:style-name="ce71" office:value-type="string">
            <text:p>The document contains content that visually looks like a numbered list but that does not use proper lists styles.</text:p>
          </table:table-cell>
          <table:table-cell table:style-name="ce73" office:value-type="string">
            <text:p>El documento contiene contenido que visualmente parece una lista numerada pero no utiliza estilos apropiados de lista.</text:p>
          </table:table-cell>
          <table:table-cell table:style-name="ce71" office:value-type="string">
            <text:p>Het document bevat tekst die er uitziet als een genummerde lijst, maar die geen echte lijst is (die dus geen gebruik maakt van een speciale lijstopmaak).</text:p>
          </table:table-cell>
          <table:table-cell table:style-name="ce71"/>
          <table:table-cell table:style-name="ce71" office:value-type="string">
            <text:p>Το κείμενο περιλαμβάνει περιεχόμενο που μοιάζει με αριθμημένη λίστα αλλά δε χρησιμοποιεί σωστο στυλ λίστας.</text:p>
          </table:table-cell>
          <table:table-cell table:style-name="ce81" office:value-type="string">
            <text:p>O documento ten contido que visualmente parece unha lista numerada pero que non usa auténticos estilos de lista.</text:p>
          </table:table-cell>
          <table:table-cell table:style-name="ce71" office:value-type="string">
            <text:p>Das Dokument enthält Zeilen die wie eine nummerierte Liste aussehen aber keine Listenvorlagen verwenden.</text:p>
          </table:table-cell>
          <table:table-cell table:style-name="ce71" table:number-columns-repeated="7"/>
          <table:table-cell table:style-name="ce75" table:number-columns-repeated="242"/>
          <table:table-cell table:number-columns-repeated="767"/>
        </table:table-row>
        <table:table-row table:style-name="ro40">
          <table:table-cell table:style-name="ce49" office:value-type="string">
            <text:p>description_A_EmptyList</text:p>
          </table:table-cell>
          <table:table-cell table:style-name="ce71" table:number-columns-repeated="4"/>
          <table:table-cell table:style-name="ce75" table:number-columns-repeated="2"/>
          <table:table-cell table:style-name="ce71" table:number-columns-repeated="8"/>
          <table:table-cell table:style-name="ce75" table:number-columns-repeated="242"/>
          <table:table-cell table:number-columns-repeated="767"/>
        </table:table-row>
        <table:table-row table:style-name="ro39">
          <table:table-cell table:style-name="ce49" office:value-type="string">
            <text:p>description_A_LinkedImage</text:p>
          </table:table-cell>
          <table:table-cell table:style-name="ce71" office:value-type="string">
            <text:p>The image is linked to the document instead of being embedded.</text:p>
          </table:table-cell>
          <table:table-cell table:style-name="ce71" office:value-type="string">
            <text:p>La imagen está enlazada al documento en vez de estar incrustada.</text:p>
          </table:table-cell>
          <table:table-cell table:style-name="ce71" office:value-type="string">
            <text:p>Het document bevat een referentie naar de afbeelding, en niet de afbeelding zelf.</text:p>
          </table:table-cell>
          <table:table-cell table:style-name="ce72" office:value-type="string">
            <text:p>Le document contient seulement un lien vers le fichier d'image et non pas l'image elle-même.</text:p>
          </table:table-cell>
          <table:table-cell table:style-name="ce71" office:value-type="string">
            <text:p>Η εικόνα συνδέεται με το κείμενο αντί να είναι ενσωματωμένη.</text:p>
          </table:table-cell>
          <table:table-cell table:style-name="ce81" office:value-type="string">
            <text:p>A imaxe está ligada ao documento en lugar de estar incorporada.</text:p>
          </table:table-cell>
          <table:table-cell table:style-name="ce71" office:value-type="string">
            <text:p>Das Bild ist mit dem Dokument verknüpft statt eingebettet.</text:p>
          </table:table-cell>
          <table:table-cell table:style-name="ce71" table:number-columns-repeated="7"/>
          <table:table-cell table:style-name="ce75" table:number-columns-repeated="242"/>
          <table:table-cell table:number-columns-repeated="767"/>
        </table:table-row>
        <table:table-row table:style-name="ro41">
          <table:table-cell table:style-name="ce49" office:value-type="string">
            <text:p>description_A_ImageWithoutAlt</text:p>
          </table:table-cell>
          <table:table-cell table:style-name="ce71" office:value-type="string">
            <text:p>The image has no text alternative (Title and/or Description). A text alternative ensures that the information conveyed by the image is also available to people who cannot see.</text:p>
          </table:table-cell>
          <table:table-cell table:style-name="ce71" office:value-type="string">
            <text:p>La imagen no tiene texto alternativo (Título y/o Descripción). Un texto alternativo asegura que la información transmitida por la imagen está también disponible a las personas que no pueden ver. </text:p>
          </table:table-cell>
          <table:table-cell table:style-name="ce78" office:value-type="string">
            <text:p>De afbeelding is niet voorzien van een tekstalternatief (een titel en/of een beschrijving). Een tekstalternatief verzekert dat de informatie in de afbeelding ook beschikbaar is voor blinde <text:span text:style-name="T1">personen</text:span><text:span text:style-name="T2">.</text:span></text:p>
          </table:table-cell>
          <table:table-cell table:style-name="ce78" office:value-type="string">
            <text:p>Le document contient des images sans titre ni description alternative.</text:p>
          </table:table-cell>
          <table:table-cell table:style-name="ce71" office:value-type="string">
            <text:p>Η εικόνα δεν έχει εναλλακτικό κείμενο. (Τίτλο η περιγραφή). Το εναλλακτικό κείμενο διαβεβαιώνει πως η πληροφορία που περιέχεται στην εικόνα είναι διαθέσιμη και σε ανθρώπους που δε μπορούν να δούνε.</text:p>
          </table:table-cell>
          <table:table-cell table:style-name="ce81" office:value-type="string">
            <text:p>A imaxe non ten texto alternativo (Título e/ou Descrición). Un texto alternativo asegura que a información transmitida pola imaxe tamén estea dispoñíbel para a xente que non pode ver.</text:p>
          </table:table-cell>
          <table:table-cell table:style-name="ce78" office:value-type="string">
            <text:p>Das Dokument enthält Bilder ohne Titel oder alternative Beschreibung.</text:p>
          </table:table-cell>
          <table:table-cell table:style-name="ce78" office:value-type="string">
            <text:p>Dokumentet inneholder bilder uten tittel eller alternativ tekstlig beskrivelse.</text:p>
          </table:table-cell>
          <table:table-cell table:style-name="ce78" office:value-type="string">
            <text:p>O documento contém imagens sem título ou descripção alternativa.</text:p>
          </table:table-cell>
          <table:table-cell table:style-name="ce78" office:value-type="string">
            <text:p>O documento contém imagens sem título ou descrição alternativa.</text:p>
          </table:table-cell>
          <table:table-cell table:style-name="ce83" office:value-type="string">
            <text:p>Dokument vsebuje slike brez naslova ali pomožnega opisa.</text:p>
          </table:table-cell>
          <table:table-cell table:style-name="ce78" office:value-type="string">
            <text:p>Il documento contiene immagini senza titolo o descrizione alternativa.</text:p>
          </table:table-cell>
          <table:table-cell table:style-name="ce71" office:value-type="string">
            <text:p>Dokumentet innhåller bilder utan namn eller alternativ beskrivning.</text:p>
          </table:table-cell>
          <table:table-cell table:style-name="ce78" office:value-type="string">
            <text:p>El document conté imatges sense títol o sense descripció alternativa.</text:p>
          </table:table-cell>
          <table:table-cell table:style-name="ce78" office:value-type="string">
            <text:p>Dokument zawiera obrazy bez tytułu oraz tekstu alternatywnego.</text:p>
          </table:table-cell>
          <table:table-cell table:style-name="ce75" office:value-type="string">
            <text:p>وتتضمن الوثيقة صورا بدون عنوان أو وصف بديل</text:p>
          </table:table-cell>
          <table:table-cell table:style-name="ce75" table:number-columns-repeated="240"/>
          <table:table-cell table:number-columns-repeated="767"/>
        </table:table-row>
        <table:table-row table:style-name="ro42">
          <table:table-cell table:style-name="ce49" office:value-type="string">
            <text:p>description_A_ObjectWithoutAlt</text:p>
          </table:table-cell>
          <table:table-cell table:style-name="ce71" office:value-type="string">
            <text:p>The object has no text alternative (Title and/or Description). A text alternative makes sure that the information conveyed by the object is also available to people who cannot see.</text:p>
          </table:table-cell>
          <table:table-cell table:style-name="ce71" office:value-type="string">
            <text:p>El objeto no tiene texto alternativo (Título y/o Descripción). Un texto alternativo asegura que la información transmitida por el objeto está también disponible a las personas que no pueden ver.</text:p>
          </table:table-cell>
          <table:table-cell table:style-name="ce78" office:value-type="string">
            <text:p>Het object is niet voorzien van een tekstalternatief (een titel en/of een beschrijving). Een tekstalternatief verzekert dat de informatie in het object ook beschikbaar is voor blinde <text:span text:style-name="T1">personen</text:span><text:span text:style-name="T2">.</text:span></text:p>
          </table:table-cell>
          <table:table-cell table:style-name="ce78" office:value-type="string">
            <text:p>Le document contient des objets sans titre ni description alternative.</text:p>
          </table:table-cell>
          <table:table-cell table:style-name="ce71" office:value-type="string">
            <text:p>Το αντικείμενο δεν έχει εναλλακτικό κείμενο. (Τίτλο η περιγραφή). Το εναλλακτικό κείμενο διαβεβαιώνει πως η πληροφορία που περιέχεται στο αντικείμενο είναι διαθέσιμη και σε ανθρώπους που δε μπορούν να δούνε.</text:p>
          </table:table-cell>
          <table:table-cell table:style-name="ce81" office:value-type="string">
            <text:p>O obxecto non ten texto alternativo (Título e/ou Descrición). Un texto alternativo asegura que a información transmitida polo obxecto tamén estea dispoñíbel para a xente que non pode ver.</text:p>
          </table:table-cell>
          <table:table-cell table:style-name="ce71" office:value-type="string">
            <text:p>Das Objekt hat keine alternative Beschreibung (Titel und/ oder Beschreibung). Eine Textalternative macht die Informationen, die durch das Objekt vermittelt werden, zugänglich für Blinde.</text:p>
          </table:table-cell>
          <table:table-cell table:style-name="ce71" table:number-columns-repeated="7"/>
          <table:table-cell table:style-name="ce75" table:number-columns-repeated="242"/>
          <table:table-cell table:number-columns-repeated="767"/>
        </table:table-row>
        <table:table-row table:style-name="ro42">
          <table:table-cell table:style-name="ce49" office:value-type="string">
            <text:p>description_A_FormulaWithoutAlt</text:p>
          </table:table-cell>
          <table:table-cell table:style-name="ce71" office:value-type="string">
            <text:p>The formula has no text alternative (Title and/or Description). A text alternative makes sure that the information conveyed by the formula is also available to people who cannot see.</text:p>
          </table:table-cell>
          <table:table-cell table:style-name="ce71" office:value-type="string">
            <text:p>La fórmula no tiene texto alternativo (Título y/o Descripción). Un texto alternativo asegura que la información transmitida por la fórmula está también disponible para las personas que no pueden ver.</text:p>
          </table:table-cell>
          <table:table-cell table:style-name="ce78" office:value-type="string">
            <text:p>De formule is niet voorzien van een tekstalternatief (een titel en/of een beschrijving). Een tekstalternatief verzekert dat de informatie in de formule ook beschikbaar is voor blinde <text:span text:style-name="T1">personen</text:span><text:span text:style-name="T2">.</text:span></text:p>
          </table:table-cell>
          <table:table-cell table:style-name="ce78" office:value-type="string">
            <text:p>Le document contient des formules sans titre ni description alternative.</text:p>
          </table:table-cell>
          <table:table-cell table:style-name="ce71" office:value-type="string">
            <text:p>Η φόρμουλα δεν έχει εναλλακτικό κείμενο. (Τίτλο η περιγραφή). Το εναλλακτικό κείμενο διαβεβαιώνει πως η πληροφορία που περιέχεται στη φόρμουλα είναι διαθέσιμη και σε ανθρώπους που δε μπορούν να δούνε.</text:p>
          </table:table-cell>
          <table:table-cell table:style-name="ce81" office:value-type="string">
            <text:p>A formula non ten texto alternativo (Título/ou Descrición). Un texto alternativo asegura que a información transmitida pola fórmula tamén estea dispoñíbel para a xente que non pode vela.</text:p>
          </table:table-cell>
          <table:table-cell table:style-name="ce71" office:value-type="string">
            <text:p>Die Formel hat keine alternative Beschreibung (Titel und/oder Beschreibung). Eine Textalternative macht die Informationen, die durch die Formel vermittelt werden, zugänglich für Blinde.</text:p>
          </table:table-cell>
          <table:table-cell table:style-name="ce71" table:number-columns-repeated="7"/>
          <table:table-cell table:style-name="ce75" table:number-columns-repeated="242"/>
          <table:table-cell table:number-columns-repeated="767"/>
        </table:table-row>
        <table:table-row table:style-name="ro41">
          <table:table-cell table:style-name="ce49" office:value-type="string">
            <text:p>description_A_FakeTable</text:p>
          </table:table-cell>
          <table:table-cell table:style-name="ce71" office:value-type="string">
            <text:p>Text has been formatted to look like a table using the space bar and/or the Tab key. Although it looks like a table visually, it is not recognized as a table by screen readers or other assistive technologies.</text:p>
          </table:table-cell>
          <table:table-cell table:style-name="ce71" office:value-type="string">
            <text:p>El texto se ha formateado para parecer una tabla utilizando la barra de espacio y/o la tecla Tabulador. Aunque visualmente parezca una tabla, no es reconocida como tal por los lectores de pantalla u otros productos de apoyo.</text:p>
          </table:table-cell>
          <table:table-cell table:style-name="ce71" office:value-type="string">
            <text:p>Het document bevat tekst die kunstmatig (met behulp van spaties en tabs) is weergegeven in tabelvorm. Hoewel de tekst er uitziet als een tabel, wordt ze door <text:span text:style-name="T1">schermlezers</text:span><text:span text:style-name="T2"> niet als dusdanig herkend.</text:span></text:p>
          </table:table-cell>
          <table:table-cell table:style-name="ce71"/>
          <table:table-cell table:style-name="ce71" office:value-type="string">
            <text:p>Το κείμενο έχει μορφοποιηθεί ώστε να μοιάζει με πίνακα με τη χρήση του πλήκτρου space bar ή tab. Αν και μοιάζει με πίνακα, οι αναγνώστες οθόνης δεν το αναγνωρίζουν.</text:p>
          </table:table-cell>
          <table:table-cell table:style-name="ce81" office:value-type="string">
            <text:p>Formatouse o texto para parecer como unha táboa usando a barra espazadora e/ou a tecla Tab. Mesmo aínda que pareza unha táboa visualmente, non se recoñece como unha táboa polos lectores de pantalla ou outras tecnoloxías adaptativas.</text:p>
          </table:table-cell>
          <table:table-cell table:style-name="ce71" table:number-columns-repeated="8"/>
          <table:table-cell table:style-name="ce75" table:number-columns-repeated="242"/>
          <table:table-cell table:number-columns-repeated="767"/>
        </table:table-row>
        <table:table-row table:style-name="ro37">
          <table:table-cell table:style-name="ce49" office:value-type="string">
            <text:p>description_A_MergedCells</text:p>
          </table:table-cell>
          <table:table-cell table:style-name="ce71" office:value-type="string">
            <text:p>The table contains merged cells, which makes it more difficult for screen reader users to understand the table. Merged cells also create problems for conversion to DAISY or Braille.</text:p>
          </table:table-cell>
          <table:table-cell table:style-name="ce71" office:value-type="string">
            <text:p>La tabla contiene celdas combinadas lo que hace más difícil a los usuarios de lectores de pantalla entender la tabla. Las celdas combinadas también crean problemas para la conversión a DAISY o Braille.</text:p>
          </table:table-cell>
          <table:table-cell table:style-name="ce78" office:value-type="string">
            <text:p>De tabel bevat samengevoegde cellen, die het voor <text:span text:style-name="T1">schermlezer</text:span><text:span text:style-name="T2">gebruikers moeilijker maken om de tabel te begrijpen. Samengevoegde cellen vormen ook een probleem bij de conversie naar DAISY of braille.</text:span></text:p>
          </table:table-cell>
          <table:table-cell table:style-name="ce78" office:value-type="string">
            <text:p>Le document contient des tableaux avec des colonnes ou des lignes fusionnées.</text:p>
          </table:table-cell>
          <table:table-cell table:style-name="ce71" office:value-type="string">
            <text:p>Ο πίνακας περιέχει συγχωνευμένα κελιά, που δυσκολεύουν τους αναγνώστες οθόνης να κατανοήσουν τον πίνακα. Τα συγχωνευμένα κελιά δημιουργούν προβλήματα και στη μετατροπή DAISY ή Braille</text:p>
          </table:table-cell>
          <table:table-cell table:style-name="ce81" office:value-type="string">
            <text:p>A táboa contén celas fusionadas, o que fai máis difícil para os lectores de pantalla comprender a táboa. A fusión de celas tamén crea problemas de conversión a DAISY ou Braille.</text:p>
          </table:table-cell>
          <table:table-cell table:style-name="ce78" office:value-type="string">
            <text:p>Das Dokument enthält Tabellen mit zusammengeführten Zellen.</text:p>
          </table:table-cell>
          <table:table-cell table:style-name="ce78" office:value-type="string">
            <text:p>Dokumentet inneholder tabeller med sammenslåtte celler.</text:p>
          </table:table-cell>
          <table:table-cell table:style-name="ce78" office:value-type="string">
            <text:p>O documento contém tabelas que têm células mescladas.</text:p>
          </table:table-cell>
          <table:table-cell table:style-name="ce78" office:value-type="string">
            <text:p>O documento contém tabelas que possuem células mescladas.</text:p>
          </table:table-cell>
          <table:table-cell table:style-name="ce83" office:value-type="string">
            <text:p>Dokument vsebuje tabele s spojenimi celicami.</text:p>
          </table:table-cell>
          <table:table-cell table:style-name="ce78" office:value-type="string">
            <text:p>Il documento contiene tabelle con celle unite.</text:p>
          </table:table-cell>
          <table:table-cell table:style-name="ce71" office:value-type="string">
            <text:p>Dokumentet innehåller tabeller med sammanfogade celler.</text:p>
          </table:table-cell>
          <table:table-cell table:style-name="ce78" office:value-type="string">
            <text:p>El document conté taules amb cel·les foses.</text:p>
          </table:table-cell>
          <table:table-cell table:style-name="ce78" office:value-type="string">
            <text:p>Dokument zawiera tabele z połączonymi komórkami.</text:p>
          </table:table-cell>
          <table:table-cell table:style-name="ce75" office:value-type="string">
            <text:p>وثيقة تحتوي على جداول مع خلايا المدمجة.</text:p>
          </table:table-cell>
          <table:table-cell table:style-name="ce75" table:number-columns-repeated="240"/>
          <table:table-cell table:number-columns-repeated="767"/>
        </table:table-row>
        <table:table-row table:style-name="ro38">
          <table:table-cell table:style-name="ce49" office:value-type="string">
            <text:p>description_A_NestedTable</text:p>
          </table:table-cell>
          <table:table-cell table:style-name="ce71" office:value-type="string">
            <text:p>There is a table inside another table. Nested tables are difficult to navigate for screen reader users.</text:p>
          </table:table-cell>
          <table:table-cell table:style-name="ce71" office:value-type="string">
            <text:p>Hay una tabla dentro de otra tabla. Las tablas anidadas son difíciles de navegar por los usuarios de lector de pantalla.</text:p>
          </table:table-cell>
          <table:table-cell table:style-name="ce71" office:value-type="string">
            <text:p>De tabel <text:span text:style-name="T1">staat</text:span><text:span text:style-name="T2"> in een andere tabel. </text:span><text:span text:style-name="T1">Een dergelijke tabel</text:span><text:span text:style-name="T2"> is moeilijk te navigeren door </text:span><text:span text:style-name="T1">schermleze</text:span><text:span text:style-name="T2">rgebruikers.</text:span></text:p>
          </table:table-cell>
          <table:table-cell table:style-name="ce71"/>
          <table:table-cell table:style-name="ce71" office:value-type="string">
            <text:p>Υπάρχει πίνακας μέσα σε πίνακα. Οι συγχωνευμένοι πίνακες είναι δύσκολοι για χρήστες αναγνωστών οθόνης.</text:p>
          </table:table-cell>
          <table:table-cell table:style-name="ce81" office:value-type="string">
            <text:p>Hai unha táboa dentro doutra táboa. As táboas aniñadas son difíciles de navegar para os usuarios de lectores de pantalla.</text:p>
          </table:table-cell>
          <table:table-cell table:style-name="ce71" office:value-type="string">
            <text:p>Es gibt eine Tabelle innerhalb einer anderen Tabelle. Verschachtelte Tabellen sind für Bildschirmleseprogramme schwer zugänglich.</text:p>
          </table:table-cell>
          <table:table-cell table:style-name="ce71" table:number-columns-repeated="7"/>
          <table:table-cell table:style-name="ce75" table:number-columns-repeated="242"/>
          <table:table-cell table:number-columns-repeated="767"/>
        </table:table-row>
        <table:table-row table:style-name="ro37">
          <table:table-cell table:style-name="ce49" office:value-type="string">
            <text:p>description_A_NoTableHeading</text:p>
          </table:table-cell>
          <table:table-cell table:style-name="ce71" office:value-type="string">
            <text:p>The headings in this table are not properly identified. Table headings allow screen readers to associate table cells with the appropriate headings.</text:p>
          </table:table-cell>
          <table:table-cell table:style-name="ce71" office:value-type="string">
            <text:p>Los encabezados en esta tabla no están identificados de una forma apropiada. Los encabezados de tabla permiten a los lectores de pantalla asociar las celdas de tabla con los encabezados apropiados.</text:p>
          </table:table-cell>
          <table:table-cell table:style-name="ce78" office:value-type="string">
            <text:p>De tabel heeft geen kolomkoppen. <text:span text:style-name="T1">Om schermlezers in staat te stellen cellen met de juiste koppen te <text:s/>associëren</text:span><text:span text:style-name="T2">, moeten deze op een correcte manier aangeduid worden.</text:span></text:p>
          </table:table-cell>
          <table:table-cell table:style-name="ce78" office:value-type="string">
            <text:p>Le document contient des tableaux sans en-tête de tableau.</text:p>
          </table:table-cell>
          <table:table-cell table:style-name="ce71" office:value-type="string">
            <text:p>Οι επικεφαλίδες στο κείμενο δεν έχουν οριστεί κατάλληλα. Οι επικεφαλίδες πινάκων επιτρέπουν τους αναγνώστες οθόνης να συσχτίσουν τα κελιά του πίνακα με τις σωστές επικεφαλίδες.</text:p>
          </table:table-cell>
          <table:table-cell table:style-name="ce81" office:value-type="string">
            <text:p>As cabeceiras nesta táboa non están correctamente identificadas. As cabeceiras de pantalla permitenlles aos lectores de pantalla asociar celas de táboas coas cabeceiras apropiadas.</text:p>
          </table:table-cell>
          <table:table-cell table:style-name="ce78" office:value-type="string">
            <text:p>Das Dokument enthält Tabellen ohne eine Tabellenüberschrift.</text:p>
          </table:table-cell>
          <table:table-cell table:style-name="ce78" office:value-type="string">
            <text:p>Dokumentet inneholder tabeller uten tabelloverskrift.</text:p>
          </table:table-cell>
          <table:table-cell table:style-name="ce78" office:value-type="string">
            <text:p>O documento contém tabelas que não têm cabeçalho.</text:p>
          </table:table-cell>
          <table:table-cell table:style-name="ce78" office:value-type="string">
            <text:p>O documento contém tabelas que não possuem cabeçalho.</text:p>
          </table:table-cell>
          <table:table-cell table:style-name="ce83" office:value-type="string">
            <text:p>Dokument vsebuje tabele brez naslovne vrstice.</text:p>
          </table:table-cell>
          <table:table-cell table:style-name="ce78" office:value-type="string">
            <text:p>Il documento contiene tabelle senza intestazione.</text:p>
          </table:table-cell>
          <table:table-cell table:style-name="ce71" office:value-type="string">
            <text:p>Dokumentet innehåller tabeller utan tabellrukrik.</text:p>
          </table:table-cell>
          <table:table-cell table:style-name="ce78" office:value-type="string">
            <text:p>El document conté taules sense encapçalament.</text:p>
          </table:table-cell>
          <table:table-cell table:style-name="ce78" office:value-type="string">
            <text:p>Dokument zawiera tabele bez nagłówków.</text:p>
          </table:table-cell>
          <table:table-cell table:style-name="ce75" office:value-type="string">
            <text:p>وتتضمن الوثيقة جداول بدون عنوان الجدول.</text:p>
          </table:table-cell>
          <table:table-cell table:style-name="ce75" table:number-columns-repeated="240"/>
          <table:table-cell table:number-columns-repeated="767"/>
        </table:table-row>
        <table:table-row table:style-name="ro43">
          <table:table-cell table:style-name="ce49" office:value-type="string">
            <text:p>description_A_BreakRows</text:p>
          </table:table-cell>
          <table:table-cell table:style-name="ce71" office:value-type="string">
            <text:p>The rows in this table will break across pages if the table does not completely fit on a single page. A row that contains a page break appears as two rows to a screen reader user.</text:p>
          </table:table-cell>
          <table:table-cell table:style-name="ce71" office:value-type="string">
            <text:p>Las filas en esta tabla se romperán a través de las páginas si la tabla no se coloca completamente en una sola página. Una fila que contiene un salto de página aparece como dos filas para usuarios de lector de pantalla.</text:p>
          </table:table-cell>
          <table:table-cell table:style-name="ce71" office:value-type="string">
            <text:p>De rijen in deze tabel zullen afgebroken worden indien de tabel niet volledig op één pagina of in één kolom past. Een rij die een pagina-einde bevat ziet er voor een <text:span text:style-name="T1">schermlezer</text:span><text:span text:style-name="T2"> uit als twee aparte rijen.</text:span></text:p>
          </table:table-cell>
          <table:table-cell table:style-name="ce71"/>
          <table:table-cell table:style-name="ce71" office:value-type="string">
            <text:p>Οι γραμμές στον πίνακα θα διαιρούνται με την αλλαγή σελίδας αν ο πίνακας δεν χωράει απόλυτα σε μονή σελίδα. Μία γραμμή που περιέχει αλλαγή σελίδας θα εμφανιστεί σαν 2 γραμμές στο χρήστη αναγνωστών οθόνης.</text:p>
          </table:table-cell>
          <table:table-cell table:style-name="ce81" office:value-type="string">
            <text:p>As filas desta táboa atravesarán os límites de páxina se a táboa non encaixa completamente nunha única páxina. Unha fila que contén unha ruptura do límite de páxina aparece como dúas filas ante un usuario de lectores de pantalla.</text:p>
          </table:table-cell>
          <table:table-cell table:style-name="ce71" office:value-type="string">
            <text:p>Die Zeilen in dieser Tabelle können einen Seitenumbruch enthalten wenn eine Tabelle nicht ganz auf einer Seite passt. Eine Zeile, die einen Seitenumbruch enthält, erscheint einem Bildschrimleseprogramm als zwei Zeilen.</text:p>
          </table:table-cell>
          <table:table-cell table:style-name="ce71" table:number-columns-repeated="7"/>
          <table:table-cell table:style-name="ce75" table:number-columns-repeated="242"/>
          <table:table-cell table:number-columns-repeated="767"/>
        </table:table-row>
        <table:table-row table:style-name="ro35">
          <table:table-cell table:style-name="ce49" office:value-type="string">
            <text:p>description_A_BigTable</text:p>
          </table:table-cell>
          <table:table-cell table:style-name="ce72" office:value-type="string">
            <text:p>This table is very long and therefore difficult to use for blind users.</text:p>
          </table:table-cell>
          <table:table-cell table:style-name="ce71"/>
          <table:table-cell table:style-name="ce72" office:value-type="string">
            <text:p>Deze tabel is heel groot en daarom moeilijk te gebruiken voor blinde gebruikers.</text:p>
          </table:table-cell>
          <table:table-cell table:style-name="ce71"/>
          <table:table-cell table:style-name="ce71" office:value-type="string">
            <text:p>Ο πίνακας είναι πολύ μεγάλος και άρα δύσκολο να τον χειριστούν οι τυφλοί.</text:p>
          </table:table-cell>
          <table:table-cell table:style-name="ce81" office:value-type="string">
            <text:p>Esta táboa é moi longa e dalgunha maneira difícil de usar para as persoas cegas.</text:p>
          </table:table-cell>
          <table:table-cell table:style-name="ce71" office:value-type="string">
            <text:p>Diese Tabelle ist sehr lang und könnte deswegen schwer zugänglich sein für Blinde.</text:p>
          </table:table-cell>
          <table:table-cell table:style-name="ce71" table:number-columns-repeated="7"/>
          <table:table-cell table:style-name="ce75" table:number-columns-repeated="242"/>
          <table:table-cell table:number-columns-repeated="767"/>
        </table:table-row>
        <table:table-row table:style-name="ro37">
          <table:table-cell table:style-name="ce49" office:value-type="string">
            <text:p>description_A_CaptionBelowBigTable</text:p>
          </table:table-cell>
          <table:table-cell table:style-name="ce72" office:value-type="string">
            <text:p>The caption is below the table. Placing the caption above a long table helps users, especially blind users, decide whether they want to read the table or skip it.</text:p>
          </table:table-cell>
          <table:table-cell table:style-name="ce71"/>
          <table:table-cell table:style-name="ce72" office:value-type="string">
            <text:p>Het bijschrift staat onder de tabel. Wanneer een bijschrift boven een grote tabel staat kunnen gebruikers <text:s/>- vooral blinde gebruikers - belissen of ze de tabel lezen of overslaan.</text:p>
          </table:table-cell>
          <table:table-cell table:style-name="ce71"/>
          <table:table-cell table:style-name="ce71" office:value-type="string">
            <text:p>Ο τίτλος είναι κάτω από τον πίνακα. Τοποθετώντας τον τίτλο πάνω από τον πίνακα επιτρέπουμε τους χρήστες, ειδικά τους τυφλούς να αποφασίσουν αν θέλουν να διαβάσουν τον πίνακα ή όχι.</text:p>
          </table:table-cell>
          <table:table-cell table:style-name="ce81" office:value-type="string">
            <text:p>A lenda esta abaixo da táboa. Ao situar a lenda sobre unha táboa longa axuda os usuarios, especialmente as persoas cegas, que así deciden cando queren ler a táboa ou saltala.</text:p>
          </table:table-cell>
          <table:table-cell table:style-name="ce71">
            <office:annotation draw:style-name="gr1" draw:text-style-name="P1" svg:width="1.1413in" svg:height="0.7012in" svg:x="19.4185in" svg:y="24.9307in" draw:caption-point-x="-0.2402in" draw:caption-point-y="0.5945in">
              <dc:creator>CS</dc:creator>
              <dc:date>2012-11-07T00:00:00</dc:date>
              <text:p text:style-name="P1"><text:span text:style-name="T5">Die Beschriftung befindet sich unter der Tabelle. @@</text:span></text:p>
            </office:annotation>
          </table:table-cell>
          <table:table-cell table:style-name="ce71" table:number-columns-repeated="7"/>
          <table:table-cell table:style-name="ce75" table:number-columns-repeated="242"/>
          <table:table-cell table:number-columns-repeated="767"/>
        </table:table-row>
        <table:table-row table:style-name="ro42">
          <table:table-cell table:style-name="ce49" office:value-type="string">
            <text:p>description_A_UnidentifiedLanguage</text:p>
          </table:table-cell>
          <table:table-cell table:style-name="ce71" office:value-type="string">
            <text:p>The language of this paragraph is not identified. Language changes inside text that affect pronunciation need to be identified to enable screen readers to pronounce the text correctly and to allow correct conversion to Braille and DAISY.</text:p>
          </table:table-cell>
          <table:table-cell table:style-name="ce71" office:value-type="string">
            <text:p>El idioma de este párrafo no está identificado. Se necesitan identificar los cambios de idioma dentro del texto que afectan a la pronunciación para permitir que los lectores de pantalla pronuncien el texto correctamente y, a su vez, permitir la correcta conversión a Braille y DAISY. </text:p>
          </table:table-cell>
          <table:table-cell table:style-name="ce71" office:value-type="string">
            <text:p>De taal van deze alinea is niet aangeduid. Taalwijzigingen moeten aangeduid worden met het oog op een correcte uitspraak door <text:span text:style-name="T1">schermlezers</text:span><text:span text:style-name="T2"> en een correcte conversie naar DAISY en braille.</text:span></text:p>
          </table:table-cell>
          <table:table-cell table:style-name="ce71"/>
          <table:table-cell table:style-name="ce71" office:value-type="string">
            <text:p>Η γλώσσα αυτής της παραγράφουν δεν έχει οριστεί. Οι αλλαγές γλώσσας μέσα στο κείμενο που επηρεάζουν την προφορά πρέπει να καθοριστούν ώστε οι αναγνώστες οθόνης να προφέρουν σωστά το κείμενο και να επιτρέπουν τη μετατροπή σε Braille και DAISY.</text:p>
          </table:table-cell>
          <table:table-cell table:style-name="ce81" office:value-type="string">
            <text:p>O idioma deste parágrafo non está identificado. Os cambios de idioma dentro do texto que afectan a pronuncia necesitan ser identificados para permitir que os lectores de pantalla o pronuncien correctamente e permite unha correcta conversión a Braille e DAISY.</text:p>
          </table:table-cell>
          <table:table-cell table:style-name="ce71" table:number-columns-repeated="8"/>
          <table:table-cell table:style-name="ce75" table:number-columns-repeated="242"/>
          <table:table-cell table:number-columns-repeated="767"/>
        </table:table-row>
        <table:table-row table:style-name="ro38">
          <table:table-cell table:style-name="ce49" office:value-type="string">
            <text:p>description_A_LowContrast</text:p>
          </table:table-cell>
          <table:table-cell table:style-name="ce71" office:value-type="string">
            <text:p>The contrast between back- and forground colours is too low. A document with low contrast can be difficult to read, especially for people with low vision.</text:p>
          </table:table-cell>
          <table:table-cell table:style-name="ce71" office:value-type="string">
            <text:p>El contraste entre los colores de fondo y primer plano es demasiado bajo. Un documento con bajo contraste puede ser difícil de leer, <text:s/>especialmente para aquellos usuarios con baja visión.</text:p>
          </table:table-cell>
          <table:table-cell table:style-name="ce71" office:value-type="string">
            <text:p>Het kleurcontrast tussen achter- en voorgrond is te laag. Een document met een laag contrast kan moeilijk leesbaar zijn, vooral voor slechtzienden.</text:p>
          </table:table-cell>
          <table:table-cell table:style-name="ce71"/>
          <table:table-cell table:style-name="ce71" office:value-type="string">
            <text:p>Η αντίθεση χρωμάτων μπροστά και πίσω είναι πολύ χαμηλή. Κείμενο με χαμηλή αντίθεση μπορεί να είναι δύσκολο για ανάγνωση από ανθρώπους με μειωμένη όραση.</text:p>
          </table:table-cell>
          <table:table-cell table:style-name="ce81" office:value-type="string">
            <text:p>O contraste entre cores de fondo e primeiro termo é demasiado baixo. Un documento con baixo contraste poder ser difícil de ler,especialmente para xente con baixa visión.</text:p>
          </table:table-cell>
          <table:table-cell table:style-name="ce71" office:value-type="string">
            <text:p>Der Kontrast zwischen Schriftfarbe und Hintergrundfarbe ist zu schwach. Ein Dokument mit schwachem Farbkontrast @@</text:p>
          </table:table-cell>
          <table:table-cell table:style-name="ce71" table:number-columns-repeated="7"/>
          <table:table-cell table:style-name="ce75" table:number-columns-repeated="242"/>
          <table:table-cell table:number-columns-repeated="767"/>
        </table:table-row>
        <table:table-row table:style-name="ro44">
          <table:table-cell table:style-name="ce49" office:value-type="string">
            <text:p>description_A_FakeText</text:p>
          </table:table-cell>
          <table:table-cell table:style-name="ce71" office:value-type="string">
            <text:p>Special characters are faked by applying a special font to normal text. </text:p>
          </table:table-cell>
          <table:table-cell table:style-name="ce71" office:value-type="string">
            <text:p>Los caracteres especiales son falsos por la aplicación de una fuente especial a un texto normal.</text:p>
          </table:table-cell>
          <table:table-cell table:style-name="ce77" office:value-type="string">
            <text:p>Speciale tekens zijn hier nagebootst door een speciaal lettertype toe te passen op gewone tekst.</text:p>
          </table:table-cell>
          <table:table-cell table:style-name="ce71"/>
          <table:table-cell table:style-name="ce71" office:value-type="string">
            <text:p>Οι ειδικοί χαρακτήρες είναι ψεύτικοι εφαρμόζοντας ένα ειδικό φόντο σε κανονικό κείμενο.</text:p>
          </table:table-cell>
          <table:table-cell table:style-name="ce81" office:value-type="string">
            <text:p>Os caracteres especiais desfigúranse ao aplicar un tipo de letra especial a texto normal.</text:p>
          </table:table-cell>
          <table:table-cell table:style-name="ce71" office:value-type="string">
            <text:p>Sonderzeichen @@ Schrift …</text:p>
          </table:table-cell>
          <table:table-cell table:style-name="ce71" table:number-columns-repeated="7"/>
          <table:table-cell table:style-name="ce75" table:number-columns-repeated="242"/>
          <table:table-cell table:number-columns-repeated="767"/>
        </table:table-row>
        <table:table-row table:style-name="ro38">
          <table:table-cell table:style-name="ce49" office:value-type="string">
            <text:p>description_A_JustifiedText</text:p>
          </table:table-cell>
          <table:table-cell table:style-name="ce71" office:value-type="string">
            <text:p>Text is justified. Justified type can make your text look distorted and hard to read because of gaping holes (rivers of whitespace) between words.</text:p>
          </table:table-cell>
          <table:table-cell table:style-name="ce71" office:value-type="string">
            <text:p>El texto está justificado. El texto justificado puede hacer que tu texto parezca distorsionado y difícil de leer a causa de agujeros (espacios en blanco) entre las palabras.</text:p>
          </table:table-cell>
          <table:table-cell table:style-name="ce71" office:value-type="string">
            <text:p>Uitgevulde tekst kan <text:span text:style-name="T1">moeilijk leesbaar zijn</text:span><text:span text:style-name="T2"> door het ontstaan van grote gaten tussen woorden en soms ook verticale kolommen van witruimten.</text:span></text:p>
          </table:table-cell>
          <table:table-cell table:style-name="ce71"/>
          <table:table-cell table:style-name="ce71" office:value-type="string">
            <text:p>Το κείμενο έιναι πλήρως στοιχισμένο. Η πλήρης στοίσιση μπορεί να κάνει το κείμενο να δείχνει παραμορφωμένο και δύσκολο για ανάγνωση εξαιτίας των κενών μεταξύ των λέξεων.</text:p>
          </table:table-cell>
          <table:table-cell table:style-name="ce81" office:value-type="string">
            <text:p>O texto está xustificado. O xustificado pode facer que o texto pareza distorsionado e difícil de ler debido aos ocos (galeradas) entre palabras.</text:p>
          </table:table-cell>
          <table:table-cell table:style-name="ce71" table:number-columns-repeated="8"/>
          <table:table-cell table:style-name="ce75" table:number-columns-repeated="242"/>
          <table:table-cell table:number-columns-repeated="767"/>
        </table:table-row>
        <table:table-row table:style-name="ro44">
          <table:table-cell table:style-name="ce49" office:value-type="string">
            <text:p>description_A_SmallText</text:p>
          </table:table-cell>
          <table:table-cell table:style-name="ce71" office:value-type="string">
            <text:p>The font size in this paragraph or span of text is very small. Small text can be difficult to read.</text:p>
          </table:table-cell>
          <table:table-cell table:style-name="ce71" office:value-type="string">
            <text:p>El tamaño de fuente en este párrafo o fragmento de texto es muy pequeño.</text:p>
          </table:table-cell>
          <table:table-cell table:style-name="ce71" office:value-type="string">
            <text:p>De tekstgrootte is erg klein. Kleine tekst kan moeilijk leesbaar zijn.</text:p>
          </table:table-cell>
          <table:table-cell table:style-name="ce71"/>
          <table:table-cell table:style-name="ce71" office:value-type="string">
            <text:p>Το μέγειος φόντου σε αυτή την παράγραφο είναι πολύ μικρό. Το μικρό κέιμενο είναι δύσκολο για ανάγνωση.</text:p>
          </table:table-cell>
          <table:table-cell table:style-name="ce81" office:value-type="string">
            <text:p>O tamaño do texto neste parágrafo ou parte do texto é demasiado pequeno. O texto pequeno pode ser difícil de ler.</text:p>
          </table:table-cell>
          <table:table-cell table:style-name="ce71" office:value-type="string">
            <text:p>Die Schriftgröße in diesem Absatz oder Textbereich ist sehr klein. @@</text:p>
          </table:table-cell>
          <table:table-cell table:style-name="ce71" table:number-columns-repeated="7"/>
          <table:table-cell table:style-name="ce75" table:number-columns-repeated="242"/>
          <table:table-cell table:number-columns-repeated="767"/>
        </table:table-row>
        <table:table-row table:style-name="ro41">
          <table:table-cell table:style-name="ce49" office:value-type="string">
            <text:p>description_A_FlashText</text:p>
          </table:table-cell>
          <table:table-cell table:style-name="ce72" office:value-type="string">
            <text:p>This span of text uses a blinking font effect. Blinking content can be distracting for certain people, especially those with attention deficit disorders (ADD).</text:p>
          </table:table-cell>
          <table:table-cell table:style-name="ce71"/>
          <table:table-cell table:style-name="ce72" office:value-type="string">
            <text:p>Dit stuk tekst knippert. Knipperende tekst werkt afleidend voor sommige gebruikers, vooral voor personen met attention deficit disorder (ADD).</text:p>
          </table:table-cell>
          <table:table-cell table:style-name="ce71"/>
          <table:table-cell table:style-name="ce71" office:value-type="string">
            <text:p>Αυτό το τμήμα κειμένου χρησιμοποιεί εφέ που αναβοσβήνει. Περιεχόμενο που αναβοσβήνει μπορεί να αποσπάσει την προσοχή χρηστών, ειδικά αυτών που πάσχουν από διαταραχές ελλειματικής προσοχής.</text:p>
          </table:table-cell>
          <table:table-cell table:style-name="ce81" office:value-type="string">
            <text:p>Esta parte de texto usa un efecto de intermitencia sobre o tipo de letra. A intermitencia do texto pode distraer a algunhas persoas, especialmente a aquelas con desordes de déficit de atención (TDAH).</text:p>
          </table:table-cell>
          <table:table-cell table:style-name="ce71" office:value-type="string">
            <text:p>Dieser Textbereich verwendet einen blinkenden Texteffekt. @@</text:p>
          </table:table-cell>
          <table:table-cell table:style-name="ce71" table:number-columns-repeated="7"/>
          <table:table-cell table:style-name="ce75" table:number-columns-repeated="242"/>
          <table:table-cell table:number-columns-repeated="767"/>
        </table:table-row>
        <table:table-row table:style-name="ro35">
          <table:table-cell table:style-name="ce49" office:value-type="string">
            <text:p>description_A_AllCaps</text:p>
          </table:table-cell>
          <table:table-cell table:style-name="ce71" office:value-type="string">
            <text:p>This span of text or paragraph is written in uppercase letters. This makes it harder to read than normal text.</text:p>
          </table:table-cell>
          <table:table-cell table:style-name="ce71" office:value-type="string">
            <text:p>Este fragmento de texto o párrafo está escrito en letras mayúsculas. Esto provoca que sea más difícil de leer que en texto normal.</text:p>
          </table:table-cell>
          <table:table-cell table:style-name="ce71" office:value-type="string">
            <text:p>Dit stuk tekst is volledig met hoofdletters geschreven. Dit maakt het moeilijker te lezen dan gewone tekst.</text:p>
          </table:table-cell>
          <table:table-cell table:style-name="ce71"/>
          <table:table-cell table:style-name="ce71" office:value-type="string">
            <text:p>Το τμήμα κειμένου είναι γραμμένο με κεφαλαία. Αυτό το καθιστά δύσκολο για ανάγνωση σε σύγκριση με το κανονικό κείμενο.</text:p>
          </table:table-cell>
          <table:table-cell table:style-name="ce81" office:value-type="string">
            <text:p>Esta parte de texto ou parágrafo está en letras maiúsculas. Provoca que sexa máis difícil de ler que o texto normal.</text:p>
          </table:table-cell>
          <table:table-cell table:style-name="ce71" office:value-type="string">
            <text:p>Dieser Textbereich oder Absatz @@ Versalien/Großbuchstaben. @@</text:p>
          </table:table-cell>
          <table:table-cell table:style-name="ce71" table:number-columns-repeated="7"/>
          <table:table-cell table:style-name="ce75" table:number-columns-repeated="242"/>
          <table:table-cell table:number-columns-repeated="767"/>
        </table:table-row>
        <table:table-row table:style-name="ro35">
          <table:table-cell table:style-name="ce49" office:value-type="string">
            <text:p>description_A_LongUnderline</text:p>
          </table:table-cell>
          <table:table-cell table:style-name="ce71" office:value-type="string">
            <text:p>This span of text or paragraph is underlined. This makes it harder to read than normal text.</text:p>
          </table:table-cell>
          <table:table-cell table:style-name="ce71" office:value-type="string">
            <text:p>Este fragmento de texto o párrafo está subrayado. Esto provoca que sea más difícil de leer que el texto normal.</text:p>
          </table:table-cell>
          <table:table-cell table:style-name="ce71" office:value-type="string">
            <text:p>Dit stuk tekst is volledig onderlijnd. Dit maakt het moeilijker te lezen dan gewone tekst.</text:p>
          </table:table-cell>
          <table:table-cell table:style-name="ce71"/>
          <table:table-cell table:style-name="ce71" office:value-type="string">
            <text:p>Το τμήμα κειμένου είναι υπογραμμισμένο. Αυτό το καθιστά δύσκολο για ανάγνωση σε σύγκριση με το κανονικό κείμενο.</text:p>
          </table:table-cell>
          <table:table-cell table:style-name="ce81" office:value-type="string">
            <text:p>Esta parte de texto ou parágrafo está subliñada. Provoca que sexa máis difícil de ler que o texto normal.</text:p>
          </table:table-cell>
          <table:table-cell table:style-name="ce71" office:value-type="string">
            <text:p>Dieser Textbereich oder Absatz ist unterstrichen. @@ Unterstreichung beeinträchtigt die Lesbarkeit.</text:p>
          </table:table-cell>
          <table:table-cell table:style-name="ce71" table:number-columns-repeated="7"/>
          <table:table-cell table:style-name="ce75" table:number-columns-repeated="242"/>
          <table:table-cell table:number-columns-repeated="767"/>
        </table:table-row>
        <table:table-row table:style-name="ro35">
          <table:table-cell table:style-name="ce49" office:value-type="string">
            <text:p>description_A_LongItalic</text:p>
          </table:table-cell>
          <table:table-cell table:style-name="ce71" office:value-type="string">
            <text:p>This span of text or paragraph is italicized. This makes it harder to read than normal text.</text:p>
          </table:table-cell>
          <table:table-cell table:style-name="ce71" office:value-type="string">
            <text:p>Este fragmento de texto o párrafo está en cursiva. Esto provoca que sea más difícil de leer que el texto normal.</text:p>
          </table:table-cell>
          <table:table-cell table:style-name="ce71" office:value-type="string">
            <text:p>Dit stuk tekst is volledig in cursief gedrukt. Dit maakt het moeilijker te lezen dan gewone tekst.</text:p>
          </table:table-cell>
          <table:table-cell table:style-name="ce71"/>
          <table:table-cell table:style-name="ce71" office:value-type="string">
            <text:p>Το τμήμα κειμένου είναι πλαγιαστό. Αυτό το καθιστά δύσκολο για ανάγνωση σε σύγκριση με το κανονικό κείμενο.</text:p>
          </table:table-cell>
          <table:table-cell table:style-name="ce81" office:value-type="string">
            <text:p>Esta parte de texto ou parágrafo está en cursiva. Provoca que sexa máis difícil de ler que o texto normal.</text:p>
          </table:table-cell>
          <table:table-cell table:style-name="ce71" office:value-type="string">
            <text:p>Dieser Textbereich oder Absatz @@ kursiv. @@ kursiver Stil??</text:p>
          </table:table-cell>
          <table:table-cell table:style-name="ce71" table:number-columns-repeated="7"/>
          <table:table-cell table:style-name="ce75" table:number-columns-repeated="242"/>
          <table:table-cell table:number-columns-repeated="767"/>
        </table:table-row>
        <table:table-row table:style-name="ro41">
          <table:table-cell table:style-name="ce49" office:value-type="string">
            <text:p>description_A_EmptyTitleField</text:p>
          </table:table-cell>
          <table:table-cell table:style-name="ce71" office:value-type="string">
            <text:p>The Title field in the Document Properties is empty. odt2daisy uses this field to automatically suggest a title for the exported DAISY book.</text:p>
          </table:table-cell>
          <table:table-cell table:style-name="ce71" office:value-type="string">
            <text:p>El campo Título en las Propiedades del Documento está vacío. Odt2daisy utiliza este campo para sugerir de forma automática un título para el libro exportado a DAISY.</text:p>
          </table:table-cell>
          <table:table-cell table:style-name="ce71" office:value-type="string">
            <text:p>Het veld "Titel" in de eigenschappen van het document is leeg. odt2daisy gebruikt dit veld om automatisch een voorstel te doen voor de titel van het DAISY-boek.</text:p>
          </table:table-cell>
          <table:table-cell table:style-name="ce71"/>
          <table:table-cell table:style-name="ce71" office:value-type="string">
            <text:p>Το πεδίο τίτλου στις ιδιότητες κειμένου είναι άδειο. Odt2daisy χρησιμοποιεί αυτό το πεδίο για να προτείνει αυτόματα ένα τίτλο για το εξαγόμενο βιβλίο DAISY.</text:p>
          </table:table-cell>
          <table:table-cell table:style-name="ce81" office:value-type="string">
            <text:p>O campo de Título en Propiedades do documento está baleiro. Odt2daisy usa este campo para suxerir automaticamente un título para o libro DAISY exportado.</text:p>
          </table:table-cell>
          <table:table-cell table:style-name="ce71" office:value-type="string">
            <text:p>Das Feld “Titel” in den Eigenschaften des Dokuments ist leer. Odt2daisy verwendet diese Feld um einen Titel für das exportiere DAISY-Hörbuch vorzuschlagen.</text:p>
          </table:table-cell>
          <table:table-cell table:style-name="ce71" table:number-columns-repeated="7"/>
          <table:table-cell table:style-name="ce75" table:number-columns-repeated="242"/>
          <table:table-cell table:number-columns-repeated="767"/>
        </table:table-row>
        <table:table-row table:style-name="ro44">
          <table:table-cell table:style-name="ce49" office:value-type="string">
            <text:p>description_A_FakeHeading</text:p>
          </table:table-cell>
          <table:table-cell table:style-name="ce71" office:value-type="string">
            <text:p>Text has been formatted to look like a heading without using a heading style.</text:p>
          </table:table-cell>
          <table:table-cell table:style-name="ce71" office:value-type="string">
            <text:p>El texto se ha formateado para parecer un encabezado sin utilizar un estilo de encabezado.</text:p>
          </table:table-cell>
          <table:table-cell table:style-name="ce71" office:value-type="string">
            <text:p>Het document bevat tekst die er uitziet als een kop maar die geen echte kop is (die dus geen gebruik maakt van een opmaakprofiel "Kop").</text:p>
          </table:table-cell>
          <table:table-cell table:style-name="ce71"/>
          <table:table-cell table:style-name="ce71" office:value-type="string">
            <text:p>Το κείμενο έχει μορφοποιηθεί ώστε να μοιάζει με επικεφαλίδα χωρίς να χρησιμοποιεί στυλ επικεφαλίδας.</text:p>
          </table:table-cell>
          <table:table-cell table:style-name="ce81" office:value-type="string">
            <text:p>O texto formatouse para parecer unha cabeceira sen usar un estilo propio de cabeceira.</text:p>
          </table:table-cell>
          <table:table-cell table:style-name="ce71" table:number-columns-repeated="8"/>
          <table:table-cell table:style-name="ce75" table:number-columns-repeated="242"/>
          <table:table-cell table:number-columns-repeated="767"/>
        </table:table-row>
        <table:table-row table:style-name="ro44">
          <table:table-cell table:style-name="ce49" office:value-type="string">
            <text:p>description_A_FakeQuote</text:p>
          </table:table-cell>
          <table:table-cell table:style-name="ce71" office:value-type="string">
            <text:p>Text has been formatted to look like a quote without using a quotation style.</text:p>
          </table:table-cell>
          <table:table-cell table:style-name="ce71" office:value-type="string">
            <text:p>El texto se ha formateado para parecer una cita sin utilizar un estilo de cita.</text:p>
          </table:table-cell>
          <table:table-cell table:style-name="ce71" office:value-type="string">
            <text:p>Het document bevat tekst die er uitziet als een citaat maar die geen echt citaat is (die dus geen gebruik maakt van het opmaakprofiel "Citaten").</text:p>
          </table:table-cell>
          <table:table-cell table:style-name="ce71"/>
          <table:table-cell table:style-name="ce71" office:value-type="string">
            <text:p>Το κείμενο έχει μορφοποιηθεί ώστε να μοιάζει με εδάφιο χωρίς να χρησιμοποιεί στυλ αποσπάσματος.</text:p>
          </table:table-cell>
          <table:table-cell table:style-name="ce81" office:value-type="string">
            <text:p>O texto formatouse para parecer unha cita sen usar un estilo propio de cita.</text:p>
          </table:table-cell>
          <table:table-cell table:style-name="ce71" table:number-columns-repeated="8"/>
          <table:table-cell table:style-name="ce75" table:number-columns-repeated="242"/>
          <table:table-cell table:number-columns-repeated="767"/>
        </table:table-row>
        <table:table-row table:style-name="ro37">
          <table:table-cell table:style-name="ce50" office:value-type="string">
            <text:p>description_A_NoHyperlinkText</text:p>
          </table:table-cell>
          <table:table-cell table:style-name="ce74" office:value-type="string">
            <text:p>The text of this link does not identify the link's purpose, so it does not help people decide whether they want to follow the link. A URL is not considered as meaningful link text.</text:p>
          </table:table-cell>
          <table:table-cell table:style-name="ce76"/>
          <table:table-cell table:style-name="ce74" office:value-type="string">
            <text:p>De tekst van de link is niet betekenisvol. Wanneer het doel van de link niet duidelijk is kunnen gebruikers moeilijker beslissen of ze de link willen volgen. Een URL wordt niet beschouwd als betekenisvolle linktekst.</text:p>
          </table:table-cell>
          <table:table-cell table:style-name="ce76"/>
          <table:table-cell table:style-name="ce71" office:value-type="string">
            <text:p>Το κείμενο αυτού του συνδέσμου δεν ορίζει τον σκοπό του συνδέσμου, άρα δε βοηθάει τους χρήστες να αποφασίσουν αν θα το ακολουθήσουν ή όχι. </text:p>
          </table:table-cell>
          <table:table-cell table:style-name="ce76" office:value-type="string">
            <text:p>O texto desta ligazón non identifica o obxectivo da ligazón, iso non axuda á xente á decidir cando queren seguir a ligazón. Un URL non se considera un texto de ligazón clarificador.</text:p>
          </table:table-cell>
          <table:table-cell table:style-name="ce76" table:number-columns-repeated="8"/>
          <table:table-cell table:style-name="ce85" table:number-columns-repeated="242"/>
          <table:table-cell table:style-name="ce47" table:number-columns-repeated="766"/>
          <table:table-cell/>
        </table:table-row>
        <table:table-row table:style-name="ro45" table:number-rows-repeated="65476">
          <table:table-cell table:style-name="ce51"/>
          <table:table-cell table:style-name="ce75" table:number-columns-repeated="256"/>
          <table:table-cell table:number-columns-repeated="767"/>
        </table:table-row>
        <table:table-row table:style-name="ro45" table:number-rows-repeated="983056">
          <table:table-cell table:number-columns-repeated="1024"/>
        </table:table-row>
        <table:table-row table:style-name="ro45">
          <table:table-cell table:number-columns-repeated="1024"/>
        </table:table-row>
        <calcext:conditional-formats>
          <calcext:conditional-format calcext:target-range-address="DESCRIPTIONS.A1:DESCRIPTIONS.A65519 DESCRIPTIONS.L1:DESCRIPTIONS.IW1 DESCRIPTIONS.D2:DESCRIPTIONS.F4 DESCRIPTIONS.E5:DESCRIPTIONS.F7 DESCRIPTIONS.D5:DESCRIPTIONS.D8 DESCRIPTIONS.B2:DESCRIPTIONS.C18 DESCRIPTIONS.D8:DESCRIPTIONS.F18 DESCRIPTIONS.L2:DESCRIPTIONS.IW42 DESCRIPTIONS.B19:DESCRIPTIONS.F43 DESCRIPTIONS.L44:DESCRIPTIONS.IW65519 DESCRIPTIONS.L43:DESCRIPTIONS.IW43 DESCRIPTIONS.G19:DESCRIPTIONS.G19 DESCRIPTIONS.I1:DESCRIPTIONS.K1 DESCRIPTIONS.I2:DESCRIPTIONS.K42 DESCRIPTIONS.I44:DESCRIPTIONS.K65519 DESCRIPTIONS.I43:DESCRIPTIONS.K43 DESCRIPTIONS.B1:DESCRIPTIONS.G1 DESCRIPTIONS.B44:DESCRIPTIONS.G65519 DESCRIPTIONS.G43:DESCRIPTIONS.G43">
            <calcext:condition calcext:apply-style-name="Excel_CondFormat_2_1_1" calcext:value="=&quot;&quot;" calcext:base-cell-address="DESCRIPTIONS.A1"/>
          </calcext:conditional-format>
          <calcext:conditional-format calcext:target-range-address="DESCRIPTIONS.G2:DESCRIPTIONS.G18 DESCRIPTIONS.G20:DESCRIPTIONS.G42">
            <calcext:condition calcext:apply-style-name="Excel_CondFormat_2_2_1" calcext:value="=&quot;&quot;" calcext:base-cell-address="DESCRIPTIONS.G2"/>
          </calcext:conditional-format>
        </calcext:conditional-formats>
      </table:table>
      <table:table table:name="SUGGESTIONS" table:style-name="ta3">
        <office:forms form:automatic-focus="false" form:apply-design-mode="false"/>
        <table:table-column table:style-name="co21" table:default-cell-style-name="ce56"/>
        <table:table-column table:style-name="co22" table:default-cell-style-name="ce63"/>
        <table:table-column table:style-name="co23" table:default-cell-style-name="ce63"/>
        <table:table-column table:style-name="co22" table:default-cell-style-name="ce63"/>
        <table:table-column table:style-name="co8" table:default-cell-style-name="ce63"/>
        <table:table-column table:style-name="co24" table:default-cell-style-name="ce63"/>
        <table:table-column table:style-name="co25" table:default-cell-style-name="ce63"/>
        <table:table-column table:style-name="co8" table:number-columns-repeated="250" table:default-cell-style-name="ce63"/>
        <table:table-column table:style-name="co8" table:number-columns-repeated="767" table:default-cell-style-name="Default"/>
        <table:table-row table:style-name="ro1">
          <table:table-cell table:style-name="ce53" office:value-type="string">
            <text:p>id</text:p>
          </table:table-cell>
          <table:table-cell table:style-name="ce57" office:value-type="string">
            <text:p>en</text:p>
          </table:table-cell>
          <table:table-cell table:style-name="ce57" office:value-type="string">
            <text:p>es</text:p>
          </table:table-cell>
          <table:table-cell table:style-name="ce57" office:value-type="string">
            <text:p>nl</text:p>
          </table:table-cell>
          <table:table-cell table:style-name="ce57" office:value-type="string">
            <text:p>fr</text:p>
          </table:table-cell>
          <table:table-cell table:style-name="ce57" office:value-type="string">
            <text:p>el</text:p>
          </table:table-cell>
          <table:table-cell table:style-name="ce57" office:value-type="string">
            <text:p>gl</text:p>
          </table:table-cell>
          <table:table-cell table:style-name="ce57" office:value-type="string">
            <text:p>de</text:p>
          </table:table-cell>
          <table:table-cell table:style-name="ce57" table:number-columns-repeated="248"/>
          <table:table-cell table:style-name="ce69" table:number-columns-repeated="768"/>
        </table:table-row>
        <table:table-row table:style-name="ro20">
          <table:table-cell table:style-name="ce54" office:value-type="string">
            <text:p>suggestion_E_ManyTitles</text:p>
          </table:table-cell>
          <table:table-cell table:style-name="ce58" office:value-type="string">
            <text:p>A document should have a single title. If you are combining several documents into a single file, consider splitting the file into one file per document. If one or more titles in the document are subtitles (right below the main title), mark them with the Subtitle style.</text:p>
          </table:table-cell>
          <table:table-cell table:style-name="ce59" office:value-type="string">
            <text:p>Un documento debería tener un solo título. Si vas a combinar algunos documentos en un solo archivo, considera dividir el archivo en un archivo por documento. Si uno o más títulos son subtítulos en el documento (abajo a la derecha está el título principal), <text:s/>márcalos con el estilo de Subtítulo.</text:p>
          </table:table-cell>
          <table:table-cell table:style-name="ce59" office:value-type="string">
            <text:p>Een document zou <text:span text:style-name="T3">slechts</text:span><text:span text:style-name="T2"> één enkele titel </text:span><text:span text:style-name="T1">mogen</text:span><text:span text:style-name="T2"> hebben. Indien </text:span><text:span text:style-name="T2">dit bestand meerdere </text:span><text:span text:style-name="T2">documenten </text:span><text:span text:style-name="T3">samenvoegt</text:span><text:span text:style-name="T2">, maak dan </text:span><text:span text:style-name="T2">voor elk document een </text:span><text:span text:style-name="T2">apart bestand aan. </text:span><text:span text:style-name="T2">Indien één of meerdere </text:span><text:span text:style-name="T2">titels in het document </text:span><text:span text:style-name="T2">ondertitels zijn, </text:span><text:span text:style-name="T2">markeer deze dan ook </text:span><text:span text:style-name="T2">met het opmaakprofiel </text:span><text:span text:style-name="T2">"Ondertitel".</text:span></text:p>
          </table:table-cell>
          <table:table-cell table:style-name="ce59"/>
          <table:table-cell table:style-name="ce59" office:value-type="string">
            <text:p>Ένα έγγραφο πρέπει να έχει ένα τίτλο. Εάν συνδυάζετε διάφορα έγγραφα σε ένα αρχείο, σκεφτείτε να μοιράσετε το αρχείο σε ένα αρχείο ανά έγγραφο. Εάν ένας ή περισσότεροι τίτλοι στο έγγραφο είναι υπότιτλοι (κάτω ακριβώς από τον κύριο τίτλο), μαρκάρετέ τους με το ύφος υποτίτλων.</text:p>
          </table:table-cell>
          <table:table-cell table:style-name="ce66" office:value-type="string">
            <text:p>Un documento debería ter un único título. Se combina varios documentos nun só ficheiro, considere dividir o ficheiro nun ficheiro por documento. Se un ou máis títulos son subtítulos no documento (abaixo á dereita está o título principal), <text:s/>márqueos co estilo de Subtítulo.</text:p>
          </table:table-cell>
          <table:table-cell table:style-name="ce59" table:number-columns-repeated="249"/>
          <table:table-cell table:number-columns-repeated="768"/>
        </table:table-row>
        <table:table-row table:style-name="ro21">
          <table:table-cell table:style-name="ce54" office:value-type="string">
            <text:p>suggestion_E_EmptyTitle</text:p>
          </table:table-cell>
          <table:table-cell table:style-name="ce59" office:value-type="string">
            <text:p>If an empty title is not meant to be a title but, for instance, only serves for spacing above the actual title, select "Clear formatting" from the styles drop-down list or delete it.</text:p>
          </table:table-cell>
          <table:table-cell table:style-name="ce59" office:value-type="string">
            <text:p>Si un título vacío no está destinado a ser un título sino que, por ejemplo, únicamente sirve para espaciar arriba el título real, seleccione "Borrar formato" de la lista desplegable de estilos o elimínelo. </text:p>
          </table:table-cell>
          <table:table-cell table:style-name="ce59" office:value-type="string">
            <text:p>Indien deze lege alinea enkel bedoeld is om lege ruimte te creëren, kies dan "Opmaak wissen" in de dropdown-lijst "Opmaakprofiel toepassen".</text:p>
          </table:table-cell>
          <table:table-cell table:style-name="ce59"/>
          <table:table-cell table:style-name="ce59" office:value-type="string">
            <text:p>Εάν ένας κενός τίτλος δεν προορίζεται να είναι ένας τίτλος αλλά, για παράδειγμα, εξυπηρετεί μόνο για το κενό επάνω από τον πραγματικό τίτλο, επιλέξτε "Καθαρή μορφοποίηση" από τον κατάλογο μορφών ή διαγράψτε τον.</text:p>
          </table:table-cell>
          <table:table-cell table:style-name="ce66" office:value-type="string">
            <text:p>Se un título baleiro non está destinado a ser un título senón que, por exemplo, unicamente serve para espazar arriba o título real, seleccione "Borrar formato" da lista despregábel de estilos ou elimíneo.</text:p>
          </table:table-cell>
          <table:table-cell table:style-name="ce59" table:number-columns-repeated="249"/>
          <table:table-cell table:number-columns-repeated="768"/>
        </table:table-row>
        <table:table-row table:style-name="ro22">
          <table:table-cell table:style-name="ce54" office:value-type="string">
            <text:p>suggestion_E_EmptyHeading</text:p>
          </table:table-cell>
          <table:table-cell table:style-name="ce58" office:value-type="string">
            <text:p>Each heading needs to contain informative content that describes the topic or purpose. This enables users to navigate or search by headings. Use Heading styles to identify headings in a way that represents the structure of the document. If an empty headings is not meant to be a heading, select "Clear formatting" from the style menu and/or delete it.</text:p>
          </table:table-cell>
          <table:table-cell table:style-name="ce59" office:value-type="string">
            <text:p>Cada encabezado necesita contener contenido informativo que describa el tema o propuesta. Esto posibilita a los usuarios navegar o buscar por encabezados. Utilice estilos de Encabezado para identificar los encabezados de una manera que represente la estructura del documento. Si un encabezado vacío no está destinado a ser un encabezado, selecione "Borrar formato" del menú de estilos y/o bórrelo. </text:p>
          </table:table-cell>
          <table:table-cell table:style-name="ce59" office:value-type="string">
            <text:p>Elke kop moet kort het onderwerp beschrijven, enkel een nummer is niet genoeg. <text:span text:style-name="T3">Beschrijvende koppen</text:span><text:span text:style-name="T2"> </text:span><text:span text:style-name="T1">vergemakkelijken het </text:span><text:span text:style-name="T1">navigeren en </text:span><text:span text:style-name="T1">doorzoeken van </text:span><text:span text:style-name="T1">documenten</text:span><text:span text:style-name="T2">. Gebruik </text:span><text:span text:style-name="T2">"Kop"-opmaakprofielen </text:span><text:span text:style-name="T2">om koppen aan te </text:span><text:span text:style-name="T2">duiden, </text:span><text:span text:style-name="T1">zodat</text:span><text:span text:style-name="T2"> de </text:span><text:span text:style-name="T2">structuur van het </text:span><text:span text:style-name="T2">document duidelijk </text:span><text:span text:style-name="T2">wordt. Indien een lege </text:span><text:span text:style-name="T2">kop enkel bedoeld is </text:span><text:span text:style-name="T2">om lege ruimte te </text:span><text:span text:style-name="T2">creëren, kies dan </text:span><text:span text:style-name="T2">"Opmaak wissen" in de </text:span><text:span text:style-name="T2">dropdown-lijst </text:span><text:span text:style-name="T2">"Opmaakprofiel </text:span><text:span text:style-name="T2">toepassen".</text:span></text:p>
          </table:table-cell>
          <table:table-cell table:style-name="ce59"/>
          <table:table-cell table:style-name="ce59" office:value-type="string">
            <text:p>Κάθε επικεφαλίδα πρέπει να περιέχει το πληροφοριακό περιεχόμενο που περιγράφει το θέμα ή το σκοπό. Αυτό επιτρέπει στους χρήστες να πλοηγήθούν ή να αναζητήσουν κάτι με επικεφαλίδες. Χρησιμοποιήστε μορφές επικεφαλίδων για να προσδιορίσετε τις επικεφαλίδες με τέτοιο τρόπο ώστε αντιπροσωπεύουν τη δομή του εγγράφου. Εάν μια κενή επικεφαλίδα δεν προορίζεται για επικεφαλίδα, επιλέξτε "Καθαρή μορφοποίηση" από τις επιλογές ύφους ή/και διαγράψτε τη.</text:p>
          </table:table-cell>
          <table:table-cell table:style-name="ce66" office:value-type="string">
            <text:p>Cada cabeceira necesita conter información que describa o tema ou proposta. Isto posibilítalles aos usuarios navegar ou buscar por cabeceiras. Utilice estilos de cabeceira para identificar as cabeceiras dunha maneira que represente a estrutura do documento. Se unha cabeceira baleira non está destinada a ser unha cabeceira, seleccione "Borrar formato" do menú de estilos e/ou bórreo.</text:p>
          </table:table-cell>
          <table:table-cell table:style-name="ce59" table:number-columns-repeated="249"/>
          <table:table-cell table:number-columns-repeated="768"/>
        </table:table-row>
        <table:table-row table:style-name="ro22">
          <table:table-cell table:style-name="ce54" office:value-type="string">
            <text:p>suggestion_E_HeadingSkip</text:p>
          </table:table-cell>
          <table:table-cell table:style-name="ce58" office:value-type="string">
            <text:p>Chapter headings should represent the structure of the document and not skip levels. In other words, a Heading level 1 should not be followed by a Heading level 3 but by a Heading level 2, etcetera. If the current heading styles were chosen for visual reasons (size, font type, etcetera), modify the visual properties of the heading styles after correcting the heading levels.</text:p>
          </table:table-cell>
          <table:table-cell table:style-name="ce59" office:value-type="string">
            <text:p>Los encabezados de capítulo deberían representar la estructura del documento y no saltar niveles. En otras palabras, un Encabezado de nivel 1 no debería ser seguido por un Encabezado de nivel 3 sino por un Encabezado de nivel 2, etc. Si los estilos actuales de encabezados se eligieron por razones visuales (tamaño, tipo de fuente, etcétera), modifique las propiedades visuales de los estilos de encabezado después de corregir los niveles de los encabezados. </text:p>
          </table:table-cell>
          <table:table-cell table:style-name="ce59" office:value-type="string">
            <text:p>Koppen moeten de structuur van het document duidelijk maken en er mogen geen niveaus worden overgeslaan. Met andere woorden, een "Kop1" mag nooit gevolgd worden door een "Kop3" of een "Kop4", enzovoort. Indien de huidige kopopmaakprofielen gekozen zijn in functie van het uiterlijk (grootte, lettertype, ...), verander dan de visuele eigenschappen van de opmaakprofielen ná het corrigeren van de niveaus.</text:p>
          </table:table-cell>
          <table:table-cell table:style-name="ce59"/>
          <table:table-cell table:style-name="ce59" office:value-type="string">
            <text:p>Οι επικεφαλίδες κεφαλαίου πρέπει να αντιπροσωπεύσουν τη δομή του εγγράφου και να μην αγνοούν τα επίπεδα. Με άλλα λόγια, μία επικεφαλίδα επιπέδου 1 δεν πρέπει να ακολουθείται από μία επικεφαλίδα επιπέδου 3 αλλά από επιπέδου 2, κ.λπ. Εάν οι τρέχουσες μορφές επικεφαλίδων επιλέχτηκαν για οπτικούς λόγους (μέγεθος, τύπος φόντου κ.λπ.), τροποποιήστε τις οπτικές ιδιότητες των μορφών επικεφαλίδων αφού πρώτα διορώσετε τα επίπεδα των επικεφαλίδων.</text:p>
          </table:table-cell>
          <table:table-cell table:style-name="ce66" office:value-type="string">
            <text:p>As cabeceiras de capítulo deberían representar a estrutura do documento e non saltar niveis. Noutras palabras, unha cabeceira de nivel 1 non debería ser seguida por unha cabeceira de nivel 3 senón por unha cabeceira de nivel 2, etc. Se os estilos actuais de cabeceiras se elixiron por razóns visuais (tamaño, tipo de letra, etcétera), modifique as propiedades visuais dos estilos de cabeceira despois de corrixir os niveis das cabeceiras.</text:p>
          </table:table-cell>
          <table:table-cell table:style-name="ce59" table:number-columns-repeated="249"/>
          <table:table-cell table:number-columns-repeated="768"/>
        </table:table-row>
        <table:table-row table:style-name="ro3">
          <table:table-cell table:style-name="ce54" office:value-type="string">
            <text:p>suggestion_E_HeadingInFrame</text:p>
          </table:table-cell>
          <table:table-cell table:style-name="ce59" table:number-columns-repeated="5"/>
          <table:table-cell table:style-name="ce67"/>
          <table:table-cell table:style-name="ce59" table:number-columns-repeated="249"/>
          <table:table-cell table:number-columns-repeated="768"/>
        </table:table-row>
        <table:table-row table:style-name="ro3">
          <table:table-cell table:style-name="ce54" office:value-type="string">
            <text:p>suggestion_E_HeadingInSection</text:p>
          </table:table-cell>
          <table:table-cell table:style-name="ce59" table:number-columns-repeated="5"/>
          <table:table-cell table:style-name="ce67"/>
          <table:table-cell table:style-name="ce59" table:number-columns-repeated="249"/>
          <table:table-cell table:number-columns-repeated="768"/>
        </table:table-row>
        <table:table-row table:style-name="ro16">
          <table:table-cell table:style-name="ce54" office:value-type="string">
            <text:p>suggestion_E_NoLanguage</text:p>
          </table:table-cell>
          <table:table-cell table:style-name="ce60" office:value-type="string">
            <text:p>You can set the language by selecting the text and going through the menu items Tools &gt; Language &gt; For Selection and selecting the language you use in the selected text.</text:p>
          </table:table-cell>
          <table:table-cell table:style-name="ce59"/>
          <table:table-cell table:style-name="ce60" office:value-type="string">
            <text:p>U kan de taal van een stuk tekst instellen door het te selecteren en vervolgens via de menu's "Extra &gt; Taal &gt; Voor selectie" de gebruikte taal te kiezen.</text:p>
          </table:table-cell>
          <table:table-cell table:style-name="ce59"/>
          <table:table-cell table:style-name="ce59" office:value-type="string">
            <text:p>Μπορείτε να θέσετε τη γλώσσα με το να επιλέξετε το κείμενο και να περάσετε από τα "εργαλεία &gt; <text:s/>Γλώσσα &gt; Για την επιλογή" και επιλέξτε τη γλώσσα που χρησιμοποιείτε στο επιλεγμένο κείμενο.</text:p>
          </table:table-cell>
          <table:table-cell table:style-name="ce66" office:value-type="string">
            <text:p>Pode estabelecer o idioma seleccionando o texto e navegando nos ítems de menú Ferramentas &gt; Idioma &gt; Para todo o texto e seleccionar o idioma que aplicable ao texto seleccionado.</text:p>
          </table:table-cell>
          <table:table-cell table:style-name="ce59" table:number-columns-repeated="249"/>
          <table:table-cell table:number-columns-repeated="768"/>
        </table:table-row>
        <table:table-row table:style-name="ro12">
          <table:table-cell table:style-name="ce54" office:value-type="string">
            <text:p>suggestion_E_NoDefaultLanguage</text:p>
          </table:table-cell>
          <table:table-cell table:style-name="ce59" office:value-type="string">
            <text:p>You can set the language by going through the menu items Tools &gt; Language &gt; For all Text and selecting the language you use in the document.</text:p>
          </table:table-cell>
          <table:table-cell table:style-name="ce59" office:value-type="string">
            <text:p>Puede configurar el idioma en el menú Herramientas&gt;Idioma&gt;Para todo el Texto y seleccionar el idioma que utiliza en el documento.</text:p>
          </table:table-cell>
          <table:table-cell table:style-name="ce59" office:value-type="string">
            <text:p>U kan de standaardtaal die u gebruikt in het document instellen door naar het menu "Extra &gt; Taal &gt; Voor alle tekst" te gaan.</text:p>
          </table:table-cell>
          <table:table-cell table:style-name="ce59"/>
          <table:table-cell table:style-name="ce59" office:value-type="string">
            <text:p>Μπορείτε να θέσετε τη γλώσσα με το να περάσετε από τα "εργαλεία &gt; <text:s/>Γλώσσα &gt; Για την επιλογή" και επιλέξτε τη γλώσσα που χρησιμοποιείτε στο κείμενο.</text:p>
          </table:table-cell>
          <table:table-cell table:style-name="ce66" office:value-type="string">
            <text:p>Pode estabelecer o idioma nol menú Ferramentas &gt; Idioma &gt; Para todo o texto e seleccionar o idioma aplicable ao documento.</text:p>
          </table:table-cell>
          <table:table-cell table:style-name="ce59" table:number-columns-repeated="249"/>
          <table:table-cell table:number-columns-repeated="768"/>
        </table:table-row>
        <table:table-row table:style-name="ro23">
          <table:table-cell table:style-name="ce54" office:value-type="string">
            <text:p>suggestion_E_NoHyperlinkLanguage</text:p>
          </table:table-cell>
          <table:table-cell table:style-name="ce60" office:value-type="string">
            <text:p>You can set the language by selecting the hyperlink and going through the menu items Tools &gt; Language &gt; For Selection and selecting the language you use in the link text. You can also set the language for all current and future hyperlinks by modifying the style "Internet Link". To modify this style, open the "Styles and Formatting" panel (F11) and select the "Character Styles" (second button in the top left corner). Open the Character Style dialog by a right click or Shift+F10 on the style "Internet Link" and choosing Modify. Go to the Font tab, then to Language selection list, and select the language that you use for most of the links in the document. Close the dialog with the OK button.</text:p>
          </table:table-cell>
          <table:table-cell table:style-name="ce59"/>
          <table:table-cell table:style-name="ce60" office:value-type="string">
            <text:p>U kan de taal van een link instellen door de link te selecteren en vervolgens via de menu's "Extra &gt; Taal &gt; Voor selectie" de gebruikte taal te kiezen. <text:s/>U kan ook de taal van alle hyperlinks instellen door de stijl "Internetkoppeling". Hiervoor opent u het venster "Stijlen en opmaak" (F11), vervolgens kiest u de Tekenopmaakprofielen (tweede knop links bovenaan). Daarna opent u het tekenopmaakprofiel door een rechtermuisklik (of Shift+F10) op "Internetkoppeling" en "Wijzigen" te kiezen. In het dialoogvenster "Tekenopmaakprofiel" gaat u naar het tabblad "Lettertype"; bij Taal kiest dan de taal die u voor de meeste links in het document gebruikt. Sluit vervolgens het dialoogvenster met "OK".</text:p>
          </table:table-cell>
          <table:table-cell table:style-name="ce59"/>
          <table:table-cell table:style-name="ce59" office:value-type="string">
            <text:p>Μπορείτε να θέσετε τη γλώσσα με το να επιλέξετε τον υπερσύνδεσμο και να περάσετε από τα "εργαλεία &gt; Γλώσσα &gt; Για την επιλογή" και να επιλέξετε τη γλώσσα που χρησιμοποιείτε στο κείμενο σύνδεσης. Μπορείτε επίσης να θέσετε τη γλώσσα για όλους τους τρέχοντες και μελλοντικούς υπερσυνδέσμους <text:s/>με το να τροποποιήσετε το "Σύνδεσμος Διαδικτύου". Για να το τροποποιήσετε, ανοίξτε το "Μορφές και μορφοποίηση" <text:s/>(F11) και επιλέξτε το " Στυλ Χαρακτήρων" (δεύτερο κουμπί στην πάνω αριστερή γωνία). Ανοίξτε το μενού του στυλ χαρακτήρων με δεξί κλικ ή Shift + F10 πάνω στο σύνδεσμο διαδικ΄τυου και πατήστε "Τροποποίηση". Πηγαίνετε στο μενού "Φόντο", μετά στη "Λίστα επιλογής γλώσσας" και επιλέξτε τη γλώσσα που χρησιμοποιείται για τους περισσότερους συνδέσμους στο κείμενο. Κλείστε το μενού πατώντας το κουμπί OK.</text:p>
          </table:table-cell>
          <table:table-cell table:style-name="ce66" office:value-type="string">
            <text:p>Pode estabelecer o idioma seleccionando a ligazón e logo indo aos ítems de menú Ferramentas &gt; Idioma &gt; Para a selección e seleccionando o idioma que use no texto de ligazón. Tamén pode estabelecer o idioma para todos as ligazóns actuais e futuras modificando o estilo “Ligazón da Internet”. Para modificar este estilo, abra o panel “Estilos e formatado” con F11 e seleccione os “Estilos de parágrafo” (segundo botón na esquina esquerda superior). Abra o diálogo Estilo de carácter cun clic no botón dereito do rato ou Maiús+F10 nao estilo “Ligazón da Internet” <text:s/>e escolla Modificar. Vaia á lapela Tipos de letra, logo á lista de selección de idioma e seleccione o idioma que usa para a maioría das ligazóns no documento. Escolla o diálogo co botón Aceptar.</text:p>
          </table:table-cell>
          <table:table-cell table:style-name="ce59" table:number-columns-repeated="249"/>
          <table:table-cell table:number-columns-repeated="768"/>
        </table:table-row>
        <table:table-row table:style-name="ro21">
          <table:table-cell table:style-name="ce54" office:value-type="string">
            <text:p>suggestion_E_UnsupportedImageFormat</text:p>
          </table:table-cell>
          <table:table-cell table:style-name="ce59" office:value-type="string">
            <text:p>The document contains one or more images in formats other than PNG or JPEG (JPG). If you plan to export to digital talking books in the DAISY format, you need to replace images in formats such as BMP, GIF and TIFF with either PNG or JPEG/JPG.</text:p>
          </table:table-cell>
          <table:table-cell table:style-name="ce59" office:value-type="string">
            <text:p>El documento contiene una o más imágenes en formatos distintos al PNG o JPEG (JPG). Si va a exportar a libros hablados digitales en formato DAISY, necesita sustituir las imágenes a formatos tales como BMP, GIF y TIFF pero no PNG ni JPEG/JPG.</text:p>
          </table:table-cell>
          <table:table-cell table:style-name="ce65" office:value-type="string">
            <text:p>Het document bevat een of meerdere afbeeldingen die geen PNG of JPEG (JPG) zijn.<text:span text:style-name="T2"> Indien u van plan </text:span><text:span text:style-name="T1">bent</text:span><text:span text:style-name="T2"> het document te </text:span><text:span text:style-name="T2">exporteren naar een </text:span><text:span text:style-name="T2">digitaal luisterboek in </text:span><text:span text:style-name="T2">DAISY-formaat, moet u </text:span><text:span text:style-name="T2">alle afbeeldingen in </text:span><text:span text:style-name="T2">formaten zoals BMP, </text:span><text:span text:style-name="T2">GIF en TIFF vervangen </text:span><text:span text:style-name="T2">door PNG </text:span><text:span text:style-name="T1">of</text:span><text:span text:style-name="T2"> </text:span><text:span text:style-name="T2">JPEG/JPG.</text:span></text:p>
          </table:table-cell>
          <table:table-cell table:style-name="ce59"/>
          <table:table-cell table:style-name="ce59" office:value-type="string">
            <text:p>Το έγγραφο περιέχει μια ή περισσότερες εικόνες σε μορφή εκτός από το PNG ή JPEG (JPG). Εάν προγραμματίζετε να τις εξαγάγετε στα ψηφιακά ομιλούντα βιβλία, πρέπει να αντικαταστήσετε τις εικόνες με μορφές BMP, GIF και TIFF με είτε PNG είτε JPEG/JPG.</text:p>
          </table:table-cell>
          <table:table-cell table:style-name="ce66" office:value-type="string">
            <text:p>O documento contén unha ou máis imaxes en formatos distintos ao PNG ou JPEG (JPG). Se vai exportar a libros falados dixitais en formato DAISY, necesita substituír as imaxes con formatos tales como BMP, GIF e TIFF pero non PNG nin JPEG/JPG.</text:p>
          </table:table-cell>
          <table:table-cell table:style-name="ce59" table:number-columns-repeated="249"/>
          <table:table-cell table:number-columns-repeated="768"/>
        </table:table-row>
        <table:table-row table:style-name="ro24">
          <table:table-cell table:style-name="ce54" office:value-type="string">
            <text:p>suggestion_E_ImageAnchorFloat</text:p>
          </table:table-cell>
          <table:table-cell table:style-name="ce58" office:value-type="string">
            <text:p>Change the image anchor to "As Character": right-click on the image, select Anchor and choose the option "As Character." If the anchor is not set to this value, the image is difficult to select with the keyboard.\nNote: OpenOffice.org 3.2 and older versions have a bug that deletes an image’s text alternatives (Title and Description) if the anchor is modified. To avoid this, the text alternatives should be added after modifying the anchor.</text:p>
          </table:table-cell>
          <table:table-cell table:style-name="ce59" office:value-type="string">
            <text:p>Cambie el ancha de una imagen a "Como Carácter": haga click con el botón derecho del ratón sobre la imagen, seleccione Anclaje y elija la opción "Como Carácter". Si el ancla no está configurada con este valor, es difícil de seleccionar la imagen con el teclado. Nota: OpenOffice.org 3.2 y versiones más antiguas tienen un fallo que borra el texto alternativo de una imagen (Título y Descripción) si el ancla se modifica. Para evitar esto, se deberían añadir las alternativas de texto después de modificar el anclaje.</text:p>
          </table:table-cell>
          <table:table-cell table:style-name="ce59" office:value-type="string">
            <text:p>Verander de verankering van de afbeelding: rechtermuisklik op de afbeelding, ga naar Verankering en kies de optie "Als teken". Als een andere waarde wordt gekozen is het moeilijk om de afbeelding te selecteren met het toetsenbord.\nOpmerking: In OpenOffice.org 3.2 en oudere versies zit een fout die het tekstalternatief van een afbeelding verwijdert <text:span text:style-name="T1">wanneer</text:span><text:span text:style-name="T2"> de </text:span><text:span text:style-name="T2">verankering wordt </text:span><text:span text:style-name="T2">gewijzigd. Om dit te </text:span><text:span text:style-name="T2">vermijden kan u het </text:span><text:span text:style-name="T2">tekstalternatief best </text:span><text:span text:style-name="T2">pas toevoegen </text:span><text:span text:style-name="T1">nadat</text:span><text:span text:style-name="T2"> </text:span><text:span text:style-name="T2">de verankering juist </text:span><text:span text:style-name="T2">ingesteld is.</text:span></text:p>
          </table:table-cell>
          <table:table-cell table:style-name="ce59"/>
          <table:table-cell table:style-name="ce59" office:value-type="string">
            <text:p>Αλλάξτε την αγκύρωση εικόνας σε "Σαν Χαρακτήρα": δεξί κλικ στην εικόνα, επιλέξτε αγκύρωση και την επιλογή "Σαν Χαρακτήρας". Εάν η αγκύρωση δεν είναι σε αυτή την επιλογή, η εικόνα είναι δύσκολο να επιλεχτεί με το πληκτρολόγιο. \ nNote: το OpenOffice.org 3.2 και οι παλαιότερες εκδόσεις έχουν ένα πρόβλημα που διαγράφει το εναλλακτικό κείμενο μιας εικόνας (τίτλος και περιγραφή) εάν η αγκύρωση τροποποιείται. Για να το αποφύγετε αυτό, το εναλλακτικό κείμενο πρέπει να προστεθεί μετά την τροποποίηση της αγκύρωσης.</text:p>
          </table:table-cell>
          <table:table-cell table:style-name="ce66" office:value-type="string">
            <text:p>Cambie a áncora dunha imaxe a "Como carácter": faga clic co botón dereito do rato sobre a imaxe, seleccione Ancoraxe e elixa a opción "Como carácter". Se a áncora non está configurada con este valor, é difícil de seleccionar a imaxe co teclado. Nota: OpenOffice.org 3.2 e versións máis antigas teñen un erro que borra o texto alternativo dunha imaxe (Título e descrición) se a áncora se modifica. Para evitar isto, deberíanse engadir as alternativas de texto despois de modificar a ancoraxe.</text:p>
          </table:table-cell>
          <table:table-cell table:style-name="ce59" table:number-columns-repeated="249"/>
          <table:table-cell table:number-columns-repeated="768"/>
        </table:table-row>
        <table:table-row table:style-name="ro21">
          <table:table-cell table:style-name="ce54" office:value-type="string">
            <text:p>suggestion_A_NoTitle</text:p>
          </table:table-cell>
          <table:table-cell table:style-name="ce59" office:value-type="string">
            <text:p>Provide a title for the document if this type of document typically has a title. Either identify the text you provided as a title and mark it with the Title style, or add a meaningful title and mark it with the Title style.</text:p>
          </table:table-cell>
          <table:table-cell table:style-name="ce59" office:value-type="string">
            <text:p>Proporcione un título para el documento si este tipo de documento típicamente tiene un título. Identifique el texto que proporcionó como título y márquelo con el estilo de Título o añada un título significativo y márquelo con el estilo de Título. </text:p>
          </table:table-cell>
          <table:table-cell table:style-name="ce59" office:value-type="string">
            <text:p>Voorzie het document van een titel indien dit soort van document typisch een titel heeft. Voeg, indien u dit nog niet gedaan heeft, een betekenisvolle titel toe, en markeer die daarna ook met het opmaakprofiel "Titel".</text:p>
          </table:table-cell>
          <table:table-cell table:style-name="ce59"/>
          <table:table-cell table:style-name="ce59" office:value-type="string">
            <text:p>Παρέχετε έναν τίτλο για το έγγραφο εάν αυτός ο τύπος εγγράφου έχει τίτλο. Είτε προσδιορίστε το κείμενο που παρείχατε ως τίτλο και μαρκάρετέ το με το στυλ τίτλου, ή προσθέστε έναν τίτλο με νόημα και και μαρκάρετέ το με το στυλ τίτλου.</text:p>
          </table:table-cell>
          <table:table-cell table:style-name="ce66" office:value-type="string">
            <text:p>Poña un título ao documento se este tipo de documento adoita ter un título. Identifique o texto que proporcionou como título e márqueo co estilo de Título ou engada un título significativo e márqueo co estilo de Título. </text:p>
          </table:table-cell>
          <table:table-cell table:style-name="ce59" table:number-columns-repeated="249"/>
          <table:table-cell table:number-columns-repeated="768"/>
        </table:table-row>
        <table:table-row table:style-name="ro25">
          <table:table-cell table:style-name="ce54" office:value-type="string">
            <text:p>suggestion_A_NoHeadings</text:p>
          </table:table-cell>
          <table:table-cell table:style-name="ce58" office:value-type="string">
            <text:p>Give each part, chapter or section of the document a heading that captures the essence of the topic. Use Heading styles to identify headings in a way that represents the structure of the document. However, if you are writing a type of document that does not require headings (e.g. a letter), you can ignore this alert.</text:p>
          </table:table-cell>
          <table:table-cell table:style-name="ce59" office:value-type="string">
            <text:p>Dé a cada parte, capítulo o sección del documento un encabezado que proporcione la esencia del tema. Utilice estilos de Encabezado para identificar los encabezados de una manera que represente la estructura del documento. Sin embargo, si va a escribir un tipo de documento que no requiere encabezados (por ejemplo, una carta), puede ignorar esta sugerencia.</text:p>
          </table:table-cell>
          <table:table-cell table:style-name="ce59" office:value-type="string">
            <text:p>Geef elk deel, hoofdstuk of sectie van het document een <text:span text:style-name="T1">kop</text:span><text:span text:style-name="T2"> </text:span><text:span text:style-name="T2">die het onderwerp </text:span><text:span text:style-name="T2">goed beschrijft. </text:span><text:span text:style-name="T2">Gebruik "Kop"-</text:span><text:span text:style-name="T2">opmaakprofielen om </text:span><text:span text:style-name="T2">koppen aan te duiden, </text:span><text:span text:style-name="T1">zodat</text:span><text:span text:style-name="T2"> de structuur van </text:span><text:span text:style-name="T2">het document duidelijk </text:span><text:span text:style-name="T2">wordt. Indien u echter </text:span><text:span text:style-name="T2">een document </text:span><text:span text:style-name="T2">aanmaakt dat typisch </text:span><text:span text:style-name="T2">geen koppen nodig </text:span><text:span text:style-name="T2">heeft, mag u deze </text:span><text:span text:style-name="T2">waarschuwing </text:span><text:span text:style-name="T2">negeren. </text:span></text:p>
          </table:table-cell>
          <table:table-cell table:style-name="ce59"/>
          <table:table-cell table:style-name="ce59" office:value-type="string">
            <text:p>Δώστε σε κάθε κομμάτι, κεφάλαιο ή τμήμα του εγγράφου ένα τίτλο που περιέχει την ουσία του θέματος. Χρησιμοποιήστε τις μορφές επικεφαλίδων για να προσδιορίσετε τους τίτλους με τέτοιο τρόπο ώστε να αντιπροσωπεύουν τη δομή του εγγράφου. Εντούτοις, εάν γράφετε έναν τύπο εγγράφου που δεν απαιτεί τους τίτλους (π.χ. μια επιστολή), μπορείτε να αγνοήσετε αυτήν την πρόταση.</text:p>
          </table:table-cell>
          <table:table-cell table:style-name="ce66" office:value-type="string">
            <text:p>Dea a cada parte, capítulo ou sección do documento unha cabeceira que resuma a esencia do tema. Utilice estilos de Cabeceira para identificar as cabeceiras dunha maneira que represente a estrutura do documento. Sen embargo, se vai escribir un tipo de documento que no require cabeceiras (por exemplo, unha carta), pode ignorar esta suxestión.</text:p>
          </table:table-cell>
          <table:table-cell table:style-name="ce59" table:number-columns-repeated="249"/>
          <table:table-cell table:number-columns-repeated="768"/>
        </table:table-row>
        <table:table-row table:style-name="ro8">
          <table:table-cell table:style-name="ce54" office:value-type="string">
            <text:p>suggestion_A_NoSubtitle</text:p>
          </table:table-cell>
          <table:table-cell table:style-name="ce59" office:value-type="string">
            <text:p>If the text immediately below the Title was meant to be a subtitle, please mark it with the Subtitle style.</text:p>
          </table:table-cell>
          <table:table-cell table:style-name="ce59" office:value-type="string">
            <text:p>Si el texto, inmediatamente debajo del Título, iba a ser un subtítulo, por favor, márquelo con el estilo de Subtítulo. </text:p>
          </table:table-cell>
          <table:table-cell table:style-name="ce59" office:value-type="string">
            <text:p>Indien de tekst die onmiddelijk volgt op de Titel bedoeld is als ondertitel, markeer die dan ook met het opmaakprofiel "Ondertitel".</text:p>
          </table:table-cell>
          <table:table-cell table:style-name="ce59"/>
          <table:table-cell table:style-name="ce59" office:value-type="string">
            <text:p>Εάν το κείμενο αμέσως κάτω από τον τίτλο προορίστηκε να είναι ένας υπότιτλος, παρακαλώ μαρκάρετέ το με το στυλ υποτίτλων.</text:p>
          </table:table-cell>
          <table:table-cell table:style-name="ce66" office:value-type="string">
            <text:p>Se o texto, inmediatamente debaixo do título, ía ser un subtítulo, por favor, márqueo co estilo de Subtítulo.</text:p>
          </table:table-cell>
          <table:table-cell table:style-name="ce59" table:number-columns-repeated="249"/>
          <table:table-cell table:number-columns-repeated="768"/>
        </table:table-row>
        <table:table-row table:style-name="ro21">
          <table:table-cell table:style-name="ce54" office:value-type="string">
            <text:p>suggestion_A_AlternateLevel</text:p>
          </table:table-cell>
          <table:table-cell table:style-name="ce59" office:value-type="string">
            <text:p>If it is not absolutely necessary, try to avoid using more than 6 levels of headings. When exporting to DAISY, you can activate the "alternative markup of levels" option.</text:p>
          </table:table-cell>
          <table:table-cell table:style-name="ce59" office:value-type="string">
            <text:p>Si no es absolutamente necesario, intente evitar utilizar más de 6 niveles de encabezados. Al exportar a DAISY, puede activar la opción "marcado alternativo de encabezados".</text:p>
          </table:table-cell>
          <table:table-cell table:style-name="ce59" office:value-type="string">
            <text:p>Indien niet strikt noodzakelijk, probeer meer dan 6 niveaus van koppen te vermijden. Wanneer u het document exporteert naar DAISY, heeft u de optie om "<text:span text:style-name="T1">Alternatieve </text:span><text:span text:style-name="T1">niveaumarkering"</text:span><text:span text:style-name="T2"> te </text:span><text:span text:style-name="T2">activeren.</text:span></text:p>
          </table:table-cell>
          <table:table-cell table:style-name="ce59"/>
          <table:table-cell table:style-name="ce59" office:value-type="string">
            <text:p>Εάν δεν είναι απολύτως απαραίτητο, προσπαθήστε να αποφύγετε τη χρήση περισσοτέρων από 6 επίπεδα επικεφαλίδων. Κατά εξαγωγή στο DAISY, μπορείτε να ενεργοποιήσετε το "εναλλακτική σήμανση των επιπέδων".</text:p>
          </table:table-cell>
          <table:table-cell table:style-name="ce66" office:value-type="string">
            <text:p>Se non é absolutamente necesario, intente evitar utilizar máis de 6 niveis de cabeceiras. Ao exportar a DAISY, pode activar a opción "marcado alternativo de cabeceiras".</text:p>
          </table:table-cell>
          <table:table-cell table:style-name="ce59" table:number-columns-repeated="249"/>
          <table:table-cell table:number-columns-repeated="768"/>
        </table:table-row>
        <table:table-row table:style-name="ro19">
          <table:table-cell table:style-name="ce54" office:value-type="string">
            <text:p>suggestion_A_FakeUnorderedList</text:p>
          </table:table-cell>
          <table:table-cell table:style-name="ce59" office:value-type="string">
            <text:p>Faked lists should be avoided at all cost. Instead of imitating a list structure with manually entered bullets, spaces and tabs, you should create lists in the standard way, i.e. by using List styles.</text:p>
          </table:table-cell>
          <table:table-cell table:style-name="ce59" office:value-type="string">
            <text:p>Se deberían evitar las listas falsas a toda costa. En lugar de imitar una estrutura de lista con viñetas, espacios y tabulaciones introducidos manualmente, se deberían crear listas de una manera estándar, por ejemplo, utilizando estilos de Lista.</text:p>
          </table:table-cell>
          <table:table-cell table:style-name="ce59" office:value-type="string">
            <text:p>Valse lijsten moeten absoluut vermeden worden. Boots de structuur van een lijst niet na met behulp van zelf ingevoerde opsommingstekens, spaties en tabs. Maak lijsten beter aan op de gewone manier, door gebruik te maken van lijstopmaakprofielen.</text:p>
          </table:table-cell>
          <table:table-cell table:style-name="ce59"/>
          <table:table-cell table:style-name="ce59" office:value-type="string">
            <text:p>Οι επινοημένες λίστες πρέπει να αποφευχθούν. Αντί της μίμησης μιας δομής λίστας με χειροκίνητη εισαγωγή κουκίδων, διαστημάτων και ετικετών, πρέπει να δημιουργήσετε τις λίστες <text:s/>με τον τυποποιημένο τρόπο, δηλ. με τη χρησιμοποίηση του στυλ λίστας.</text:p>
          </table:table-cell>
          <table:table-cell table:style-name="ce66" office:value-type="string">
            <text:p>Deberíanse evitar as listas falsas a toda costa. En lugar de imitar unha estrutura de lista con viñetas, espazos e tabulacións introducidos manualmente, deberíanse crear listas dunha maneira estándar, por exemplo, utilizando estilos de lista.</text:p>
          </table:table-cell>
          <table:table-cell table:style-name="ce59" table:number-columns-repeated="249"/>
          <table:table-cell table:number-columns-repeated="768"/>
        </table:table-row>
        <table:table-row table:style-name="ro19">
          <table:table-cell table:style-name="ce54" office:value-type="string">
            <text:p>suggestion_A_FakeOrderedList</text:p>
          </table:table-cell>
          <table:table-cell table:style-name="ce59" office:value-type="string">
            <text:p>Faked lists should be avoided at all cost. Instead of imitating a list structure with manually entered numbers, spaces and tabs, you should create lists in the standard way, i.e. by using List (numbering) styles.</text:p>
          </table:table-cell>
          <table:table-cell table:style-name="ce59" office:value-type="string">
            <text:p>Se deberían evitar las listas falsas a toda costa. En lugar de imitar una estrutura de lista con viñetas, espacios y tabulaciones introducidos manualmente, se deberían crear listas de una manera estándar, por ejemplo, utilizando estilos de Lista numerada.</text:p>
          </table:table-cell>
          <table:table-cell table:style-name="ce59" office:value-type="string">
            <text:p>Valse lijsten moeten absoluut vermeden worden. Boots de structuur van een lijst niet na met behulp van zelf ingevoerde nummers, spaties en tabs. Maak lijsten beter aan op de gewone manier, door gebruik te maken van lijstopmaakprofielen.</text:p>
          </table:table-cell>
          <table:table-cell table:style-name="ce59"/>
          <table:table-cell table:style-name="ce59" office:value-type="string">
            <text:p>Οι επινοημένες λίστες πρέπει να αποφευχθούν. Αντί της μίμησης μιας δομής λίστας με χειροκίνητη εισαγωγή αριθμών, διαστημάτων και ετικετών, πρέπει να δημιουργήσετε τις λίστες <text:s/>με τον τυποποιημένο τρόπο, δηλ. με τη χρησιμοποίηση του στυλ λίστας.</text:p>
          </table:table-cell>
          <table:table-cell table:style-name="ce66" office:value-type="string">
            <text:p>Deberían evitarse as listas falsas a toda costa. En lugar de imitar unha estrutura de lista con viñetas, espazos e tabulacións introducidos manualmente, deberíanse crear listas dunha maneira estándar, por exemplo, utilizando estilos de lista numerada.</text:p>
          </table:table-cell>
          <table:table-cell table:style-name="ce59" table:number-columns-repeated="249"/>
          <table:table-cell table:number-columns-repeated="768"/>
        </table:table-row>
        <table:table-row table:style-name="ro3">
          <table:table-cell table:style-name="ce54" office:value-type="string">
            <text:p>suggestion_A_EmptyList</text:p>
          </table:table-cell>
          <table:table-cell table:style-name="ce59" table:number-columns-repeated="5"/>
          <table:table-cell table:style-name="ce67"/>
          <table:table-cell table:style-name="ce59" table:number-columns-repeated="249"/>
          <table:table-cell table:number-columns-repeated="768"/>
        </table:table-row>
        <table:table-row table:style-name="ro20">
          <table:table-cell table:style-name="ce54" office:value-type="string">
            <text:p>suggestion_A_LinkedImage</text:p>
          </table:table-cell>
          <table:table-cell table:style-name="ce59" office:value-type="string">
            <text:p>When inserting an image into a document, embed the graphic file (save a copy in the document) instead of linking it (only include a reference to the file), to prevent images from becoming inaccessible because of broken links.</text:p>
          </table:table-cell>
          <table:table-cell table:style-name="ce59" office:value-type="string">
            <text:p>Al insertar una imagen en un documento, incrusta el archivo gráfico (guarda una copia en el documento) en vez de enlazarlo (únicamente incluye una referencia al archivo), para evitar que las imágenes resulten inaccesibles debido a los vínculos rotos.</text:p>
          </table:table-cell>
          <table:table-cell table:style-name="ce59" office:value-type="string">
            <text:p>Wanneer u een afbeelding invoegt, zorg er dan voor dat een kopie van de afbeelding wordt gemaakt en niet enkel een referentie naar de afbeelding. Zo vermijdt u dat dode links ontstaan waardoor afbeeldingen ontoegankelijk worden. </text:p>
          </table:table-cell>
          <table:table-cell table:style-name="ce59"/>
          <table:table-cell table:style-name="ce59" office:value-type="string">
            <text:p>Κατά την εισαγωγή μιας εικόνας σε ένα έγγραφο, ενσωματώστε το γραφικό αρχείο (εκτός από ένα αντίγραφο στο έγγραφο) αντί να το συνδέσετε (μόνο περιλάβετε μια αναφορά στο αρχείο), για να αποτρέψετε τις εικόνες από το να γίνουν μη προσβάσιμες λόγω των σπασμένων συνδέσεων.</text:p>
          </table:table-cell>
          <table:table-cell table:style-name="ce66" office:value-type="string">
            <text:p>Ao inserir unha imaxe nun documento, incorpora o ficheiro gráfico (garda unha copia no documento) en vez de ligalo (unicamente inclúe unha referencia ao ficheiro), para evitar que as imaxes resulten inaccesíbeis debido ás ligazóns rotas.</text:p>
          </table:table-cell>
          <table:table-cell table:style-name="ce59" table:number-columns-repeated="249"/>
          <table:table-cell table:number-columns-repeated="768"/>
        </table:table-row>
        <table:table-row table:style-name="ro26">
          <table:table-cell table:style-name="ce54" office:value-type="string">
            <text:p>suggestion_A_ImageWithoutAlt</text:p>
          </table:table-cell>
          <table:table-cell table:style-name="ce59" office:value-type="string">
            <text:p>To define a title and a description for an image, go to Format &gt; Object &gt; Description. The description should contain the same essential information as the image. An image that is purely decorative does not need alternative text.\nNote: OpenOffice.org 3.2 and older versions have a bug that deletes an image's text alternatives if the anchor is modified or when a caption is added. To avoid this, the text alternatives should be added after modifying the anchor or after adding a caption.</text:p>
          </table:table-cell>
          <table:table-cell table:style-name="ce59" office:value-type="string">
            <text:p>Para definir un título y una descripción de una imagen, vaya a Formato&gt;Objeto&gt;Descripción. Una imagen que es simplemente decorativa no necesita texto alternativo. OpenOffice.org 3.2 y versiones más antiguas tienen un fallo que borra las alternativas de texto de una imagen si se modifica el ancla o cuando se añade un subtítulo. Para evitar esto, se deberían añadir las alternativas de texto después de modificar el anclaje o después de añadir un subtítulo. </text:p>
          </table:table-cell>
          <table:table-cell table:style-name="ce59" office:value-type="string">
            <text:p>Om een afbeelding te voorzien van een titel en een beschrijving, ga naar Opmaak &gt; Object &gt; Beschrijving. De beschrijving moet dezelfde essentiële informatie bevatten als de afbeelding zelf. Een afbeelding die puur decoratief bedoeld is heeft geen tekstalternatief nodig.\nOpmerking: In OpenOffice.org 3.2 en oudere versies zit een fout die het tekstalternatief van een afbeelding verwijdert van <text:span text:style-name="T1">wanneer</text:span><text:span text:style-name="T2"> </text:span><text:span text:style-name="T2">verankering wordt </text:span><text:span text:style-name="T2">gewijzigd of een </text:span><text:span text:style-name="T2">bijschrift wordt </text:span><text:span text:style-name="T2">toegevoegd. Om dit te </text:span><text:span text:style-name="T2">vermijden kan u het </text:span><text:span text:style-name="T2">tekstalternatief best </text:span><text:span text:style-name="T2">pas toevoegen </text:span><text:span text:style-name="T1">nadat</text:span><text:span text:style-name="T2"> </text:span><text:span text:style-name="T2">de afbeelding een </text:span><text:span text:style-name="T2">bijschrift heeft en de </text:span><text:span text:style-name="T2">verankering juist </text:span><text:span text:style-name="T2">ingesteld is.</text:span></text:p>
          </table:table-cell>
          <table:table-cell table:style-name="ce59"/>
          <table:table-cell table:style-name="ce59" office:value-type="string">
            <text:p>Για να καθορίσετε έναν τίτλο και μια περιγραφή για μια εικόνα, πηγαίνετε στο "Μορφοποίηση &gt; Αντικείμενο &gt; Περιγραφή". Η περιγραφή πρέπει να περιέχει τις ίδιες ουσιώδεις πληροφορίες με την εικόνα. Μια εικόνα που είναι διακοσμητική δεν χρειάζεται το εναλλακτικό κείμενο. \ nNote: το OpenOffice.org 3.2 και οι παλαιότερες εκδόσεις έχουν ένα πρόβλημα που διαγράφει το εναλλακτικό κείμενο εικόνων εάν η αγκύρωση τροποποιείται ή όταν προστίθεται ένας τίτλος. Για να το αποφύγετε αυτό, το εναλλακτικό κείμενο εικόνων πρέπει να προστεθεί μετά την τροποποίηση της αγκύρωσης ή μετά από την προσθήκη ενός τίτλου.</text:p>
          </table:table-cell>
          <table:table-cell table:style-name="ce66" office:value-type="string">
            <text:p>Para definir un título e unha descrición dunha imaxe, vaia a Formato &gt; Obxecto &gt; Descrición. Unha imaxe que é simplemente decorativa non necesita texto alternativo. OpenOffice.org 3.2 e versións máis antigas teñen un fallo que borra a alternativa de texto dunha imaxe se se modifica a áncora ou cando se engade un subtítulo. Para evitar isto, deberíase engadir a alternativas de texto despois de modificar a ancoraxe ou despois de engadir un subtítulo.</text:p>
          </table:table-cell>
          <table:table-cell table:style-name="ce59" table:number-columns-repeated="249"/>
          <table:table-cell table:number-columns-repeated="768"/>
        </table:table-row>
        <table:table-row table:style-name="ro16">
          <table:table-cell table:style-name="ce54" office:value-type="string">
            <text:p>suggestion_A_ObjectWithoutAlt</text:p>
          </table:table-cell>
          <table:table-cell table:style-name="ce59" office:value-type="string">
            <text:p>To define a title and a description for an object, go to [Format &gt; Object &gt; Description]. The description should contain the same essential information as the object.</text:p>
          </table:table-cell>
          <table:table-cell table:style-name="ce59" office:value-type="string">
            <text:p>Para definir un título y una descripción de un objeto, vaya a [Formato&gt; Objeto&gt;Descripción]. La descripción debería contener la misma información esencial que el objeto. </text:p>
          </table:table-cell>
          <table:table-cell table:style-name="ce58" office:value-type="string">
            <text:p>Om een object te voorzien van een titel en een beschrijving, ga naar Opmaak &gt; Object &gt; Beschrijving. De beschrijving moet dezelfde essentiële informatie bevatten als het object zelf.</text:p>
          </table:table-cell>
          <table:table-cell table:style-name="ce59"/>
          <table:table-cell table:style-name="ce59" office:value-type="string">
            <text:p>Για να ορίσετε έναν τίτλο και μια περιγραφή για ένα αντικείμενο, πηγαίνετε [Μορφή &gt; Αντικείμενο &gt; Περιγραφή]. Η περιγραφή πρέπει να περιέχει τις ίδιες ουσιώδεις πληροφορίες με το αντικείμενο.</text:p>
          </table:table-cell>
          <table:table-cell table:style-name="ce66" office:value-type="string">
            <text:p>Para definir un título e unha descrición dun obxecto, vaia a [Formato &gt; Obxecto &gt; Descrición]. A descrición debería conter a mesma información esencial que o obxecto.</text:p>
          </table:table-cell>
          <table:table-cell table:style-name="ce59" table:number-columns-repeated="249"/>
          <table:table-cell table:number-columns-repeated="768"/>
        </table:table-row>
        <table:table-row table:style-name="ro16">
          <table:table-cell table:style-name="ce54" office:value-type="string">
            <text:p>suggestion_A_FormulaWithoutAlt</text:p>
          </table:table-cell>
          <table:table-cell table:style-name="ce59" office:value-type="string">
            <text:p>To define a title and a description for a formula, go to [Format &gt; Object &gt; Description]. The description should contain the same essential information as the formula.</text:p>
          </table:table-cell>
          <table:table-cell table:style-name="ce59" office:value-type="string">
            <text:p>Para definir un título y una descripción de una fórmula, vaya a [Formato&gt;Objeto&gt;Descripción]. La descripción debería contener la misma información esencial que la fórmula. </text:p>
          </table:table-cell>
          <table:table-cell table:style-name="ce58" office:value-type="string">
            <text:p>Om een formule te voorzien van een titel en een beschrijving, ga naar Opmaak &gt; Object &gt; Beschrijving. De beschrijving moet dezelfde essentiële informatie bevatten als de formule zelf.</text:p>
          </table:table-cell>
          <table:table-cell table:style-name="ce59"/>
          <table:table-cell table:style-name="ce59" office:value-type="string">
            <text:p>Για να ορίσετε έναν τίτλο και μια περιγραφή για μία φόρμουλα, πηγαίνετε [Μορφή &gt; Αντικείμενο &gt; Περιγραφή]. Η περιγραφή πρέπει να περιέχει τις ίδιες ουσιώδεις πληροφορίες με τη φόρμουλα.</text:p>
          </table:table-cell>
          <table:table-cell table:style-name="ce66" office:value-type="string">
            <text:p>Para definir un título e unha descrición dunha fórmula, vaia a [Formato &gt; Obxecto &gt; Descrición]. A descrición debería conter a mesma información esencial que a fórmula.</text:p>
          </table:table-cell>
          <table:table-cell table:style-name="ce59" table:number-columns-repeated="249"/>
          <table:table-cell table:number-columns-repeated="768"/>
        </table:table-row>
        <table:table-row table:style-name="ro21">
          <table:table-cell table:style-name="ce54" office:value-type="string">
            <text:p>suggestion_A_FakeTable</text:p>
          </table:table-cell>
          <table:table-cell table:style-name="ce59" office:value-type="string">
            <text:p>Use only "real tables" to present tabular information. Go to Insert &gt; Table or press Crtl+F12 to create a real table and organize the information in rows and columns.</text:p>
          </table:table-cell>
          <table:table-cell table:style-name="ce59" office:value-type="string">
            <text:p>Utilice únicamente "tablas reales" para presentar la información tabular. Vaya a Insertar&gt;Tabla o presione Ctrl+F12 para crear una tabla real y organice la información en filas y columnas. </text:p>
          </table:table-cell>
          <table:table-cell table:style-name="ce59" office:value-type="string">
            <text:p>Gebruik enkel "echte tabellen" om getabellariseerde informatie weer te geven. Ga naar Invoegen &gt; Tabel of druk op Ctrl+F12 om een nieuwe tabel in te voegen, en rangschik de informatie vervolgens in rijen en kolommen.</text:p>
          </table:table-cell>
          <table:table-cell table:style-name="ce59"/>
          <table:table-cell table:style-name="ce59" office:value-type="string">
            <text:p>Χρησιμοποιείστε μόνο "πραγματικούς πίνακες" για να παρουσιάσετε πληροφορίες. Πηγαίνετε στο "Εισαγωγή&gt;Πίνακας ή πιέστε Crtl+F12 για να δημιουργήσετε έναν πραγματικό πίνακα και να οργανώσετε τις πληροφορίες στις σειρές και τις στήλες.</text:p>
          </table:table-cell>
          <table:table-cell table:style-name="ce66" office:value-type="string">
            <text:p>Utilice unicamente "táboas reais" para presentar a información tabular. Vaia a Inserir &gt; Táboa ou prema Ctrl+F12 para crear unha táboa real e organice a información en filas e columnas.</text:p>
          </table:table-cell>
          <table:table-cell table:style-name="ce59" table:number-columns-repeated="249"/>
          <table:table-cell table:number-columns-repeated="768"/>
        </table:table-row>
        <table:table-row table:style-name="ro14">
          <table:table-cell table:style-name="ce54" office:value-type="string">
            <text:p>suggestion_A_MergedCells</text:p>
          </table:table-cell>
          <table:table-cell table:style-name="ce59" office:value-type="string">
            <text:p>Wherever possible, keep tables simple by avoiding merged cells.</text:p>
          </table:table-cell>
          <table:table-cell table:style-name="ce59" office:value-type="string">
            <text:p>Siempre que sea posible, mantenga las tablas simples y evite las celdas combinadas. </text:p>
          </table:table-cell>
          <table:table-cell table:style-name="ce59" office:value-type="string">
            <text:p>Hou<text:span text:style-name="T1">d</text:span><text:span text:style-name="T2"> tabellen best zo </text:span><text:span text:style-name="T2">eenvoudig mogelijk; </text:span><text:span text:style-name="T1">vermijd</text:span><text:span text:style-name="T2"> </text:span><text:span text:style-name="T2">samengevoegde </text:span><text:span text:style-name="T2">cellen.</text:span></text:p>
          </table:table-cell>
          <table:table-cell table:style-name="ce59"/>
          <table:table-cell table:style-name="ce59" office:value-type="string">
            <text:p>Οπουδήποτε είναι δυνατόν, κρατήστε τους πίνακες απλούς με την αποφυγή των συγχωνευμένων κελιών.</text:p>
          </table:table-cell>
          <table:table-cell table:style-name="ce66" office:value-type="string">
            <text:p>Sempre que sexa posíbel, manteña as táboas simples e evite as celas combinadas.</text:p>
          </table:table-cell>
          <table:table-cell table:style-name="ce59" table:number-columns-repeated="249"/>
          <table:table-cell table:number-columns-repeated="768"/>
        </table:table-row>
        <table:table-row table:style-name="ro14">
          <table:table-cell table:style-name="ce54" office:value-type="string">
            <text:p>suggestion_A_NestedTable</text:p>
          </table:table-cell>
          <table:table-cell table:style-name="ce59" office:value-type="string">
            <text:p>Simplify the table. If possible, divide the table into separate smaller tables.</text:p>
          </table:table-cell>
          <table:table-cell table:style-name="ce59" office:value-type="string">
            <text:p>Simplifique la tabla. Si es posible, divida la tabla en distintas tablas más pequeñas. </text:p>
          </table:table-cell>
          <table:table-cell table:style-name="ce59" office:value-type="string">
            <text:p>Vereenvoudig de tabel. Indien mogelijk, splits de tabel in aparte, kleinere tabellen.</text:p>
          </table:table-cell>
          <table:table-cell table:style-name="ce59"/>
          <table:table-cell table:style-name="ce59" office:value-type="string">
            <text:p>Απλοποιήστε τον πίνακα. Εάν είναι δυνατόν, διαιρέστε τον πίνακα σε ξεχωριστούς μικρότερους πίνακες.</text:p>
          </table:table-cell>
          <table:table-cell table:style-name="ce66" office:value-type="string">
            <text:p>Simplifique a táboa. Se é posíbel, divida a táboa en distintas táboas máis pequenas. </text:p>
          </table:table-cell>
          <table:table-cell table:style-name="ce59" table:number-columns-repeated="249"/>
          <table:table-cell table:number-columns-repeated="768"/>
        </table:table-row>
        <table:table-row table:style-name="ro27">
          <table:table-cell table:style-name="ce54" office:value-type="string">
            <text:p>suggestion_A_NoTableHeading</text:p>
          </table:table-cell>
          <table:table-cell table:style-name="ce58" office:value-type="string">
            <text:p>If the first row or rows are meant to be table headings, make sure that this row (or rows) has the style "Table Heading" and the headings are repeatable. To make the headings repeatable, go to Table &gt; Table Properties &gt; Text Flow, check "Repeat Heading" and identify the appropriate number of rows. </text:p>
          </table:table-cell>
          <table:table-cell table:style-name="ce59" office:value-type="string">
            <text:p>Si la primera fila o filas están destinadas a ser encabezados de tabla, asegúrese de que esta fila (o filas) tiene el estilo de "Encabezado de Tabla" y los encabezados son repetibles. Para repetir los encabezados, vaya a Tabla&gt;Propiedades de Tabla&gt;Flujo de texto, <text:s/>marque "Repetir encabezado" e identifique el número apropiado de filas. </text:p>
          </table:table-cell>
          <table:table-cell table:style-name="ce59" office:value-type="string">
            <text:p>Indien de eerste rij(en) bedoel<text:span text:style-name="T1">d</text:span><text:span text:style-name="T2"> is als tabelkop, </text:span><text:span text:style-name="T2">zorg er dan voor dat </text:span><text:span text:style-name="T2">deze rij gemarkeerd is </text:span><text:span text:style-name="T2">met het opmaakprofiel </text:span><text:span text:style-name="T2">"Tabelkop", en dat de </text:span><text:span text:style-name="T2">kop wordt herhaald. </text:span><text:span text:style-name="T2">Om de kop te herhalen, </text:span><text:span text:style-name="T2">ga naar Tabel &gt; </text:span><text:span text:style-name="T2">Tabeleigenschappen &gt; </text:span><text:span text:style-name="T2">Tekstverloop, kruis het </text:span><text:span text:style-name="T2">vakje "Kop herhalen" </text:span><text:span text:style-name="T2">aan en stel het juiste </text:span><text:span text:style-name="T2">aantal rijen in.</text:span></text:p>
          </table:table-cell>
          <table:table-cell table:style-name="ce59"/>
          <table:table-cell table:style-name="ce59" office:value-type="string">
            <text:p>Εάν οι πρώτες σειρές προορίζονται να είναι επικεφαλίδες πινάκων, σιγουρευτείτε ότι αυτή η σειρά (ή σειρές) έχει το στυλ "Επικεφαλίδα Πίνακα" και οι επικεφαλίδες είναι επαναλαμβανόμενες. Για να καταστήσετε τους τίτλους επαναλαμβανόμενους, πηγαίνετε στο "Πίνακας &gt; Ιδιότητες Πίνακα &gt; Ροή κειμένου", τσεκάρετε το "Επανάληψη επικεφαλίδας" και προσδιορίστε τον κατάλληλο αριθμό σειρών.</text:p>
          </table:table-cell>
          <table:table-cell table:style-name="ce66" office:value-type="string">
            <text:p>Se a primeira fila ou filas están destinadas a ser cabeceiras de táboa, asegúrese de que esta fila (ou filas) ten o estilo de "Cabeceira de Táboa" e as cabeceiras son repetíbeis. Para repetir as cabeceiras, vaia a Táboa &gt; Propiedades de táboa &gt; Fluxo de texto, <text:s/>marque "Repetir cabeceira" e identifique o número apropiado de filas.</text:p>
          </table:table-cell>
          <table:table-cell table:style-name="ce59" table:number-columns-repeated="249"/>
          <table:table-cell table:number-columns-repeated="768"/>
        </table:table-row>
        <table:table-row table:style-name="ro18">
          <table:table-cell table:style-name="ce54" office:value-type="string">
            <text:p>suggestion_A_BreakRows</text:p>
          </table:table-cell>
          <table:table-cell table:style-name="ce59" office:value-type="string">
            <text:p>To disable page breaks inside rows, go to Table &gt; Table Properties &gt; Text Flow and uncheck the checkbox "Allow row to break across pages and columns."</text:p>
          </table:table-cell>
          <table:table-cell table:style-name="ce59" office:value-type="string">
            <text:p>Para deshabilitar los saltos de página dentro de filas, vaya a Tabla&gt;Propiedades de Tabla&gt;Flujo de texto y desmarque el checkbox "Permitir división de tabla en páginas y columnas".</text:p>
          </table:table-cell>
          <table:table-cell table:style-name="ce59" office:value-type="string">
            <text:p>Om pagina-eindes binnen rijen uit te schakelen, ga naar Tabel &gt; Tabeleigenschappen &gt; Tekstverloop en kruis het vakje "Toestaan dat rijen over pagina's en kolommen worden afgebroken" af.</text:p>
          </table:table-cell>
          <table:table-cell table:style-name="ce59"/>
          <table:table-cell table:style-name="ce59" office:value-type="string">
            <text:p>Για να θέσετε εκτός λειτουργίας τις αλλαγές σελίδων μέσα στις σειρές, πηγαίνετε στο "Πίνακας &gt; ιδιότητες πίνακα&gt; Ροή κειμένου και απενεργοποιείστε την επιλογή "Επιτρέπεται οι γραμμές να διαιρούνται με αλλαγή σελίδας".</text:p>
          </table:table-cell>
          <table:table-cell table:style-name="ce66" office:value-type="string">
            <text:p>Para desactivar os saltos de páxina dentro de filas, vaia a Táboa &gt; Propiedades de táboa &gt; Fluxo de texto e desactive a caixa de selección "Permitir división de táboa en páxinas e columnas".</text:p>
          </table:table-cell>
          <table:table-cell table:style-name="ce59" table:number-columns-repeated="249"/>
          <table:table-cell table:number-columns-repeated="768"/>
        </table:table-row>
        <table:table-row table:style-name="ro4">
          <table:table-cell table:style-name="ce54" office:value-type="string">
            <text:p>suggestion_A_BigTable</text:p>
          </table:table-cell>
          <table:table-cell table:style-name="ce59" office:value-type="string">
            <text:p>If possible, split very long tables into smaller ones.</text:p>
          </table:table-cell>
          <table:table-cell table:style-name="ce59" office:value-type="string">
            <text:p>Si es posible, divida las tablas grandes en tablas más pequeñas. </text:p>
          </table:table-cell>
          <table:table-cell table:style-name="ce59" office:value-type="string">
            <text:p>Indien mogelijk, splits zeer lange tabellen op in aparte, kleinere tabellen.</text:p>
          </table:table-cell>
          <table:table-cell table:style-name="ce59"/>
          <table:table-cell table:style-name="ce59" office:value-type="string">
            <text:p>Εάν είναι δυνατόν, χωρίστε τους πολύ μακρύς πίνακες σε μικρότερους.</text:p>
          </table:table-cell>
          <table:table-cell table:style-name="ce66" office:value-type="string">
            <text:p>Se é posíbel, divida as táboas grandes en táboa máis pequenas. </text:p>
          </table:table-cell>
          <table:table-cell table:style-name="ce59" table:number-columns-repeated="249"/>
          <table:table-cell table:number-columns-repeated="768"/>
        </table:table-row>
        <table:table-row table:style-name="ro14">
          <table:table-cell table:style-name="ce54" office:value-type="string">
            <text:p>suggestion_A_CaptionBelowBigTable</text:p>
          </table:table-cell>
          <table:table-cell table:style-name="ce59" office:value-type="string">
            <text:p>If tables are very long, it is better to place table captions at the top.</text:p>
          </table:table-cell>
          <table:table-cell table:style-name="ce59" office:value-type="string">
            <text:p>Si las tablas son muy largas, es mejor colocar descripciones cortas en la parte superior. </text:p>
          </table:table-cell>
          <table:table-cell table:style-name="ce59" office:value-type="string">
            <text:p>Als een tabel zeer lang is, is het beter om het bijschrift boven de tabel te plaatsen.</text:p>
          </table:table-cell>
          <table:table-cell table:style-name="ce59"/>
          <table:table-cell table:style-name="ce59" office:value-type="string">
            <text:p>Εάν οι πίνακες είναι πολύ μακριοί, είναι καλύτερο να τοποθετηθούν οι τίτλοι στην κορυφή.</text:p>
          </table:table-cell>
          <table:table-cell table:style-name="ce66" office:value-type="string">
            <text:p>Se as táboas son moi longas, é mellor colocar descricións curtas na parte superior.</text:p>
          </table:table-cell>
          <table:table-cell table:style-name="ce59" table:number-columns-repeated="249"/>
          <table:table-cell table:number-columns-repeated="768"/>
        </table:table-row>
        <table:table-row table:style-name="ro12">
          <table:table-cell table:style-name="ce54" office:value-type="string">
            <text:p>suggestion_A_UnidentifiedLanguage</text:p>
          </table:table-cell>
          <table:table-cell table:style-name="ce59" office:value-type="string">
            <text:p>You can set the language for a paragraph or selection by going through the menu items Tools &gt; Language &gt; For Selection or Tools &gt; Language &gt; For Paragraph.</text:p>
          </table:table-cell>
          <table:table-cell table:style-name="ce59" office:value-type="string">
            <text:p>Puede configurar el idioma de un párrafo o una selección si va al menú Herramientas&gt;Idioma&gt;Para selección ó Herramientas&gt;Idioma&gt;Para párrafo.</text:p>
          </table:table-cell>
          <table:table-cell table:style-name="ce59" office:value-type="string">
            <text:p>U kan de taal van een alinea of een selectie instellen door naar de menu<text:span text:style-name="T1">'</text:span><text:span text:style-name="T2">s "Extra &gt; Taal &gt; </text:span><text:span text:style-name="T2">Voor alinea" </text:span><text:span text:style-name="T2">respectievelijk "Extra &gt; </text:span><text:span text:style-name="T2">Tool &gt; Voor selectie" te </text:span><text:span text:style-name="T2">gaan. </text:span></text:p>
          </table:table-cell>
          <table:table-cell table:style-name="ce59"/>
          <table:table-cell table:style-name="ce59" office:value-type="string">
            <text:p>Μπορείτε να θέσετε τη γλώσσα για μια παράγραφο μέσα από "Εργαλεία &gt; Γλώσσα &gt; Για την επιλογή ή τα εργαλεία &gt; Γλώσσα &gt; Για την παράγραφο.</text:p>
          </table:table-cell>
          <table:table-cell table:style-name="ce66" office:value-type="string">
            <text:p>Pode configurar o idioma dun parágrafo ou unha selección se vai ao menú Ferramentas &gt; Idioma &gt; Para selección ou Ferramentas &gt; Idioma &gt; Para parágrafo.</text:p>
          </table:table-cell>
          <table:table-cell table:style-name="ce59" table:number-columns-repeated="249"/>
          <table:table-cell table:number-columns-repeated="768"/>
        </table:table-row>
        <table:table-row table:style-name="ro14">
          <table:table-cell table:style-name="ce54" office:value-type="string">
            <text:p>suggestion_A_LowContrast</text:p>
          </table:table-cell>
          <table:table-cell table:style-name="ce59" office:value-type="string">
            <text:p>Try to maximize the contrast between text and background.</text:p>
          </table:table-cell>
          <table:table-cell table:style-name="ce59" office:value-type="string">
            <text:p>Trate de aprovechar al máximo el contraste entre el texto y el fondo. </text:p>
          </table:table-cell>
          <table:table-cell table:style-name="ce59" office:value-type="string">
            <text:p>Probeer het contrast tussen voor- en achtergrondkleur te maximaliseren.</text:p>
          </table:table-cell>
          <table:table-cell table:style-name="ce59"/>
          <table:table-cell table:style-name="ce59" office:value-type="string">
            <text:p>Προσπαθήστε να μεγιστοποιήσετε την αντίθεση μεταξύ του κειμένου και του πίσω φόντου.</text:p>
          </table:table-cell>
          <table:table-cell table:style-name="ce66" office:value-type="string">
            <text:p>Trate de aproveitar ao máximo o contraste entre o texto e o fondo.</text:p>
          </table:table-cell>
          <table:table-cell table:style-name="ce59" table:number-columns-repeated="249"/>
          <table:table-cell table:number-columns-repeated="768"/>
        </table:table-row>
        <table:table-row table:style-name="ro20">
          <table:table-cell table:style-name="ce54" office:value-type="string">
            <text:p>suggestion_A_FakeText</text:p>
          </table:table-cell>
          <table:table-cell table:style-name="ce59" office:value-type="string">
            <text:p>Don't fake special characters (foreign language characters, mathematical symbols, …) by applying specialised fonts for foreign alphabets or fonts like Dingbats or Symbol. Instead, use the proper Unicode representations of these characters.</text:p>
          </table:table-cell>
          <table:table-cell table:style-name="ce59" office:value-type="string">
            <text:p>No falsee caracteres especiales (caracteres de idiomas extranjeros, símbolos matemáticos,...) mediante fuentes especiales de alfabetos extranjeros o fuentes como Dingbats o Symbol. En su lugar, utilice representaciones apropiadas de Unicode para estos caracteres. </text:p>
          </table:table-cell>
          <table:table-cell table:style-name="ce59" office:value-type="string">
            <text:p>Boots speciale tekens (vreemde tekens, wiskundige symbolen, ...) niet na door gebruik te maken van speciale lettertypes zoals Dingbats of Symbol. Gebruik in plaats daarvan de juiste Unicode<text:span text:style-name="T1">-</text:span><text:span text:style-name="T2">representatie van deze </text:span><text:span text:style-name="T2">tekens.</text:span></text:p>
          </table:table-cell>
          <table:table-cell table:style-name="ce59"/>
          <table:table-cell table:style-name="ce59" office:value-type="string">
            <text:p>Μην επινοείται ειδικούς χαρακτήρες (χαρακτήρες ξένης γλώσσας, μαθηματικά σύμβολα,…) με την εφαρμογή εξειδικευμένων φόντων για τα ξένα αλφάβητα ή φόντων όπως Dingbats ή σύμβολα. Αντ' αυτού, χρησιμοποιήστε τις κατάλληλες αντιπροσωπεύσεις Unicode αυτών των χαρακτήρων.</text:p>
          </table:table-cell>
          <table:table-cell table:style-name="ce66" office:value-type="string">
            <text:p>Non falsee caracteres especiais (caracteres de idiomas estranxeiros, símbolos matemáticos,...) mediante tipos de letra especiais de alfabetos estranxeiros ou tipos de letra como Dingbats ou Symbol. No entanto, utilice representación apropiadas de Unicode para estes caracteres.</text:p>
          </table:table-cell>
          <table:table-cell table:style-name="ce59" table:number-columns-repeated="249"/>
          <table:table-cell table:number-columns-repeated="768"/>
        </table:table-row>
        <table:table-row table:style-name="ro14">
          <table:table-cell table:style-name="ce54" office:value-type="string">
            <text:p>suggestion_A_JustifiedText</text:p>
          </table:table-cell>
          <table:table-cell table:style-name="ce59" office:value-type="string">
            <text:p>Always left align text, or right align for right-to-left languages.</text:p>
          </table:table-cell>
          <table:table-cell table:style-name="ce59" office:value-type="string">
            <text:p>Siempre alinee el texto a la izquierda o a la derecha para los idiomas de derecha-a-izquierda.</text:p>
          </table:table-cell>
          <table:table-cell table:style-name="ce59" office:value-type="string">
            <text:p>Lijn tekst altijd links uit, of lijn rechts uit voor schriften die van rechts naar links lopen.</text:p>
          </table:table-cell>
          <table:table-cell table:style-name="ce59"/>
          <table:table-cell table:style-name="ce59" office:value-type="string">
            <text:p>Πάντα ευθυγραμμίζετε το κείμενο αριστερά, ή δεξιά για τις δεξιά προς αριστερά γλώσσες.</text:p>
          </table:table-cell>
          <table:table-cell table:style-name="ce66" office:value-type="string">
            <text:p>Aliñe sempre o texto á esquerda ou á dereita para os idiomas de dereita-a-esquerda.</text:p>
          </table:table-cell>
          <table:table-cell table:style-name="ce59" table:number-columns-repeated="249"/>
          <table:table-cell table:number-columns-repeated="768"/>
        </table:table-row>
        <table:table-row table:style-name="ro28">
          <table:table-cell table:style-name="ce54" office:value-type="string">
            <text:p>suggestion_A_SmallText</text:p>
          </table:table-cell>
          <table:table-cell table:style-name="ce58" office:value-type="string">
            <text:p>To enlarge the font size, you can modify the text style or modify the formatting of the text directly. To modify the text style, open the Styles and Formatting panel (press F11), identify the current style, right-click the style, select Modify, go to Font and set a bigger font size. To modify the text formatting directly, select the text that needs to be modified, right-click on the selection, go to Size and select a bigger font size.</text:p>
          </table:table-cell>
          <table:table-cell table:style-name="ce59" office:value-type="string">
            <text:p>Para agrandar el tamaño de fuente, puede modificar el estilo de texto o modificar el formato del texto directamente. Para modificar el estilo del texto, abra los Estilos y el panel de Formato (presione F11), identifique el estilo actual, haga click con el botón derecho del ratón sobre el estilo mismo, seleccione Modificar, vaya a Fuente y configure un tamaño de fuente más grande. Para modificar el formato del texto directamente, seleccione el texto que necesite modificarse, haga click con el botón derecho del ratón, vaya a Tamaño y seleccione un tamaño de fuente más grande. </text:p>
          </table:table-cell>
          <table:table-cell table:style-name="ce59" office:value-type="string">
            <text:p>Om tekst te vergroten kan u het gebruikte alinea- of of tekenopmaakprofiel wijzigen, of u kan rechtstreeks de opmaak van de geselecteerde tekst wijzigen. Om het opmaakprofiel te wijzigen, open het "Stijlen en opmaak"-paneel (F11), rechtermuisklik op het gewenste profiel, kies Wijzigen, ga naar Lettertype en pas de grootte aan. Om de opmaak rechtstreeks te wijzigen, selecteer de tekst, rechtermuisklik op de selectie, ga naar Grootte en kies een grotere waarde.</text:p>
          </table:table-cell>
          <table:table-cell table:style-name="ce59"/>
          <table:table-cell table:style-name="ce59" office:value-type="string">
            <text:p>Για να διευρύνετε το μέγεθος του φόντου μπορείτε να τροποποιήσετε το στυλ κειμένου ή να τροποποιήσετε τη μορφοποίηση του κειμένου άμεσα. Για να τροποποιήσετε το στυλ κειμένου, ανοίξτε το μενού "Στυλ και μορφοποίηση" (F11), αναγνωρίστε το τρέχον στυλ, δεξί κλικ στο στυλ, επιλέξτε "τροποποίηση", πηγαίνετε στο Φόντο και θέστε ένα μεγαλύτερο μέγεθος φόντου. Για να τροποποιήσετε τη μορφοποίηση κειμένου άμεσα, επιλέξτε το κείμενο που πρέπει να τροποποιηθεί, δεξί κλικ στην επιλογή, πηγαίνετε στο Μέγεθος και επιλέξτε ένα μεγαλύτερο μέγεθος φόντου.</text:p>
          </table:table-cell>
          <table:table-cell table:style-name="ce66" office:value-type="string">
            <text:p>Para agrandar o tamaño do tipo de letra, pode modificar o estilo de texto ou modificar o formato do texto directamente. Para modificar o estilo do texto, abra os Estilos e o panel de Formato (prema F11), identifique o estilo actual, faga clic co botón dereito do rato sobre o estilo mesmo, seleccione Modificar, vaia a Tipo de letra e configure un tamaño de tipo de letra máis grande. Para modificar o formato do texto directamente, seleccione o texto que necesite modificarse, faga clic co botón dereito do rato, vaia a Tamaño e seleccione un tamaño de tipo de letra máis grande.</text:p>
          </table:table-cell>
          <table:table-cell table:style-name="ce59" table:number-columns-repeated="249"/>
          <table:table-cell table:number-columns-repeated="768"/>
        </table:table-row>
        <table:table-row table:style-name="ro16">
          <table:table-cell table:style-name="ce54" office:value-type="string">
            <text:p>suggestion_A_FlashText</text:p>
          </table:table-cell>
          <table:table-cell table:style-name="ce61" office:value-type="string">
            <text:p>Remove the blinking effect by using normal text, bold text, colour (use sufficient contrast between text and background) or a combination of these features.</text:p>
          </table:table-cell>
          <table:table-cell table:style-name="ce59"/>
          <table:table-cell table:style-name="ce60" office:value-type="string">
            <text:p>Vervang het knipperend effect door gewone tekst, vette tekst, een kleur (die voldoende contrasteert met de achtergrond) of een combinatie van deze tekstkenmerken.</text:p>
          </table:table-cell>
          <table:table-cell table:style-name="ce59"/>
          <table:table-cell table:style-name="ce59" office:value-type="string">
            <text:p>Εξαλείψτε το εφέ που αναβοσβήνει με τη χρησιμοποίηση κανονικού κειμένου.</text:p>
          </table:table-cell>
          <table:table-cell table:style-name="ce66" office:value-type="string">
            <text:p>Elimine o efecto de intermitencia usando texto normal, texto en negra, cor (use suficiente contraste entre texto e fondo) ou unha combinación desas funcionalidades.</text:p>
          </table:table-cell>
          <table:table-cell table:style-name="ce59" table:number-columns-repeated="249"/>
          <table:table-cell table:number-columns-repeated="768"/>
        </table:table-row>
        <table:table-row table:style-name="ro19">
          <table:table-cell table:style-name="ce54" office:value-type="string">
            <text:p>suggestion_A_AllCaps</text:p>
          </table:table-cell>
          <table:table-cell table:style-name="ce59" office:value-type="string">
            <text:p>Avoid writing text in all caps. If needed, use normal text and style it as all caps text. You can do this by going to "Format &gt; Characters &gt; Font Effects" and selecting the Capitals or Small capitals effect.</text:p>
          </table:table-cell>
          <table:table-cell table:style-name="ce59" office:value-type="string">
            <text:p>Evite escribir el texto en mayúsculas. Si es necesario, utilice texto normal y el estilo con todo el texto en mayúsculas. Puede realizar esto si va a "Formato&gt;Caracteres&gt;Efectos de fuente" y seleccione el efecto de las Mayúsculas o <text:s/>Minúsculas. </text:p>
          </table:table-cell>
          <table:table-cell table:style-name="ce59" office:value-type="string">
            <text:p>Schrijf tekst niet volledig met hoofdletters. Indien nodig, gebruik gewone tekst en maak die dan op als hoofdletters: ga hiervoor naar "Opmaak &gt; Teken &gt; Teksteffecten" en selecteer het effect "Hoofdletters" of "Kleine hoofdletters".</text:p>
          </table:table-cell>
          <table:table-cell table:style-name="ce59"/>
          <table:table-cell table:style-name="ce59" office:value-type="string">
            <text:p>Αποφύγετε το κείμενο με κεφαλαία. Εάν είναι απαραίτητο, χρησιμοποιήστε κανονικό κείμενο μορφοποιήστε το σαν "όλα κεφαλαία". Μπορείτε να το κάνετε αυτό με τη μετάβαση σε "Στυλ &gt; Χαρακτήρες &gt; Εφέ φόντων" και επιλέγοντας το εφέ κεφαλαίων ή μικρών.</text:p>
          </table:table-cell>
          <table:table-cell table:style-name="ce66" office:value-type="string">
            <text:p>Evite escribir o texto en maiúsculas. Se é necesario, utilice texto normal e o estilo con todo o texto en maiúsculas. Pode realizar isto se vai a "Formato &gt; Caracteres &gt; Efectos de tipo de letra" e seleccione o efecto das Maiúsculas/minúsculas.</text:p>
          </table:table-cell>
          <table:table-cell table:style-name="ce59" table:number-columns-repeated="249"/>
          <table:table-cell table:number-columns-repeated="768"/>
        </table:table-row>
        <table:table-row table:style-name="ro21">
          <table:table-cell table:style-name="ce54" office:value-type="string">
            <text:p>suggestion_A_LongUnderline</text:p>
          </table:table-cell>
          <table:table-cell table:style-name="ce59" office:value-type="string">
            <text:p>Avoid using underlining to distinguish certain words from others, especially for long spans of text. Using bold face or a combination of bold and italics is preferred.</text:p>
          </table:table-cell>
          <table:table-cell table:style-name="ce59" office:value-type="string">
            <text:p>Evite subrayar para distinguir ciertas palabras de otras, especialmente para fragmentos largos de texto. Es preferible utilizar la negrita o una combinación de negrita y cursiva. </text:p>
          </table:table-cell>
          <table:table-cell table:style-name="ce59" office:value-type="string">
            <text:p>Gebruik geen onderlijning om bepaalde woorden te benadrukken, zeker niet voor lange stukken tekst. Het is beter om vet (of een combinatie van vet en cursief) te gebruiken.</text:p>
          </table:table-cell>
          <table:table-cell table:style-name="ce59"/>
          <table:table-cell table:style-name="ce59" office:value-type="string">
            <text:p>Αποφύγετε την υπογράμμιση για να διακρίνετε ορισμένες λέξεις από άλλες, ειδικά για τις μακροσκελείς προτάσεις του κειμένου. Η χρησιμοποίηση του έντονου χαρακτήρα ή ενός συνδυασμού έντονων και πλάγιων χαρακτήρων προτιμάται.</text:p>
          </table:table-cell>
          <table:table-cell table:style-name="ce66" office:value-type="string">
            <text:p>Evite subliñar para distinguir certas palabras respecto doutras, especialmente para fragmentos longos de texto. É preferíbel utilizar a negra ou unha combinación de negra e cursiva. </text:p>
          </table:table-cell>
          <table:table-cell table:style-name="ce59" table:number-columns-repeated="249"/>
          <table:table-cell table:number-columns-repeated="768"/>
        </table:table-row>
        <table:table-row table:style-name="ro8">
          <table:table-cell table:style-name="ce54" office:value-type="string">
            <text:p>suggestion_A_LongItalic</text:p>
          </table:table-cell>
          <table:table-cell table:style-name="ce59" office:value-type="string">
            <text:p>Avoid italics for long spans of text. Using bold face is preferred.</text:p>
          </table:table-cell>
          <table:table-cell table:style-name="ce59" office:value-type="string">
            <text:p>Evite la cursiva para fragmentos largos de texto. Es preferible la negrita. </text:p>
          </table:table-cell>
          <table:table-cell table:style-name="ce59" office:value-type="string">
            <text:p>Gebruik geen cursivering om lange stukken tekst te benadrukken. Het is beter om vet te gebruiken.</text:p>
          </table:table-cell>
          <table:table-cell table:style-name="ce59"/>
          <table:table-cell table:style-name="ce59" office:value-type="string">
            <text:p>Αποφύγετε τους πλάγιους χαρακτήρες για τις μακροσκελείς προτάσεις του κειμένου. Η χρησιμοποίηση του έντονου χαρακτήρα προτιμάται.</text:p>
          </table:table-cell>
          <table:table-cell table:style-name="ce66" office:value-type="string">
            <text:p>Evite a cursiva para fragmentos longos de texto. É preferíbel a negra.</text:p>
          </table:table-cell>
          <table:table-cell table:style-name="ce59" table:number-columns-repeated="249"/>
          <table:table-cell table:number-columns-repeated="768"/>
        </table:table-row>
        <table:table-row table:style-name="ro14">
          <table:table-cell table:style-name="ce54" office:value-type="string">
            <text:p>suggestion_A_EmptyTitleField</text:p>
          </table:table-cell>
          <table:table-cell table:style-name="ce59" office:value-type="string">
            <text:p>You can define a title for your document in File &gt; Properties &gt; Description.</text:p>
          </table:table-cell>
          <table:table-cell table:style-name="ce59" office:value-type="string">
            <text:p>Puede definir un título para su documento en Archivo&gt;Propiedades&gt;Descripción.</text:p>
          </table:table-cell>
          <table:table-cell table:style-name="ce59" office:value-type="string">
            <text:p>U kan een titel voor het document definiëren in Bestand &gt; Eigenschappen &gt; Beschrijving.</text:p>
          </table:table-cell>
          <table:table-cell table:style-name="ce59"/>
          <table:table-cell table:style-name="ce59" office:value-type="string">
            <text:p>Μπορείτε να ορίσετε έναν τίτλο για το έγγραφό σας στο "αρχείο &gt; Ιδιότητες &gt; Περιγραφή".</text:p>
          </table:table-cell>
          <table:table-cell table:style-name="ce66" office:value-type="string">
            <text:p>Pode definir un título para o seu documento en Ficheiro &gt; Propiedades &gt; Descrición.</text:p>
          </table:table-cell>
          <table:table-cell table:style-name="ce59" table:number-columns-repeated="249"/>
          <table:table-cell table:number-columns-repeated="768"/>
        </table:table-row>
        <table:table-row table:style-name="ro19">
          <table:table-cell table:style-name="ce54" office:value-type="string">
            <text:p>suggestion_A_FakeHeading</text:p>
          </table:table-cell>
          <table:table-cell table:style-name="ce58" office:value-type="string">
            <text:p>If the big or bold text is meant to be a heading, clear the formatting by selecting "Clear formatting" in the styles drop-down list and turn the content into a heading by selecting the proper heading style (Heading 1, Heading 2, etcetera) from the styles drop-down list.</text:p>
          </table:table-cell>
          <table:table-cell table:style-name="ce59" office:value-type="string">
            <text:p>Si el texto grande o en negrita está destinado a ser un encabezado, borra el formato seleccionando "Borrar formato" en la lista desplegable de estilos y convierta el contenido en un encabezado seleccionando el estilo apropiado de encabezado (Encabezado 1, Encabezado 2, etc) de la lista desplegable de estilos. </text:p>
          </table:table-cell>
          <table:table-cell table:style-name="ce59" office:value-type="string">
            <text:p>Indien de <text:span text:style-name="T1">grote</text:span><text:span text:style-name="T2"> of vette </text:span><text:span text:style-name="T2">tekst bedoeld is als </text:span><text:span text:style-name="T2">kop, markeer die dan </text:span><text:span text:style-name="T2">ook met het correct</text:span><text:span text:style-name="T1">e</text:span><text:span text:style-name="T2"> </text:span><text:span text:style-name="T2">opmaakprofiel (Kop1, </text:span><text:span text:style-name="T2">Kop2, enzovoort).</text:span></text:p>
          </table:table-cell>
          <table:table-cell table:style-name="ce59"/>
          <table:table-cell table:style-name="ce59" office:value-type="string">
            <text:p>Εάν το μεγάλο ή έντονο κείμενο προορίζεται να είναι ένας τίτλος, καθαρίστε τη μορφοποίηση με την επιλογή "Κενή μορφοποίηση" και μετατρέψτε το περιεχόμενο σε τίτλο με την επιλογή του κατάλληλου ύφους τίτλων (τίτλος 1, τίτλος 2, κ.λπ.).</text:p>
          </table:table-cell>
          <table:table-cell table:style-name="ce66" office:value-type="string">
            <text:p>Se o texto grande ou en negra está destinado a ser unha cabeceira, borre o formato seleccionando "Borrar formato" na lista despregábel de estilos e convirta o contido nunha cabeceira seleccionando o estilo apropiado de cabeceira (Cabeceira 1, Cabeceira 2, etc) da lista despregábel de estilos.</text:p>
          </table:table-cell>
          <table:table-cell table:style-name="ce59" table:number-columns-repeated="249"/>
          <table:table-cell table:number-columns-repeated="768"/>
        </table:table-row>
        <table:table-row table:style-name="ro8">
          <table:table-cell table:style-name="ce54" office:value-type="string">
            <text:p>suggestion_A_FakeQuote</text:p>
          </table:table-cell>
          <table:table-cell table:style-name="ce59" office:value-type="string">
            <text:p>If the indented text is meant to be a quote, apply the Quotations style (from the styles drop-down list) to the content.</text:p>
          </table:table-cell>
          <table:table-cell table:style-name="ce59" office:value-type="string">
            <text:p>Si el texto con sangría está destinado a ser una cita, aplique el estilo de Citas (desde la lista desplegable de estilos) para el contenido. </text:p>
          </table:table-cell>
          <table:table-cell table:style-name="ce59" office:value-type="string">
            <text:p>Indien de ingesprongen tekst bedoeld is als citaat, markeer die dan ook met het opmaakprofiel "Citaten". </text:p>
          </table:table-cell>
          <table:table-cell table:style-name="ce59"/>
          <table:table-cell table:style-name="ce59" office:value-type="string">
            <text:p>Εάν το κείμενο με εσοχή προορίζεται να είναι ένα απόσπασμα, εφαρμόστε το ύφος αποσπάσματος στο περιεχόμενο.</text:p>
          </table:table-cell>
          <table:table-cell table:style-name="ce66" office:value-type="string">
            <text:p>Se o texto con sangría está destinado a ser unha cita, aplique o estilo de Citas (da lista despregábel de estilos) para o contido.</text:p>
          </table:table-cell>
          <table:table-cell table:style-name="ce59" table:number-columns-repeated="249"/>
          <table:table-cell table:number-columns-repeated="768"/>
        </table:table-row>
        <table:table-row table:style-name="ro29">
          <table:table-cell table:style-name="ce55" office:value-type="string">
            <text:p>suggestion_A_NoHyperlinkText</text:p>
          </table:table-cell>
          <table:table-cell table:style-name="ce62" office:value-type="string">
            <text:p>Make the link text as meaningful as possible, for example by using the title of the referenced document. If URLs need to be readable in a printed version of the document, you can use a footnote or an endnote that contains the URL. In that case, make sure that the link cannot be activated (i.e. that it is not clickable).</text:p>
          </table:table-cell>
          <table:table-cell table:style-name="ce64"/>
          <table:table-cell table:style-name="ce62" office:value-type="string">
            <text:p>Maak de linktekst zo betekenisvol mogelijk, bijvoorbeeld door de titel te gebruiken van het document waarnaar verwezen wordt. Indien URL's zichtbaar moeten zijn in een gedrukte versie van het document, kunt u een voetnoot of een eindnoot met de URL invoegen. In dat geval moet u ervoor zorgen dat de link niet geactiveerd kan worden (d.w.z. niet aanklikbaar is).</text:p>
          </table:table-cell>
          <table:table-cell table:style-name="ce64"/>
          <table:table-cell table:style-name="ce59" office:value-type="string">
            <text:p>Καταστήστε το κείμενο του συνδέσμου όσο το δυνατόν ουσιώδες παραδείγματος χάριν με τη χρησιμοποίηση του τίτλου του παραπεμφθε'ντος εγγράφου. Εάν υπάρχει η ανάγκη τα URLs να είναι αναγνώσιμα σε μια τυπωμένη έκδοση του εγγράφου, μπορεί να χρησιμοποιήσετε μια υποσημείωση που περιέχει το URL. Σε εκείνη την περίπτωση, σιγουρευτείτε ότι η σύνδεση δεν μπορεί να ενεργοποιηθεί.</text:p>
          </table:table-cell>
          <table:table-cell table:style-name="ce68" office:value-type="string">
            <text:p>Facer a ligazón tan clarificadora como sexa posíbel, por exemplo, usando o título do documento de referencia. Se se necesita un URL lexíbel nunha versión impresa do documento, pode usar unha nota a rodapé ou unha nota final que conteña o URL. Nese caso, asegúrese de que a ligazón non se pode activar (i.e. non é clicábel).</text:p>
          </table:table-cell>
          <table:table-cell table:style-name="ce64" table:number-columns-repeated="249"/>
          <table:table-cell table:style-name="ce70" table:number-columns-repeated="768"/>
        </table:table-row>
        <table:table-row table:style-name="ro5" table:number-rows-repeated="65476">
          <table:table-cell table:style-name="ce54"/>
          <table:table-cell table:style-name="ce59" table:number-columns-repeated="255"/>
          <table:table-cell table:number-columns-repeated="768"/>
        </table:table-row>
        <table:table-row table:style-name="ro5" table:number-rows-repeated="98305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paragraph-properties style:tab-stop-distance="0.4921in"/>
      <style:text-properties style:font-name="Arial" fo:language="nl" fo:country="B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nl" number:country="BE">€</number:currency-symbol>
    </number:currency-style>
    <number:currency-style style:name="N11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17P0"/>
    </number:currency-style>
    <number:number-style style:name="N119P0" style:volatile="true">
      <number:text>€ </number:text>
      <number:number number:decimal-places="0" number:min-integer-digits="1" number:grouping="true"/>
      <number:text> </number:text>
    </number:number-style>
    <number:number-style style:name="N119">
      <number:text>(€ </number:text>
      <number:number number:decimal-places="0"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
      <style:text-properties fo:color="#ff0000"/>
      <number:text>(€ </number:text>
      <number:number number:decimal-places="0" number:min-integer-digits="1" number:grouping="true"/>
      <number:text>)</number:text>
      <style:map style:condition="value()&gt;=0" style:apply-style-name="N120P0"/>
    </number:number-style>
    <number:number-style style:name="N122P0" style:volatile="true">
      <number:text>€ </number:text>
      <number:number number:decimal-places="2" number:min-integer-digits="1" number:grouping="true"/>
      <number:text> </number:text>
    </number:number-style>
    <number:number-style style:name="N122">
      <number:text>(€ </number:text>
      <number:number number:decimal-places="2" number:min-integer-digits="1" number:grouping="true"/>
      <number:text>)</number:text>
      <style:map style:condition="value()&gt;=0" style:apply-style-name="N122P0"/>
    </number:number-style>
    <number:number-style style:name="N123P0" style:volatile="true">
      <number:text>€ </number:text>
      <number:number number:decimal-places="2" number:min-integer-digits="1" number:grouping="true"/>
      <number:text> </number:text>
    </number:number-style>
    <number:number-style style:name="N123">
      <style:text-properties fo:color="#ff0000"/>
      <number:text>(€ </number:text>
      <number:number number:decimal-places="2" number:min-integer-digits="1" number:grouping="true"/>
      <number:tex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 </number:text>
      <number:number number:decimal-places="0" number:min-integer-digits="1" number:grouping="true"/>
      <number:text> </number:text>
    </number:number-style>
    <number:number-style style:name="N135P1" style:volatile="true">
      <number:text> € (</number:text>
      <number:number number:decimal-places="0" number:min-integer-digits="1" number:grouping="true"/>
      <number:text>)</number:text>
    </number:number-style>
    <number:number-style style:name="N135P2" style:volatile="true">
      <number:text> €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 </number:text>
      <number:number number:decimal-places="2" number:min-integer-digits="1" number:grouping="true"/>
      <number:text> </number:text>
    </number:number-style>
    <number:number-style style:name="N143P1" style:volatile="true">
      <number:text> € (</number:text>
      <number:number number:decimal-places="2" number:min-integer-digits="1" number:grouping="true"/>
      <number:text>)</number:text>
    </number:number-style>
    <number:number-style style:name="N143P2" style:volatile="true">
      <number:text> €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8P0" style:volatile="true">
      <number:text>€ </number:text>
      <number:number number:decimal-places="0" number:min-integer-digits="1" number:grouping="true"/>
      <number:text> </number:text>
    </number:number-style>
    <number:number-style style:name="N148">
      <number:text>€ </number:text>
      <number:number number:decimal-places="0" number:min-integer-digits="1" number:grouping="true"/>
      <number:text>-</number:text>
      <style:map style:condition="value()&gt;=0" style:apply-style-name="N148P0"/>
    </number:number-style>
    <number:number-style style:name="N149P0" style:volatile="true">
      <number:text>€ </number:text>
      <number:number number:decimal-places="0" number:min-integer-digits="1" number:grouping="true"/>
      <number:text> </number:text>
    </number:number-style>
    <number:number-style style:name="N149">
      <style:text-properties fo:color="#ff0000"/>
      <number:text>€ </number:text>
      <number:number number:decimal-places="0" number:min-integer-digits="1" number:grouping="true"/>
      <number:text>-</number:text>
      <style:map style:condition="value()&gt;=0" style:apply-style-name="N149P0"/>
    </number:number-style>
    <number:number-style style:name="N150P0" style:volatile="true">
      <number:text>€ </number:text>
      <number:number number:decimal-places="2" number:min-integer-digits="1" number:grouping="true"/>
      <number:text> </number:text>
    </number:number-style>
    <number:number-style style:name="N150">
      <number:text>€ </number:text>
      <number:number number:decimal-places="2" number:min-integer-digits="1" number:grouping="true"/>
      <number:text>-</number:text>
      <style:map style:condition="value()&gt;=0" style:apply-style-name="N150P0"/>
    </number:number-style>
    <number:number-style style:name="N151P0" style:volatile="true">
      <number:text>€ </number:text>
      <number:number number:decimal-places="2" number:min-integer-digits="1" number:grouping="true"/>
      <number:text> </number:text>
    </number:number-style>
    <number:number-style style:name="N151">
      <style:text-properties fo:color="#ff0000"/>
      <number:text>€ </number:text>
      <number:number number:decimal-places="2" number:min-integer-digits="1" number:grouping="true"/>
      <number:text>-</number:text>
      <style:map style:condition="value()&gt;=0" style:apply-style-name="N151P0"/>
    </number:number-style>
    <number:number-style style:name="N153P0" style:volatile="true">
      <number:text> € </number:text>
      <number:number number:decimal-places="0" number:min-integer-digits="1" number:grouping="true"/>
      <number:text> </number:text>
    </number:number-style>
    <number:number-style style:name="N153P1" style:volatile="true">
      <number:text> € </number:text>
      <number:number number:decimal-places="0" number:min-integer-digits="1" number:grouping="true"/>
      <number:text>-</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P1" style:volatile="true">
      <number:number number:decimal-places="0" number:min-integer-digits="1" number:grouping="true"/>
      <number:text>-</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 </number:text>
      <number:number number:decimal-places="2" number:min-integer-digits="1" number:grouping="true"/>
      <number:text> </number:text>
    </number:number-style>
    <number:number-style style:name="N157P1" style:volatile="true">
      <number:text> € </number:text>
      <number:number number:decimal-places="2" number:min-integer-digits="1" number:grouping="true"/>
      <number:text>-</number:text>
    </number:number-style>
    <number:number-style style:name="N157P2" style:volatile="true">
      <number:text> €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2" number:min-integer-digits="1" number:grouping="true"/>
      <number:text> </number:text>
    </number:number-style>
    <number:number-style style:name="N159P1" style:volatile="true">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number:min-integer-digits="1" number:grouping="true"/>
      <number:text> </number:text>
    </number:number-style>
    <number:number-style style:name="N161">
      <number:text>(€</number:text>
      <number:number number:decimal-places="0" number:min-integer-digits="1" number:grouping="true"/>
      <number:text>)</number:text>
      <style:map style:condition="value()&gt;=0" style:apply-style-name="N161P0"/>
    </number:number-style>
    <number:number-style style:name="N162P0" style:volatile="true">
      <number:text>€</number:text>
      <number:number number:decimal-places="0" number:min-integer-digits="1" number:grouping="true"/>
      <number:text> </number:text>
    </number:number-style>
    <number:number-style style:name="N162">
      <style:text-properties fo:color="#ff0000"/>
      <number:text>(€</number:text>
      <number:number number:decimal-places="0" number:min-integer-digits="1" number:grouping="true"/>
      <number:text>)</number:text>
      <style:map style:condition="value()&gt;=0" style:apply-style-name="N162P0"/>
    </number:number-style>
    <number:number-style style:name="N164P0" style:volatile="true">
      <number:text>€</number:text>
      <number:number number:decimal-places="2" number:min-integer-digits="1" number:grouping="true"/>
      <number:text> </number:text>
    </number:number-style>
    <number:number-style style:name="N164">
      <number:text>(€</number:text>
      <number:number number:decimal-places="2" number:min-integer-digits="1" number:grouping="true"/>
      <number:text>)</number:text>
      <style:map style:condition="value()&gt;=0" style:apply-style-name="N164P0"/>
    </number:number-style>
    <number:number-style style:name="N165P0" style:volatile="true">
      <number:text>€</number:text>
      <number:number number:decimal-places="2" number:min-integer-digits="1" number:grouping="true"/>
      <number:text> </number:text>
    </number:number-style>
    <number:number-style style:name="N165">
      <style:text-properties fo:color="#ff0000"/>
      <number:text>(€</number:text>
      <number:number number:decimal-places="2" number:min-integer-digits="1" number:grouping="true"/>
      <number:text>)</number:text>
      <style:map style:condition="value()&gt;=0" style:apply-style-name="N165P0"/>
    </number:number-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number:min-integer-digits="1" number:grouping="true"/>
      <number:text> </number:text>
    </number:number-style>
    <number:number-style style:name="N173P1" style:volatile="true">
      <number:text> €(</number:text>
      <number:number number:decimal-places="2" number:min-integer-digits="1" number:grouping="true"/>
      <number:text>)</number:text>
    </number:number-style>
    <number:number-style style:name="N173P2" style:volatile="true">
      <number:text> €-</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number number:decimal-places="0" number:min-integer-digits="1" number:grouping="true"/>
      <number:text> €</number:text>
    </number:number-style>
    <number:number-style style:name="N175">
      <number:text>-</number:text>
      <number:number number:decimal-places="0" number:min-integer-digits="1" number:grouping="true"/>
      <number:text> €</number:text>
      <style:map style:condition="value()&gt;=0" style:apply-style-name="N175P0"/>
    </number:number-style>
    <number:number-style style:name="N176P0" style:volatile="true">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 €</number:text>
      <style:map style:condition="value()&gt;=0" style:apply-style-name="N176P0"/>
    </number:number-style>
    <number:number-style style:name="N178P0" style:volatile="true">
      <number:number number:decimal-places="2" number:min-integer-digits="1" number:grouping="true"/>
      <number:text> €</number:text>
    </number:number-style>
    <number:number-style style:name="N178">
      <number:text>-</number:text>
      <number:number number:decimal-places="2" number:min-integer-digits="1" number:grouping="true"/>
      <number:text> €</number:text>
      <style:map style:condition="value()&gt;=0" style:apply-style-name="N178P0"/>
    </number:number-style>
    <number:number-style style:name="N179P0" style:volatile="true">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 €</number:text>
      <style:map style:condition="value()&gt;=0" style:apply-style-name="N179P0"/>
    </number:number-style>
    <number:number-style style:name="N183P0" style:volatile="true">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0" number:min-integer-digits="1" number:grouping="true"/>
      <number:text>    </number:text>
    </number:number-style>
    <number:number-style style:name="N187P1" style:volatile="true">
      <number:text>-</number:text>
      <number:number number:decimal-places="0" number:min-integer-digits="1" number:grouping="true"/>
      <number:text>    </number:text>
    </number:number-style>
    <number:number-style style:name="N187P2" style:volatile="true">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2" number:min-integer-digits="1" number:grouping="true"/>
      <number:text> € </number:text>
    </number:number-style>
    <number:number-style style:name="N191P1" style:volatile="true">
      <number:text>-</number:text>
      <number:number number:decimal-places="2" number:min-integer-digits="1" number:grouping="true"/>
      <number:text> € </number:text>
    </number:number-style>
    <number:number-style style:name="N191P2" style:volatile="true">
      <number:text> -</number:text>
      <number:number number:decimal-places="0" number:min-integer-digits="0"/>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number:min-integer-digits="1" number:grouping="true"/>
      <number:text>    </number:text>
    </number:number-style>
    <number:number-style style:name="N195P1" style:volatile="true">
      <number:text>-</number:text>
      <number:number number:decimal-places="2" number:min-integer-digits="1" number:grouping="true"/>
      <number:text>    </number:text>
    </number:number-style>
    <number:number-style style:name="N195P2" style:volatile="true">
      <number:text> -</number:text>
      <number:number number: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7P0" style:volatile="true">
      <number:text>$</number:text>
      <number:number number:decimal-places="0" number:min-integer-digits="1" number:grouping="true"/>
      <number:text> </number:text>
    </number:number-style>
    <number:number-style style:name="N197">
      <number:text>($</number:text>
      <number:number number:decimal-places="0" number:min-integer-digits="1" number:grouping="true"/>
      <number:text>)</number:text>
      <style:map style:condition="value()&gt;=0" style:apply-style-name="N197P0"/>
    </number:number-style>
    <number:number-style style:name="N198P0" style:volatile="true">
      <number:text>$</number:text>
      <number:number number:decimal-places="0" number:min-integer-digits="1" number:grouping="true"/>
      <number:text> </number:text>
    </number:number-style>
    <number:number-style style:name="N198">
      <style:text-properties fo:color="#ff0000"/>
      <number:text>($</number:text>
      <number:number number:decimal-places="0" number:min-integer-digits="1" number:grouping="true"/>
      <number:text>)</number:text>
      <style:map style:condition="value()&gt;=0" style:apply-style-name="N198P0"/>
    </number:number-style>
    <number:number-style style:name="N200P0" style:volatile="true">
      <number:text>$</number:text>
      <number:number number:decimal-places="2" number:min-integer-digits="1" number:grouping="true"/>
      <number:text> </number:text>
    </number:number-style>
    <number:number-style style:name="N200">
      <number:text>($</number:text>
      <number:number number:decimal-places="2" number:min-integer-digits="1" number:grouping="true"/>
      <number:text>)</number:text>
      <style:map style:condition="value()&gt;=0" style:apply-style-name="N200P0"/>
    </number:number-style>
    <number:number-style style:name="N201P0" style:volatile="true">
      <number:text>$</number:text>
      <number:number number:decimal-places="2" number:min-integer-digits="1" number:grouping="true"/>
      <number:text> </number:text>
    </number:number-style>
    <number:number-style style:name="N201">
      <style:text-properties fo:color="#ff0000"/>
      <number:text>($</number:text>
      <number:number number:decimal-places="2" number:min-integer-digits="1" number:grouping="true"/>
      <number:text>)</number:text>
      <style:map style:condition="value()&gt;=0" style:apply-style-name="N201P0"/>
    </number:number-style>
    <number:number-style style:name="N205P0" style:volatile="true">
      <number:text> $</number:text>
      <number:number number:decimal-places="0" number:min-integer-digits="1" number:grouping="true"/>
      <number:text> </number:text>
    </number:number-style>
    <number:number-style style:name="N205P1" style:volatile="true">
      <number:text> $(</number:text>
      <number:number number:decimal-places="0" number:min-integer-digits="1" number:grouping="true"/>
      <number:text>)</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text> $</number:text>
      <number:number number:decimal-places="2" number:min-integer-digits="1" number:grouping="true"/>
      <number:text> </number:text>
    </number:number-style>
    <number:number-style style:name="N209P1" style:volatile="true">
      <number:text> $(</number:text>
      <number:number number:decimal-places="2" number:min-integer-digits="1" number:grouping="true"/>
      <number:text>)</number:text>
    </number:number-style>
    <number:number-style style:name="N209P2" style:volatile="true">
      <number:text> $-</number:text>
      <number:number number: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Yes</number:text>
    </number:number-style>
    <number:number-style style:name="N211P1" style:volatile="true">
      <number:text>Yes</number:text>
    </number:number-style>
    <number:number-style style:name="N211">
      <number:text>No</number:text>
      <style:map style:condition="value()&gt;0" style:apply-style-name="N211P0"/>
      <style:map style:condition="value()&lt;0" style:apply-style-name="N211P1"/>
    </number:number-style>
    <number:number-style style:name="N213P0" style:volatile="true">
      <number:text>True</number:text>
    </number:number-style>
    <number:number-style style:name="N213P1" style:volatile="true">
      <number:text>True</number:text>
    </number:number-style>
    <number:number-style style:name="N213">
      <number:text>False</number:text>
      <style:map style:condition="value()&gt;0" style:apply-style-name="N213P0"/>
      <style:map style:condition="value()&lt;0" style:apply-style-name="N213P1"/>
    </number:number-style>
    <number:number-style style:name="N215P0" style:volatile="true">
      <number:text>On</number:text>
    </number:number-style>
    <number:number-style style:name="N215P1" style:volatile="true">
      <number:text>On</number:text>
    </number:number-style>
    <number:number-style style:name="N215">
      <number:text>Off</number:text>
      <style:map style:condition="value()&gt;0" style:apply-style-name="N215P0"/>
      <style:map style:condition="value()&lt;0" style:apply-style-name="N215P1"/>
    </number:number-style>
    <number:currency-style style:name="N217P0" style:volatile="true">
      <number:currency-symbol>€</number:currency-symbol>
      <number:text> </number:text>
      <number:number number:decimal-places="2" number:min-integer-digits="1" number:grouping="true"/>
      <number:text> </number:text>
    </number:currency-style>
    <number:currency-style style:name="N217">
      <style:text-properties fo:color="#ff0000"/>
      <number:text>(</number:text>
      <number:currency-symbol>€</number:currency-symbol>
      <number:text> </number:text>
      <number:number number:decimal-places="2" number:min-integer-digits="1" number:grouping="true"/>
      <number:text>)</number:text>
      <style:map style:condition="value()&gt;=0" style:apply-style-name="N217P0"/>
    </number:currency-style>
    <number:currency-style style:name="N218P0" style:volatile="true">
      <number:currency-symbol>$</number:currency-symbol>
      <number:number number:decimal-places="2" number:min-integer-digits="1" number:grouping="true"/>
    </number:currency-style>
    <number:currency-style style:name="N218">
      <style:text-properties fo:color="#ff0000"/>
      <number:text>-</number:text>
      <number:currency-symbol>$</number:currency-symbol>
      <number:number number:decimal-places="2" number:min-integer-digits="1" number:grouping="true"/>
      <style:map style:condition="value()&gt;=0" style:apply-style-name="N218P0"/>
    </number:currency-style>
    <style:style style:name="Default" style:family="table-cell">
      <style:table-cell-properties fo:padding="0.028in" style:rotation-align="none"/>
      <style:text-properties style:font-name="Arial1" style:font-name-asian="宋体"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1fb714"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1fb714"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dd0806"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028in"/>
      <style:text-properties fo:color="#4600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31pt solid #808080" fo:padding="0.028in"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1.59pt double #333333" style:border-line-width="0.0043in 0.0138in 0.0043in" fo:padding="0.02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28in"/>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fo:padding="0.028in"/>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1.19pt solid #333399" style:diagonal-bl-tr="none" style:diagonal-tl-br="none" fo:border-left="none" fo:padding="0.028in"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1.19pt solid #c0c0c0" style:diagonal-bl-tr="none" style:diagonal-tl-br="none" fo:border-left="none" fo:padding="0.028in"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91pt solid #0066cc" style:diagonal-bl-tr="none" style:diagonal-tl-br="none" fo:border-left="none" fo:padding="0.028in"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28in"/>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28in"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1.59pt double #ff9900" style:border-line-width-bottom="0.0043in 0.0138in 0.0043in" style:diagonal-bl-tr="none" style:diagonal-tl-br="none" fo:border-left="none" fo:padding="0.028in"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028in"/>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31pt solid #c0c0c0" fo:padding="0.028in" style:rotation-align="none"/>
    </style:style>
    <style:style style:name="Output" style:family="table-cell" style:parent-style-name="Default">
      <style:table-cell-properties fo:background-color="#c0c0c0" style:diagonal-bl-tr="none" style:diagonal-tl-br="none" fo:border="0.31pt solid #333333" fo:padding="0.028in"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28in"/>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1.59pt double #333399" style:border-line-width-bottom="0.0043in 0.0138in 0.0043in" style:diagonal-bl-tr="none" style:diagonal-tl-br="none" fo:border-left="none" fo:padding="0.028in" fo:border-right="none" style:rotation-align="none" fo:border-top="0.31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28in"/>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 style:display-name="Excel_CondFormat_1_1_1" style:family="table-cell" style:parent-style-name="Default">
      <style:table-cell-properties fo:background-color="#a50604"/>
    </style:style>
    <style:style style:name="Excel_5f_CondFormat_5f_2_5f_1_5f_1" style:display-name="Excel_CondFormat_2_1_1" style:family="table-cell" style:parent-style-name="Default">
      <style:table-cell-properties fo:background-color="#a50604"/>
    </style:style>
    <style:style style:name="Excel_5f_CondFormat_5f_3_5f_1_5f_1" style:display-name="Excel_CondFormat_3_1_1" style:family="table-cell" style:parent-style-name="Default">
      <style:table-cell-properties fo:background-color="#a50604"/>
    </style:style>
    <style:style style:name="Excel_5f_CondFormat_5f_1_5f_2_5f_1" style:display-name="Excel_CondFormat_1_2_1" style:family="table-cell" style:parent-style-name="Default">
      <style:table-cell-properties fo:background-color="#900000"/>
    </style:style>
    <style:style style:name="Excel_5f_CondFormat_5f_2_5f_2_5f_1" style:display-name="Excel_CondFormat_2_2_1" style:family="table-cell" style:parent-style-name="Default">
      <style:table-cell-properties fo:background-color="#900000"/>
    </style:style>
    <style:style style:name="Excel_5f_CondFormat_5f_3_5f_2_5f_1" style:display-name="Excel_CondFormat_3_2_1" style:family="table-cell" style:parent-style-name="Default">
      <style:table-cell-properties fo:background-color="#90000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5in" fo:page-height="11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2">00/00/0000</text:date>, <text:time style:data-style-name="N2" text:time-value="0000-00-00T16:49:34">?</text:time></text:p>
        </style:region-right>
      </style:header>
      <style:header-left style:display="false"/>
      <style:footer>
        <text:p>Page <text:page-number>1</text:page-number> / <text:page-count>99</text:page-count></text:p>
      </style:footer>
      <style:footer-left style:display="false"/>
    </style:master-page>
    <style:master-page style:name="PageStyle_5f_NAMES" style:display-name="PageStyle_NAMES" style:page-layout-name="Mpm3">
      <style:header style:display="false"/>
      <style:header-left style:display="false"/>
      <style:footer style:display="false"/>
      <style:footer-left style:display="false"/>
    </style:master-page>
    <style:master-page style:name="PageStyle_5f_DESCRIPTIONS" style:display-name="PageStyle_DESCRIPTIONS" style:page-layout-name="Mpm3">
      <style:header style:display="false"/>
      <style:header-left style:display="false"/>
      <style:footer style:display="false"/>
      <style:footer-left style:display="false"/>
    </style:master-page>
    <style:master-page style:name="PageStyle_5f_SUGGESTIONS" style:display-name="PageStyle_SUGGESTIONS" style:page-layout-name="Mpm3">
      <style:header style:display="false"/>
      <style:header-left style:display="false"/>
      <style:footer style:display="false"/>
      <style:footer-left style:display="false"/>
    </style:master-page>
    <style:master-page style:name="PageStyle_5f_TOOLPANEL" style:display-name="PageStyle_TOOLPANEL" style:page-layout-name="Mpm4">
      <style:header style:display="false"/>
      <style:header-left style:display="false"/>
      <style:footer style:display="false"/>
      <style:footer-left style:display="false"/>
    </style:master-page>
    <style:master-page style:name="PageStyle_5f_general" style:display-name="PageStyle_general" style:page-layout-name="Mpm3">
      <style:header style:display="false"/>
      <style:header-left style:display="false"/>
      <style:footer style:display="false"/>
      <style:footer-left style:display="false"/>
    </style:master-page>
    <style:master-page style:name="PageStyle_5f_braille" style:display-name="PageStyle_braille" style:page-layout-name="Mpm3">
      <style:header style:display="false"/>
      <style:header-left style:display="false"/>
      <style:footer style:display="false"/>
      <style:footer-left style:display="false"/>
    </style:master-page>
    <style:master-page style:name="PageStyle_5f_tool_20_panel" style:display-name="PageStyle_tool pane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sb</meta:initial-creator>
    <meta:creation-date>1996-10-15T00:33:28</meta:creation-date>
    <dc:date>2012-11-22T16:52:28</dc:date>
    <meta:generator>LibreOffice/3.6$MacOSX_x86 LibreOffice_project/58f22d5-270d05a-e2abed1-ea17a85-9b5702</meta:generator>
    <meta:editing-duration>PT2H37M9S</meta:editing-duration>
    <meta:editing-cycles>14</meta:editing-cycles>
    <meta:document-statistic meta:table-count="3" meta:cell-count="875" meta:object-count="0"/>
  </office:meta>
</office:document-meta>
</file>